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7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hase_data_total" table:style-name="ta1">
        <table:shapes>
          <draw:frame draw:z-index="0" draw:style-name="gr1" draw:text-style-name="P1" svg:width="46.253cm" svg:height="9.005cm" svg:x="3.687cm" svg:y="0cm">
            <draw:object draw:notify-on-update-of-ranges="phase_data_total.A1:phase_data_total.A1 phase_data_total.A2:phase_data_total.A102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 office:value-type="string" calcext:value-type="string">
            <text:p>phase degrees</text:p>
          </table:table-cell>
        </table:table-row>
        <table:table-row table:style-name="ro1">
          <table:table-cell office:value-type="float" office:value="156.068974931931" calcext:value-type="float">
            <text:p>156.068974931931</text:p>
          </table:table-cell>
        </table:table-row>
        <table:table-row table:style-name="ro1">
          <table:table-cell office:value-type="float" office:value="154.964327178255" calcext:value-type="float">
            <text:p>154.964327178255</text:p>
          </table:table-cell>
        </table:table-row>
        <table:table-row table:style-name="ro1">
          <table:table-cell office:value-type="float" office:value="153.989854276632" calcext:value-type="float">
            <text:p>153.989854276632</text:p>
          </table:table-cell>
        </table:table-row>
        <table:table-row table:style-name="ro1">
          <table:table-cell office:value-type="float" office:value="152.327921777241" calcext:value-type="float">
            <text:p>152.327921777241</text:p>
          </table:table-cell>
        </table:table-row>
        <table:table-row table:style-name="ro1">
          <table:table-cell office:value-type="float" office:value="151.364918169881" calcext:value-type="float">
            <text:p>151.364918169881</text:p>
          </table:table-cell>
        </table:table-row>
        <table:table-row table:style-name="ro1">
          <table:table-cell office:value-type="float" office:value="150.642246457209" calcext:value-type="float">
            <text:p>150.642246457209</text:p>
          </table:table-cell>
        </table:table-row>
        <table:table-row table:style-name="ro1">
          <table:table-cell office:value-type="float" office:value="149.630240635518" calcext:value-type="float">
            <text:p>149.630240635518</text:p>
          </table:table-cell>
        </table:table-row>
        <table:table-row table:style-name="ro1">
          <table:table-cell office:value-type="float" office:value="148.659656912854" calcext:value-type="float">
            <text:p>148.659656912854</text:p>
          </table:table-cell>
        </table:table-row>
        <table:table-row table:style-name="ro1">
          <table:table-cell office:value-type="float" office:value="147.862751018958" calcext:value-type="float">
            <text:p>147.862751018958</text:p>
          </table:table-cell>
        </table:table-row>
        <table:table-row table:style-name="ro1">
          <table:table-cell office:value-type="float" office:value="147.433235188096" calcext:value-type="float">
            <text:p>147.433235188096</text:p>
          </table:table-cell>
        </table:table-row>
        <table:table-row table:style-name="ro1">
          <table:table-cell office:value-type="float" office:value="146.397008059737" calcext:value-type="float">
            <text:p>146.397008059737</text:p>
          </table:table-cell>
        </table:table-row>
        <table:table-row table:style-name="ro1">
          <table:table-cell office:value-type="float" office:value="145.085476299962" calcext:value-type="float">
            <text:p>145.085476299962</text:p>
          </table:table-cell>
        </table:table-row>
        <table:table-row table:style-name="ro1">
          <table:table-cell office:value-type="float" office:value="144.134087723962" calcext:value-type="float">
            <text:p>144.134087723962</text:p>
          </table:table-cell>
        </table:table-row>
        <table:table-row table:style-name="ro1">
          <table:table-cell office:value-type="float" office:value="142.565321068432" calcext:value-type="float">
            <text:p>142.565321068432</text:p>
          </table:table-cell>
        </table:table-row>
        <table:table-row table:style-name="ro1">
          <table:table-cell office:value-type="float" office:value="140.799217629098" calcext:value-type="float">
            <text:p>140.799217629098</text:p>
          </table:table-cell>
        </table:table-row>
        <table:table-row table:style-name="ro1">
          <table:table-cell office:value-type="float" office:value="139.261223244499" calcext:value-type="float">
            <text:p>139.261223244499</text:p>
          </table:table-cell>
        </table:table-row>
        <table:table-row table:style-name="ro1">
          <table:table-cell office:value-type="float" office:value="137.683775159469" calcext:value-type="float">
            <text:p>137.683775159469</text:p>
          </table:table-cell>
        </table:table-row>
        <table:table-row table:style-name="ro1">
          <table:table-cell office:value-type="float" office:value="135.674036897985" calcext:value-type="float">
            <text:p>135.674036897985</text:p>
          </table:table-cell>
        </table:table-row>
        <table:table-row table:style-name="ro1">
          <table:table-cell office:value-type="float" office:value="132.96266930318" calcext:value-type="float">
            <text:p>132.96266930318</text:p>
          </table:table-cell>
        </table:table-row>
        <table:table-row table:style-name="ro1">
          <table:table-cell office:value-type="float" office:value="130.426078740099" calcext:value-type="float">
            <text:p>130.426078740099</text:p>
          </table:table-cell>
        </table:table-row>
        <table:table-row table:style-name="ro1">
          <table:table-cell office:value-type="float" office:value="127.903305833425" calcext:value-type="float">
            <text:p>127.903305833425</text:p>
          </table:table-cell>
        </table:table-row>
        <table:table-row table:style-name="ro1">
          <table:table-cell office:value-type="float" office:value="125.311213439633" calcext:value-type="float">
            <text:p>125.311213439633</text:p>
          </table:table-cell>
        </table:table-row>
        <table:table-row table:style-name="ro1">
          <table:table-cell office:value-type="float" office:value="122.421064762507" calcext:value-type="float">
            <text:p>122.421064762507</text:p>
          </table:table-cell>
        </table:table-row>
        <table:table-row table:style-name="ro1">
          <table:table-cell office:value-type="float" office:value="119.948780007409" calcext:value-type="float">
            <text:p>119.948780007409</text:p>
          </table:table-cell>
        </table:table-row>
        <table:table-row table:style-name="ro1">
          <table:table-cell office:value-type="float" office:value="117.450997770932" calcext:value-type="float">
            <text:p>117.450997770932</text:p>
          </table:table-cell>
        </table:table-row>
        <table:table-row table:style-name="ro1">
          <table:table-cell office:value-type="float" office:value="114.936927333912" calcext:value-type="float">
            <text:p>114.936927333912</text:p>
          </table:table-cell>
        </table:table-row>
        <table:table-row table:style-name="ro1">
          <table:table-cell office:value-type="float" office:value="112.234990892489" calcext:value-type="float">
            <text:p>112.234990892489</text:p>
          </table:table-cell>
        </table:table-row>
        <table:table-row table:style-name="ro1">
          <table:table-cell office:value-type="float" office:value="109.811477141547" calcext:value-type="float">
            <text:p>109.811477141547</text:p>
          </table:table-cell>
        </table:table-row>
        <table:table-row table:style-name="ro1">
          <table:table-cell office:value-type="float" office:value="107.79598892393" calcext:value-type="float">
            <text:p>107.79598892393</text:p>
          </table:table-cell>
        </table:table-row>
        <table:table-row table:style-name="ro1">
          <table:table-cell office:value-type="float" office:value="105.759522166893" calcext:value-type="float">
            <text:p>105.759522166893</text:p>
          </table:table-cell>
        </table:table-row>
        <table:table-row table:style-name="ro1">
          <table:table-cell office:value-type="float" office:value="103.70696100408" calcext:value-type="float">
            <text:p>103.70696100408</text:p>
          </table:table-cell>
        </table:table-row>
        <table:table-row table:style-name="ro1">
          <table:table-cell office:value-type="float" office:value="102.380756928807" calcext:value-type="float">
            <text:p>102.380756928807</text:p>
          </table:table-cell>
        </table:table-row>
        <table:table-row table:style-name="ro1">
          <table:table-cell office:value-type="float" office:value="100.911128384283" calcext:value-type="float">
            <text:p>100.911128384283</text:p>
          </table:table-cell>
        </table:table-row>
        <table:table-row table:style-name="ro1">
          <table:table-cell office:value-type="float" office:value="98.901716032892" calcext:value-type="float">
            <text:p>98.901716032892</text:p>
          </table:table-cell>
        </table:table-row>
        <table:table-row table:style-name="ro1">
          <table:table-cell office:value-type="float" office:value="97.9355503700888" calcext:value-type="float">
            <text:p>97.9355503700888</text:p>
          </table:table-cell>
        </table:table-row>
        <table:table-row table:style-name="ro1">
          <table:table-cell office:value-type="float" office:value="97.2969461539752" calcext:value-type="float">
            <text:p>97.2969461539752</text:p>
          </table:table-cell>
        </table:table-row>
        <table:table-row table:style-name="ro1">
          <table:table-cell office:value-type="float" office:value="96.6084643383169" calcext:value-type="float">
            <text:p>96.6084643383169</text:p>
          </table:table-cell>
        </table:table-row>
        <table:table-row table:style-name="ro1">
          <table:table-cell office:value-type="float" office:value="95.1944289077348" calcext:value-type="float">
            <text:p>95.1944289077348</text:p>
          </table:table-cell>
        </table:table-row>
        <table:table-row table:style-name="ro1">
          <table:table-cell office:value-type="float" office:value="94.1596422937127" calcext:value-type="float">
            <text:p>94.1596422937127</text:p>
          </table:table-cell>
        </table:table-row>
        <table:table-row table:style-name="ro1">
          <table:table-cell office:value-type="float" office:value="93.1033593217434" calcext:value-type="float">
            <text:p>93.1033593217434</text:p>
          </table:table-cell>
        </table:table-row>
        <table:table-row table:style-name="ro1">
          <table:table-cell office:value-type="float" office:value="92.0825652797309" calcext:value-type="float">
            <text:p>92.0825652797309</text:p>
          </table:table-cell>
        </table:table-row>
        <table:table-row table:style-name="ro1">
          <table:table-cell office:value-type="float" office:value="90.6986943829835" calcext:value-type="float">
            <text:p>90.6986943829835</text:p>
          </table:table-cell>
        </table:table-row>
        <table:table-row table:style-name="ro1">
          <table:table-cell office:value-type="float" office:value="89.3013056170165" calcext:value-type="float">
            <text:p>89.3013056170165</text:p>
          </table:table-cell>
        </table:table-row>
        <table:table-row table:style-name="ro1">
          <table:table-cell office:value-type="float" office:value="87.5707266765" calcext:value-type="float">
            <text:p>87.5707266765</text:p>
          </table:table-cell>
        </table:table-row>
        <table:table-row table:style-name="ro1">
          <table:table-cell office:value-type="float" office:value="85.495093136393" calcext:value-type="float">
            <text:p>85.495093136393</text:p>
          </table:table-cell>
        </table:table-row>
        <table:table-row table:style-name="ro1">
          <table:table-cell office:value-type="float" office:value="83.3915356616832" calcext:value-type="float">
            <text:p>83.3915356616832</text:p>
          </table:table-cell>
        </table:table-row>
        <table:table-row table:style-name="ro1">
          <table:table-cell office:value-type="float" office:value="80.9371438856571" calcext:value-type="float">
            <text:p>80.9371438856571</text:p>
          </table:table-cell>
        </table:table-row>
        <table:table-row table:style-name="ro1">
          <table:table-cell office:value-type="float" office:value="78.486168815513" calcext:value-type="float">
            <text:p>78.486168815513</text:p>
          </table:table-cell>
        </table:table-row>
        <table:table-row table:style-name="ro1">
          <table:table-cell office:value-type="float" office:value="75.9637565320735" calcext:value-type="float">
            <text:p>75.9637565320735</text:p>
          </table:table-cell>
        </table:table-row>
        <table:table-row table:style-name="ro1">
          <table:table-cell office:value-type="float" office:value="72.8972710309476" calcext:value-type="float">
            <text:p>72.8972710309476</text:p>
          </table:table-cell>
        </table:table-row>
        <table:table-row table:style-name="ro1">
          <table:table-cell office:value-type="float" office:value="69.8967137287847" calcext:value-type="float">
            <text:p>69.8967137287847</text:p>
          </table:table-cell>
        </table:table-row>
        <table:table-row table:style-name="ro1">
          <table:table-cell office:value-type="float" office:value="66.5713071912546" calcext:value-type="float">
            <text:p>66.5713071912546</text:p>
          </table:table-cell>
        </table:table-row>
        <table:table-row table:style-name="ro1">
          <table:table-cell office:value-type="float" office:value="63.5910677267803" calcext:value-type="float">
            <text:p>63.5910677267803</text:p>
          </table:table-cell>
        </table:table-row>
        <table:table-row table:style-name="ro1">
          <table:table-cell office:value-type="float" office:value="60.2985904545894" calcext:value-type="float">
            <text:p>60.2985904545894</text:p>
          </table:table-cell>
        </table:table-row>
        <table:table-row table:style-name="ro1">
          <table:table-cell office:value-type="float" office:value="57.1809160790056" calcext:value-type="float">
            <text:p>57.1809160790056</text:p>
          </table:table-cell>
        </table:table-row>
        <table:table-row table:style-name="ro1">
          <table:table-cell office:value-type="float" office:value="54.3815101607482" calcext:value-type="float">
            <text:p>54.3815101607482</text:p>
          </table:table-cell>
        </table:table-row>
        <table:table-row table:style-name="ro1">
          <table:table-cell office:value-type="float" office:value="51.60994389363" calcext:value-type="float">
            <text:p>51.60994389363</text:p>
          </table:table-cell>
        </table:table-row>
        <table:table-row table:style-name="ro1">
          <table:table-cell office:value-type="float" office:value="49.1375935841441" calcext:value-type="float">
            <text:p>49.1375935841441</text:p>
          </table:table-cell>
        </table:table-row>
        <table:table-row table:style-name="ro1">
          <table:table-cell office:value-type="float" office:value="46.9414863909144" calcext:value-type="float">
            <text:p>46.9414863909144</text:p>
          </table:table-cell>
        </table:table-row>
        <table:table-row table:style-name="ro1">
          <table:table-cell office:value-type="float" office:value="44.7582470907319" calcext:value-type="float">
            <text:p>44.7582470907319</text:p>
          </table:table-cell>
        </table:table-row>
        <table:table-row table:style-name="ro1">
          <table:table-cell office:value-type="float" office:value="43.0748162916768" calcext:value-type="float">
            <text:p>43.0748162916768</text:p>
          </table:table-cell>
        </table:table-row>
        <table:table-row table:style-name="ro1">
          <table:table-cell office:value-type="float" office:value="41.3785152958827" calcext:value-type="float">
            <text:p>41.3785152958827</text:p>
          </table:table-cell>
        </table:table-row>
        <table:table-row table:style-name="ro1">
          <table:table-cell office:value-type="float" office:value="39.7187593715549" calcext:value-type="float">
            <text:p>39.7187593715549</text:p>
          </table:table-cell>
        </table:table-row>
        <table:table-row table:style-name="ro1">
          <table:table-cell office:value-type="float" office:value="38.8170698340517" calcext:value-type="float">
            <text:p>38.8170698340517</text:p>
          </table:table-cell>
        </table:table-row>
        <table:table-row table:style-name="ro1">
          <table:table-cell office:value-type="float" office:value="37.8749836510982" calcext:value-type="float">
            <text:p>37.8749836510982</text:p>
          </table:table-cell>
        </table:table-row>
        <table:table-row table:style-name="ro1">
          <table:table-cell office:value-type="float" office:value="36.4692343900519" calcext:value-type="float">
            <text:p>36.4692343900519</text:p>
          </table:table-cell>
        </table:table-row>
        <table:table-row table:style-name="ro1">
          <table:table-cell office:value-type="float" office:value="35.2657676593456" calcext:value-type="float">
            <text:p>35.2657676593456</text:p>
          </table:table-cell>
        </table:table-row>
        <table:table-row table:style-name="ro1">
          <table:table-cell office:value-type="float" office:value="34.0609088168078" calcext:value-type="float">
            <text:p>34.0609088168078</text:p>
          </table:table-cell>
        </table:table-row>
        <table:table-row table:style-name="ro1">
          <table:table-cell office:value-type="float" office:value="33.5975057656109" calcext:value-type="float">
            <text:p>33.5975057656109</text:p>
          </table:table-cell>
        </table:table-row>
        <table:table-row table:style-name="ro1">
          <table:table-cell office:value-type="float" office:value="32.6752725658626" calcext:value-type="float">
            <text:p>32.6752725658626</text:p>
          </table:table-cell>
        </table:table-row>
        <table:table-row table:style-name="ro1">
          <table:table-cell office:value-type="float" office:value="31.7594800848128" calcext:value-type="float">
            <text:p>31.7594800848128</text:p>
          </table:table-cell>
        </table:table-row>
        <table:table-row table:style-name="ro1">
          <table:table-cell office:value-type="float" office:value="30.5662698895545" calcext:value-type="float">
            <text:p>30.5662698895545</text:p>
          </table:table-cell>
        </table:table-row>
        <table:table-row table:style-name="ro1">
          <table:table-cell office:value-type="float" office:value="29.3757654188132" calcext:value-type="float">
            <text:p>29.3757654188132</text:p>
          </table:table-cell>
        </table:table-row>
        <table:table-row table:style-name="ro1">
          <table:table-cell office:value-type="float" office:value="27.8972710309476" calcext:value-type="float">
            <text:p>27.8972710309476</text:p>
          </table:table-cell>
        </table:table-row>
        <table:table-row table:style-name="ro1">
          <table:table-cell office:value-type="float" office:value="26.1254502417967" calcext:value-type="float">
            <text:p>26.1254502417967</text:p>
          </table:table-cell>
        </table:table-row>
        <table:table-row table:style-name="ro1">
          <table:table-cell office:value-type="float" office:value="24.2277453179542" calcext:value-type="float">
            <text:p>24.2277453179542</text:p>
          </table:table-cell>
        </table:table-row>
        <table:table-row table:style-name="ro1">
          <table:table-cell office:value-type="float" office:value="21.8623624202865" calcext:value-type="float">
            <text:p>21.8623624202865</text:p>
          </table:table-cell>
        </table:table-row>
        <table:table-row table:style-name="ro1">
          <table:table-cell office:value-type="float" office:value="19.3673475477762" calcext:value-type="float">
            <text:p>19.3673475477762</text:p>
          </table:table-cell>
        </table:table-row>
        <table:table-row table:style-name="ro1">
          <table:table-cell office:value-type="float" office:value="17.1985412200659" calcext:value-type="float">
            <text:p>17.1985412200659</text:p>
          </table:table-cell>
        </table:table-row>
        <table:table-row table:style-name="ro1">
          <table:table-cell office:value-type="float" office:value="15.056471427388" calcext:value-type="float">
            <text:p>15.056471427388</text:p>
          </table:table-cell>
        </table:table-row>
        <table:table-row table:style-name="ro1">
          <table:table-cell office:value-type="float" office:value="12.5634693985184" calcext:value-type="float">
            <text:p>12.5634693985184</text:p>
          </table:table-cell>
        </table:table-row>
        <table:table-row table:style-name="ro1">
          <table:table-cell office:value-type="float" office:value="9.56668598971442" calcext:value-type="float">
            <text:p>9.56668598971442</text:p>
          </table:table-cell>
        </table:table-row>
        <table:table-row table:style-name="ro1">
          <table:table-cell office:value-type="float" office:value="6.96825674137854" calcext:value-type="float">
            <text:p>6.96825674137854</text:p>
          </table:table-cell>
        </table:table-row>
        <table:table-row table:style-name="ro1">
          <table:table-cell office:value-type="float" office:value="4.10811217713587" calcext:value-type="float">
            <text:p>4.10811217713587</text:p>
          </table:table-cell>
        </table:table-row>
        <table:table-row table:style-name="ro1">
          <table:table-cell office:value-type="float" office:value="1.58235392261861" calcext:value-type="float">
            <text:p>1.58235392261861</text:p>
          </table:table-cell>
        </table:table-row>
        <table:table-row table:style-name="ro1">
          <table:table-cell office:value-type="float" office:value="-0.944350403579633" calcext:value-type="float">
            <text:p>-0.944350403579633</text:p>
          </table:table-cell>
        </table:table-row>
        <table:table-row table:style-name="ro1">
          <table:table-cell office:value-type="float" office:value="-3.11084065349077" calcext:value-type="float">
            <text:p>-3.11084065349077</text:p>
          </table:table-cell>
        </table:table-row>
        <table:table-row table:style-name="ro1">
          <table:table-cell office:value-type="float" office:value="-4.94301071861353" calcext:value-type="float">
            <text:p>-4.94301071861353</text:p>
          </table:table-cell>
        </table:table-row>
        <table:table-row table:style-name="ro1">
          <table:table-cell office:value-type="float" office:value="-6.81821457165187" calcext:value-type="float">
            <text:p>-6.81821457165187</text:p>
          </table:table-cell>
        </table:table-row>
        <table:table-row table:style-name="ro1">
          <table:table-cell office:value-type="float" office:value="-8.43837797782393" calcext:value-type="float">
            <text:p>-8.43837797782393</text:p>
          </table:table-cell>
        </table:table-row>
        <table:table-row table:style-name="ro1">
          <table:table-cell office:value-type="float" office:value="-9.97205768733109" calcext:value-type="float">
            <text:p>-9.97205768733109</text:p>
          </table:table-cell>
        </table:table-row>
        <table:table-row table:style-name="ro1">
          <table:table-cell office:value-type="float" office:value="-11.5532251922851" calcext:value-type="float">
            <text:p>-11.5532251922851</text:p>
          </table:table-cell>
        </table:table-row>
        <table:table-row table:style-name="ro1">
          <table:table-cell office:value-type="float" office:value="-12.7632134478698" calcext:value-type="float">
            <text:p>-12.7632134478698</text:p>
          </table:table-cell>
        </table:table-row>
        <table:table-row table:style-name="ro1">
          <table:table-cell office:value-type="float" office:value="-13.5909484478413" calcext:value-type="float">
            <text:p>-13.5909484478413</text:p>
          </table:table-cell>
        </table:table-row>
        <table:table-row table:style-name="ro1">
          <table:table-cell office:value-type="float" office:value="-14.2594726482105" calcext:value-type="float">
            <text:p>-14.2594726482105</text:p>
          </table:table-cell>
        </table:table-row>
        <table:table-row table:style-name="ro1">
          <table:table-cell office:value-type="float" office:value="-15.0110775779913" calcext:value-type="float">
            <text:p>-15.0110775779913</text:p>
          </table:table-cell>
        </table:table-row>
        <table:table-row table:style-name="ro1">
          <table:table-cell office:value-type="float" office:value="-15.6899929290839" calcext:value-type="float">
            <text:p>-15.6899929290839</text:p>
          </table:table-cell>
        </table:table-row>
        <table:table-row table:style-name="ro1">
          <table:table-cell office:value-type="float" office:value="-16.6695419144599" calcext:value-type="float">
            <text:p>-16.6695419144599</text:p>
          </table:table-cell>
        </table:table-row>
        <table:table-row table:style-name="ro1">
          <table:table-cell office:value-type="float" office:value="-17.2618203716128" calcext:value-type="float">
            <text:p>-17.2618203716128</text:p>
          </table:table-cell>
        </table:table-row>
        <table:table-row table:style-name="ro1">
          <table:table-cell office:value-type="float" office:value="-18.2394008466512" calcext:value-type="float">
            <text:p>-18.2394008466512</text:p>
          </table:table-cell>
        </table:table-row>
        <table:table-row table:style-name="ro1">
          <table:table-cell office:value-type="float" office:value="-19.115851327941" calcext:value-type="float">
            <text:p>-19.115851327941</text:p>
          </table:table-cell>
        </table:table-row>
        <table:table-row table:style-name="ro1">
          <table:table-cell office:value-type="float" office:value="-20.2701048385937" calcext:value-type="float">
            <text:p>-20.2701048385937</text:p>
          </table:table-cell>
        </table:table-row>
        <table:table-row table:style-name="ro1">
          <table:table-cell office:value-type="float" office:value="-21.3457866490898" calcext:value-type="float">
            <text:p>-21.3457866490898</text:p>
          </table:table-cell>
        </table:table-row>
        <table:table-row table:style-name="ro1">
          <table:table-cell office:value-type="float" office:value="-22.4303798033416" calcext:value-type="float">
            <text:p>-22.4303798033416</text:p>
          </table:table-cell>
        </table:table-row>
        <table:table-row table:style-name="ro1">
          <table:table-cell office:value-type="float" office:value="-23.9310250680688" calcext:value-type="float">
            <text:p>-23.9310250680688</text:p>
          </table:table-cell>
        </table:table-row>
        <table:table-row table:style-name="ro1">
          <table:table-cell office:value-type="float" office:value="-25.5963742621442" calcext:value-type="float">
            <text:p>-25.5963742621442</text:p>
          </table:table-cell>
        </table:table-row>
        <table:table-row table:style-name="ro1">
          <table:table-cell office:value-type="float" office:value="-27.2553283749431" calcext:value-type="float">
            <text:p>-27.2553283749431</text:p>
          </table:table-cell>
        </table:table-row>
        <table:table-row table:style-name="ro1">
          <table:table-cell office:value-type="float" office:value="-29.3241588356983" calcext:value-type="float">
            <text:p>-29.3241588356983</text:p>
          </table:table-cell>
        </table:table-row>
        <table:table-row table:style-name="ro1">
          <table:table-cell office:value-type="float" office:value="-31.7091985887141" calcext:value-type="float">
            <text:p>-31.7091985887141</text:p>
          </table:table-cell>
        </table:table-row>
        <table:table-row table:style-name="ro1">
          <table:table-cell office:value-type="float" office:value="-33.9485429733346" calcext:value-type="float">
            <text:p>-33.9485429733346</text:p>
          </table:table-cell>
        </table:table-row>
        <table:table-row table:style-name="ro1">
          <table:table-cell office:value-type="float" office:value="-36.1193408494798" calcext:value-type="float">
            <text:p>-36.1193408494798</text:p>
          </table:table-cell>
        </table:table-row>
        <table:table-row table:style-name="ro1">
          <table:table-cell office:value-type="float" office:value="-38.758085652585" calcext:value-type="float">
            <text:p>-38.758085652585</text:p>
          </table:table-cell>
        </table:table-row>
        <table:table-row table:style-name="ro1">
          <table:table-cell office:value-type="float" office:value="-41.6335393365702" calcext:value-type="float">
            <text:p>-41.6335393365702</text:p>
          </table:table-cell>
        </table:table-row>
        <table:table-row table:style-name="ro1">
          <table:table-cell office:value-type="float" office:value="-44.3259631020155" calcext:value-type="float">
            <text:p>-44.3259631020155</text:p>
          </table:table-cell>
        </table:table-row>
        <table:table-row table:style-name="ro1">
          <table:table-cell office:value-type="float" office:value="-46.5724304276734" calcext:value-type="float">
            <text:p>-46.5724304276734</text:p>
          </table:table-cell>
        </table:table-row>
        <table:table-row table:style-name="ro1">
          <table:table-cell office:value-type="float" office:value="-48.6044205391757" calcext:value-type="float">
            <text:p>-48.6044205391757</text:p>
          </table:table-cell>
        </table:table-row>
        <table:table-row table:style-name="ro1">
          <table:table-cell office:value-type="float" office:value="-51.1396823999239" calcext:value-type="float">
            <text:p>-51.1396823999239</text:p>
          </table:table-cell>
        </table:table-row>
        <table:table-row table:style-name="ro1">
          <table:table-cell office:value-type="float" office:value="-53.7114375519504" calcext:value-type="float">
            <text:p>-53.7114375519504</text:p>
          </table:table-cell>
        </table:table-row>
        <table:table-row table:style-name="ro1">
          <table:table-cell office:value-type="float" office:value="-56.0409401803237" calcext:value-type="float">
            <text:p>-56.0409401803237</text:p>
          </table:table-cell>
        </table:table-row>
        <table:table-row table:style-name="ro1">
          <table:table-cell office:value-type="float" office:value="-57.925999124706" calcext:value-type="float">
            <text:p>-57.925999124706</text:p>
          </table:table-cell>
        </table:table-row>
        <table:table-row table:style-name="ro1">
          <table:table-cell office:value-type="float" office:value="-59.203937953514" calcext:value-type="float">
            <text:p>-59.203937953514</text:p>
          </table:table-cell>
        </table:table-row>
        <table:table-row table:style-name="ro1">
          <table:table-cell office:value-type="float" office:value="-60.4992753765008" calcext:value-type="float">
            <text:p>-60.4992753765008</text:p>
          </table:table-cell>
        </table:table-row>
        <table:table-row table:style-name="ro1">
          <table:table-cell office:value-type="float" office:value="-61.8110189254262" calcext:value-type="float">
            <text:p>-61.8110189254262</text:p>
          </table:table-cell>
        </table:table-row>
        <table:table-row table:style-name="ro1">
          <table:table-cell office:value-type="float" office:value="-63.434948822922" calcext:value-type="float">
            <text:p>-63.434948822922</text:p>
          </table:table-cell>
        </table:table-row>
        <table:table-row table:style-name="ro1">
          <table:table-cell office:value-type="float" office:value="-64.6070774438571" calcext:value-type="float">
            <text:p>-64.6070774438571</text:p>
          </table:table-cell>
        </table:table-row>
        <table:table-row table:style-name="ro1">
          <table:table-cell office:value-type="float" office:value="-65.2018675465623" calcext:value-type="float">
            <text:p>-65.2018675465623</text:p>
          </table:table-cell>
        </table:table-row>
        <table:table-row table:style-name="ro1">
          <table:table-cell office:value-type="float" office:value="-65.8024182904796" calcext:value-type="float">
            <text:p>-65.8024182904796</text:p>
          </table:table-cell>
        </table:table-row>
        <table:table-row table:style-name="ro1">
          <table:table-cell office:value-type="float" office:value="-66.5409759185384" calcext:value-type="float">
            <text:p>-66.5409759185384</text:p>
          </table:table-cell>
        </table:table-row>
        <table:table-row table:style-name="ro1">
          <table:table-cell office:value-type="float" office:value="-67.5838525206564" calcext:value-type="float">
            <text:p>-67.5838525206564</text:p>
          </table:table-cell>
        </table:table-row>
        <table:table-row table:style-name="ro1">
          <table:table-cell office:value-type="float" office:value="-68.8186504997338" calcext:value-type="float">
            <text:p>-68.8186504997338</text:p>
          </table:table-cell>
        </table:table-row>
        <table:table-row table:style-name="ro1">
          <table:table-cell office:value-type="float" office:value="-69.7585475257067" calcext:value-type="float">
            <text:p>-69.7585475257067</text:p>
          </table:table-cell>
        </table:table-row>
        <table:table-row table:style-name="ro1">
          <table:table-cell office:value-type="float" office:value="-70.8209919741893" calcext:value-type="float">
            <text:p>-70.8209919741893</text:p>
          </table:table-cell>
        </table:table-row>
        <table:table-row table:style-name="ro1">
          <table:table-cell office:value-type="float" office:value="-72.3063600065283" calcext:value-type="float">
            <text:p>-72.3063600065283</text:p>
          </table:table-cell>
        </table:table-row>
        <table:table-row table:style-name="ro1">
          <table:table-cell office:value-type="float" office:value="-73.6861475737395" calcext:value-type="float">
            <text:p>-73.6861475737395</text:p>
          </table:table-cell>
        </table:table-row>
        <table:table-row table:style-name="ro1">
          <table:table-cell office:value-type="float" office:value="-75.7189042640292" calcext:value-type="float">
            <text:p>-75.7189042640292</text:p>
          </table:table-cell>
        </table:table-row>
        <table:table-row table:style-name="ro1">
          <table:table-cell office:value-type="float" office:value="-78.0939479780548" calcext:value-type="float">
            <text:p>-78.0939479780548</text:p>
          </table:table-cell>
        </table:table-row>
        <table:table-row table:style-name="ro1">
          <table:table-cell office:value-type="float" office:value="-80.0905003001236" calcext:value-type="float">
            <text:p>-80.0905003001236</text:p>
          </table:table-cell>
        </table:table-row>
        <table:table-row table:style-name="ro1">
          <table:table-cell office:value-type="float" office:value="-82.7900381543842" calcext:value-type="float">
            <text:p>-82.7900381543842</text:p>
          </table:table-cell>
        </table:table-row>
        <table:table-row table:style-name="ro1">
          <table:table-cell office:value-type="float" office:value="-85.9143832200251" calcext:value-type="float">
            <text:p>-85.9143832200251</text:p>
          </table:table-cell>
        </table:table-row>
        <table:table-row table:style-name="ro1">
          <table:table-cell office:value-type="float" office:value="-88.6360724683971" calcext:value-type="float">
            <text:p>-88.6360724683971</text:p>
          </table:table-cell>
        </table:table-row>
        <table:table-row table:style-name="ro1">
          <table:table-cell office:value-type="float" office:value="-91.035353186545" calcext:value-type="float">
            <text:p>-91.035353186545</text:p>
          </table:table-cell>
        </table:table-row>
        <table:table-row table:style-name="ro1">
          <table:table-cell office:value-type="float" office:value="-93.8140748342904" calcext:value-type="float">
            <text:p>-93.8140748342904</text:p>
          </table:table-cell>
        </table:table-row>
        <table:table-row table:style-name="ro1">
          <table:table-cell office:value-type="float" office:value="-96.9529574681739" calcext:value-type="float">
            <text:p>-96.9529574681739</text:p>
          </table:table-cell>
        </table:table-row>
        <table:table-row table:style-name="ro1">
          <table:table-cell office:value-type="float" office:value="-100.428528477438" calcext:value-type="float">
            <text:p>-100.428528477438</text:p>
          </table:table-cell>
        </table:table-row>
        <table:table-row table:style-name="ro1">
          <table:table-cell office:value-type="float" office:value="-103.781597235654" calcext:value-type="float">
            <text:p>-103.781597235654</text:p>
          </table:table-cell>
        </table:table-row>
        <table:table-row table:style-name="ro1">
          <table:table-cell office:value-type="float" office:value="-107.102728969052" calcext:value-type="float">
            <text:p>-107.102728969052</text:p>
          </table:table-cell>
        </table:table-row>
        <table:table-row table:style-name="ro1">
          <table:table-cell office:value-type="float" office:value="-109.9831065219" calcext:value-type="float">
            <text:p>-109.9831065219</text:p>
          </table:table-cell>
        </table:table-row>
        <table:table-row table:style-name="ro1">
          <table:table-cell office:value-type="float" office:value="-112.51272009021" calcext:value-type="float">
            <text:p>-112.51272009021</text:p>
          </table:table-cell>
        </table:table-row>
        <table:table-row table:style-name="ro1">
          <table:table-cell office:value-type="float" office:value="-114.848252965788" calcext:value-type="float">
            <text:p>-114.848252965788</text:p>
          </table:table-cell>
        </table:table-row>
        <table:table-row table:style-name="ro1">
          <table:table-cell office:value-type="float" office:value="-117.189503612078" calcext:value-type="float">
            <text:p>-117.189503612078</text:p>
          </table:table-cell>
        </table:table-row>
        <table:table-row table:style-name="ro1">
          <table:table-cell office:value-type="float" office:value="-119.054604099077" calcext:value-type="float">
            <text:p>-119.054604099077</text:p>
          </table:table-cell>
        </table:table-row>
        <table:table-row table:style-name="ro1">
          <table:table-cell office:value-type="float" office:value="-121.200514603981" calcext:value-type="float">
            <text:p>-121.200514603981</text:p>
          </table:table-cell>
        </table:table-row>
        <table:table-row table:style-name="ro1">
          <table:table-cell office:value-type="float" office:value="-122.922330837636" calcext:value-type="float">
            <text:p>-122.922330837636</text:p>
          </table:table-cell>
        </table:table-row>
        <table:table-row table:style-name="ro1">
          <table:table-cell office:value-type="float" office:value="-123.882657656153" calcext:value-type="float">
            <text:p>-123.882657656153</text:p>
          </table:table-cell>
        </table:table-row>
        <table:table-row table:style-name="ro1">
          <table:table-cell office:value-type="float" office:value="-124.651315912005" calcext:value-type="float">
            <text:p>-124.651315912005</text:p>
          </table:table-cell>
        </table:table-row>
        <table:table-row table:style-name="ro1">
          <table:table-cell office:value-type="float" office:value="-125.417055276467" calcext:value-type="float">
            <text:p>-125.417055276467</text:p>
          </table:table-cell>
        </table:table-row>
        <table:table-row table:style-name="ro1">
          <table:table-cell office:value-type="float" office:value="-126.662555561153" calcext:value-type="float">
            <text:p>-126.662555561153</text:p>
          </table:table-cell>
        </table:table-row>
        <table:table-row table:style-name="ro1">
          <table:table-cell office:value-type="float" office:value="-127.631948928378" calcext:value-type="float">
            <text:p>-127.631948928378</text:p>
          </table:table-cell>
        </table:table-row>
        <table:table-row table:style-name="ro1">
          <table:table-cell office:value-type="float" office:value="-128.65980825409" calcext:value-type="float">
            <text:p>-128.65980825409</text:p>
          </table:table-cell>
        </table:table-row>
        <table:table-row table:style-name="ro1">
          <table:table-cell office:value-type="float" office:value="-129.893515427672" calcext:value-type="float">
            <text:p>-129.893515427672</text:p>
          </table:table-cell>
        </table:table-row>
        <table:table-row table:style-name="ro1">
          <table:table-cell office:value-type="float" office:value="-131.121475497152" calcext:value-type="float">
            <text:p>-131.121475497152</text:p>
          </table:table-cell>
        </table:table-row>
        <table:table-row table:style-name="ro1">
          <table:table-cell office:value-type="float" office:value="-132.089162173832" calcext:value-type="float">
            <text:p>-132.089162173832</text:p>
          </table:table-cell>
        </table:table-row>
        <table:table-row table:style-name="ro1">
          <table:table-cell office:value-type="float" office:value="-133.058513609086" calcext:value-type="float">
            <text:p>-133.058513609086</text:p>
          </table:table-cell>
        </table:table-row>
        <table:table-row table:style-name="ro1">
          <table:table-cell office:value-type="float" office:value="-134.758247090732" calcext:value-type="float">
            <text:p>-134.758247090732</text:p>
          </table:table-cell>
        </table:table-row>
        <table:table-row table:style-name="ro1">
          <table:table-cell office:value-type="float" office:value="-137.17474411461" calcext:value-type="float">
            <text:p>-137.17474411461</text:p>
          </table:table-cell>
        </table:table-row>
        <table:table-row table:style-name="ro1">
          <table:table-cell office:value-type="float" office:value="-139.803485759069" calcext:value-type="float">
            <text:p>-139.803485759069</text:p>
          </table:table-cell>
        </table:table-row>
        <table:table-row table:style-name="ro1">
          <table:table-cell office:value-type="float" office:value="-141.654425046007" calcext:value-type="float">
            <text:p>-141.654425046007</text:p>
          </table:table-cell>
        </table:table-row>
        <table:table-row table:style-name="ro1">
          <table:table-cell office:value-type="float" office:value="-143.530765609948" calcext:value-type="float">
            <text:p>-143.530765609948</text:p>
          </table:table-cell>
        </table:table-row>
        <table:table-row table:style-name="ro1">
          <table:table-cell office:value-type="float" office:value="-145.939091183192" calcext:value-type="float">
            <text:p>-145.939091183192</text:p>
          </table:table-cell>
        </table:table-row>
        <table:table-row table:style-name="ro1">
          <table:table-cell office:value-type="float" office:value="-148.979345989596" calcext:value-type="float">
            <text:p>-148.979345989596</text:p>
          </table:table-cell>
        </table:table-row>
        <table:table-row table:style-name="ro1">
          <table:table-cell office:value-type="float" office:value="-152.102728969052" calcext:value-type="float">
            <text:p>-152.102728969052</text:p>
          </table:table-cell>
        </table:table-row>
        <table:table-row table:style-name="ro1">
          <table:table-cell office:value-type="float" office:value="-154.903749537308" calcext:value-type="float">
            <text:p>-154.903749537308</text:p>
          </table:table-cell>
        </table:table-row>
        <table:table-row table:style-name="ro1">
          <table:table-cell office:value-type="float" office:value="-157.833654177918" calcext:value-type="float">
            <text:p>-157.833654177918</text:p>
          </table:table-cell>
        </table:table-row>
        <table:table-row table:style-name="ro1">
          <table:table-cell office:value-type="float" office:value="-160.433683746396" calcext:value-type="float">
            <text:p>-160.433683746396</text:p>
          </table:table-cell>
        </table:table-row>
        <table:table-row table:style-name="ro1">
          <table:table-cell office:value-type="float" office:value="-162.684364489996" calcext:value-type="float">
            <text:p>-162.684364489996</text:p>
          </table:table-cell>
        </table:table-row>
        <table:table-row table:style-name="ro1">
          <table:table-cell office:value-type="float" office:value="-164.800943685619" calcext:value-type="float">
            <text:p>-164.800943685619</text:p>
          </table:table-cell>
        </table:table-row>
        <table:table-row table:style-name="ro1">
          <table:table-cell office:value-type="float" office:value="-167.436530601482" calcext:value-type="float">
            <text:p>-167.436530601482</text:p>
          </table:table-cell>
        </table:table-row>
        <table:table-row table:style-name="ro1">
          <table:table-cell office:value-type="float" office:value="-169.695153531234" calcext:value-type="float">
            <text:p>-169.695153531234</text:p>
          </table:table-cell>
        </table:table-row>
        <table:table-row table:style-name="ro1">
          <table:table-cell office:value-type="float" office:value="-171.689722832476" calcext:value-type="float">
            <text:p>-171.689722832476</text:p>
          </table:table-cell>
        </table:table-row>
        <table:table-row table:style-name="ro1">
          <table:table-cell office:value-type="float" office:value="-173.65980825409" calcext:value-type="float">
            <text:p>-173.65980825409</text:p>
          </table:table-cell>
        </table:table-row>
        <table:table-row table:style-name="ro1">
          <table:table-cell office:value-type="float" office:value="-175.236358309274" calcext:value-type="float">
            <text:p>-175.236358309274</text:p>
          </table:table-cell>
        </table:table-row>
        <table:table-row table:style-name="ro1">
          <table:table-cell office:value-type="float" office:value="-176.522213480202" calcext:value-type="float">
            <text:p>-176.522213480202</text:p>
          </table:table-cell>
        </table:table-row>
        <table:table-row table:style-name="ro1">
          <table:table-cell office:value-type="float" office:value="-177.496860220415" calcext:value-type="float">
            <text:p>-177.496860220415</text:p>
          </table:table-cell>
        </table:table-row>
        <table:table-row table:style-name="ro1">
          <table:table-cell office:value-type="float" office:value="-178.747832624796" calcext:value-type="float">
            <text:p>-178.747832624796</text:p>
          </table:table-cell>
        </table:table-row>
        <table:table-row table:style-name="ro1">
          <table:table-cell office:value-type="float" office:value="-179.686911424979" calcext:value-type="float">
            <text:p>-179.686911424979</text:p>
          </table:table-cell>
        </table:table-row>
        <table:table-row table:style-name="ro1">
          <table:table-cell office:value-type="float" office:value="179.686911424979" calcext:value-type="float">
            <text:p>179.686911424979</text:p>
          </table:table-cell>
        </table:table-row>
        <table:table-row table:style-name="ro1">
          <table:table-cell office:value-type="float" office:value="179.060809054264" calcext:value-type="float">
            <text:p>179.060809054264</text:p>
          </table:table-cell>
        </table:table-row>
        <table:table-row table:style-name="ro1">
          <table:table-cell office:value-type="float" office:value="178.122122552715" calcext:value-type="float">
            <text:p>178.122122552715</text:p>
          </table:table-cell>
        </table:table-row>
        <table:table-row table:style-name="ro1">
          <table:table-cell office:value-type="float" office:value="176.872193878714" calcext:value-type="float">
            <text:p>176.872193878714</text:p>
          </table:table-cell>
        </table:table-row>
        <table:table-row table:style-name="ro1">
          <table:table-cell office:value-type="float" office:value="176.248270929474" calcext:value-type="float">
            <text:p>176.248270929474</text:p>
          </table:table-cell>
        </table:table-row>
        <table:table-row table:style-name="ro1">
          <table:table-cell office:value-type="float" office:value="175.936634007067" calcext:value-type="float">
            <text:p>175.936634007067</text:p>
          </table:table-cell>
        </table:table-row>
        <table:table-row table:style-name="ro1">
          <table:table-cell office:value-type="float" office:value="175.003239335429" calcext:value-type="float">
            <text:p>175.003239335429</text:p>
          </table:table-cell>
        </table:table-row>
        <table:table-row table:style-name="ro1">
          <table:table-cell office:value-type="float" office:value="173.107576877515" calcext:value-type="float">
            <text:p>173.107576877515</text:p>
          </table:table-cell>
        </table:table-row>
        <table:table-row table:style-name="ro1">
          <table:table-cell office:value-type="float" office:value="171.300897915374" calcext:value-type="float">
            <text:p>171.300897915374</text:p>
          </table:table-cell>
        </table:table-row>
        <table:table-row table:style-name="ro1">
          <table:table-cell office:value-type="float" office:value="170.081349373939" calcext:value-type="float">
            <text:p>170.081349373939</text:p>
          </table:table-cell>
        </table:table-row>
        <table:table-row table:style-name="ro1">
          <table:table-cell office:value-type="float" office:value="168.143252722605" calcext:value-type="float">
            <text:p>168.143252722605</text:p>
          </table:table-cell>
        </table:table-row>
        <table:table-row table:style-name="ro1">
          <table:table-cell office:value-type="float" office:value="166.189922908101" calcext:value-type="float">
            <text:p>166.189922908101</text:p>
          </table:table-cell>
        </table:table-row>
        <table:table-row table:style-name="ro1">
          <table:table-cell office:value-type="float" office:value="164.310007070916" calcext:value-type="float">
            <text:p>164.310007070916</text:p>
          </table:table-cell>
        </table:table-row>
        <table:table-row table:style-name="ro1">
          <table:table-cell office:value-type="float" office:value="162.443452564947" calcext:value-type="float">
            <text:p>162.443452564947</text:p>
          </table:table-cell>
        </table:table-row>
        <table:table-row table:style-name="ro1">
          <table:table-cell office:value-type="float" office:value="160.201123645475" calcext:value-type="float">
            <text:p>160.201123645475</text:p>
          </table:table-cell>
        </table:table-row>
        <table:table-row table:style-name="ro1">
          <table:table-cell office:value-type="float" office:value="157.854819961777" calcext:value-type="float">
            <text:p>157.854819961777</text:p>
          </table:table-cell>
        </table:table-row>
        <table:table-row table:style-name="ro1">
          <table:table-cell office:value-type="float" office:value="154.815302896366" calcext:value-type="float">
            <text:p>154.815302896366</text:p>
          </table:table-cell>
        </table:table-row>
        <table:table-row table:style-name="ro1">
          <table:table-cell office:value-type="float" office:value="152.327921777241" calcext:value-type="float">
            <text:p>152.327921777241</text:p>
          </table:table-cell>
        </table:table-row>
        <table:table-row table:style-name="ro1">
          <table:table-cell office:value-type="float" office:value="149.832704389616" calcext:value-type="float">
            <text:p>149.832704389616</text:p>
          </table:table-cell>
        </table:table-row>
        <table:table-row table:style-name="ro1">
          <table:table-cell office:value-type="float" office:value="147.600159826081" calcext:value-type="float">
            <text:p>147.600159826081</text:p>
          </table:table-cell>
        </table:table-row>
        <table:table-row table:style-name="ro1">
          <table:table-cell office:value-type="float" office:value="145.443194063497" calcext:value-type="float">
            <text:p>145.443194063497</text:p>
          </table:table-cell>
        </table:table-row>
        <table:table-row table:style-name="ro1">
          <table:table-cell office:value-type="float" office:value="143.255888715217" calcext:value-type="float">
            <text:p>143.255888715217</text:p>
          </table:table-cell>
        </table:table-row>
        <table:table-row table:style-name="ro1">
          <table:table-cell office:value-type="float" office:value="140.844565877387" calcext:value-type="float">
            <text:p>140.844565877387</text:p>
          </table:table-cell>
        </table:table-row>
        <table:table-row table:style-name="ro1">
          <table:table-cell office:value-type="float" office:value="138.81407483429" calcext:value-type="float">
            <text:p>138.81407483429</text:p>
          </table:table-cell>
        </table:table-row>
        <table:table-row table:style-name="ro1">
          <table:table-cell office:value-type="float" office:value="137.236979063438" calcext:value-type="float">
            <text:p>137.236979063438</text:p>
          </table:table-cell>
        </table:table-row>
        <table:table-row table:style-name="ro1">
          <table:table-cell office:value-type="float" office:value="135.674036897985" calcext:value-type="float">
            <text:p>135.674036897985</text:p>
          </table:table-cell>
        </table:table-row>
        <table:table-row table:style-name="ro1">
          <table:table-cell office:value-type="float" office:value="134.090619550801" calcext:value-type="float">
            <text:p>134.090619550801</text:p>
          </table:table-cell>
        </table:table-row>
        <table:table-row table:style-name="ro1">
          <table:table-cell office:value-type="float" office:value="132.946449436489" calcext:value-type="float">
            <text:p>132.946449436489</text:p>
          </table:table-cell>
        </table:table-row>
        <table:table-row table:style-name="ro1">
          <table:table-cell office:value-type="float" office:value="132.03513869084" calcext:value-type="float">
            <text:p>132.03513869084</text:p>
          </table:table-cell>
        </table:table-row>
        <table:table-row table:style-name="ro1">
          <table:table-cell office:value-type="float" office:value="131.125326796435" calcext:value-type="float">
            <text:p>131.125326796435</text:p>
          </table:table-cell>
        </table:table-row>
        <table:table-row table:style-name="ro1">
          <table:table-cell office:value-type="float" office:value="130.217467515526" calcext:value-type="float">
            <text:p>130.217467515526</text:p>
          </table:table-cell>
        </table:table-row>
        <table:table-row table:style-name="ro1">
          <table:table-cell office:value-type="float" office:value="129.516409555536" calcext:value-type="float">
            <text:p>129.516409555536</text:p>
          </table:table-cell>
        </table:table-row>
        <table:table-row table:style-name="ro1">
          <table:table-cell office:value-type="float" office:value="128.409391231851" calcext:value-type="float">
            <text:p>128.409391231851</text:p>
          </table:table-cell>
        </table:table-row>
        <table:table-row table:style-name="ro1">
          <table:table-cell office:value-type="float" office:value="127.705803691459" calcext:value-type="float">
            <text:p>127.705803691459</text:p>
          </table:table-cell>
        </table:table-row>
        <table:table-row table:style-name="ro1">
          <table:table-cell office:value-type="float" office:value="126.674349669573" calcext:value-type="float">
            <text:p>126.674349669573</text:p>
          </table:table-cell>
        </table:table-row>
        <table:table-row table:style-name="ro1">
          <table:table-cell office:value-type="float" office:value="125.955333465589" calcext:value-type="float">
            <text:p>125.955333465589</text:p>
          </table:table-cell>
        </table:table-row>
        <table:table-row table:style-name="ro1">
          <table:table-cell office:value-type="float" office:value="125.045393056444" calcext:value-type="float">
            <text:p>125.045393056444</text:p>
          </table:table-cell>
        </table:table-row>
        <table:table-row table:style-name="ro1">
          <table:table-cell office:value-type="float" office:value="123.870810710389" calcext:value-type="float">
            <text:p>123.870810710389</text:p>
          </table:table-cell>
        </table:table-row>
        <table:table-row table:style-name="ro1">
          <table:table-cell office:value-type="float" office:value="122.31961650818" calcext:value-type="float">
            <text:p>122.31961650818</text:p>
          </table:table-cell>
        </table:table-row>
        <table:table-row table:style-name="ro1">
          <table:table-cell office:value-type="float" office:value="120.398727714166" calcext:value-type="float">
            <text:p>120.398727714166</text:p>
          </table:table-cell>
        </table:table-row>
        <table:table-row table:style-name="ro1">
          <table:table-cell office:value-type="float" office:value="118.479107810996" calcext:value-type="float">
            <text:p>118.479107810996</text:p>
          </table:table-cell>
        </table:table-row>
        <table:table-row table:style-name="ro1">
          <table:table-cell office:value-type="float" office:value="116.270473929411" calcext:value-type="float">
            <text:p>116.270473929411</text:p>
          </table:table-cell>
        </table:table-row>
        <table:table-row table:style-name="ro1">
          <table:table-cell office:value-type="float" office:value="113.591320094598" calcext:value-type="float">
            <text:p>113.591320094598</text:p>
          </table:table-cell>
        </table:table-row>
        <table:table-row table:style-name="ro1">
          <table:table-cell office:value-type="float" office:value="110.9892009361" calcext:value-type="float">
            <text:p>110.9892009361</text:p>
          </table:table-cell>
        </table:table-row>
        <table:table-row table:style-name="ro1">
          <table:table-cell office:value-type="float" office:value="108.541644750824" calcext:value-type="float">
            <text:p>108.541644750824</text:p>
          </table:table-cell>
        </table:table-row>
        <table:table-row table:style-name="ro1">
          <table:table-cell office:value-type="float" office:value="105.759522166893" calcext:value-type="float">
            <text:p>105.759522166893</text:p>
          </table:table-cell>
        </table:table-row>
        <table:table-row table:style-name="ro1">
          <table:table-cell office:value-type="float" office:value="102.713632163273" calcext:value-type="float">
            <text:p>102.713632163273</text:p>
          </table:table-cell>
        </table:table-row>
        <table:table-row table:style-name="ro1">
          <table:table-cell office:value-type="float" office:value="99.9683561704738" calcext:value-type="float">
            <text:p>99.9683561704738</text:p>
          </table:table-cell>
        </table:table-row>
        <table:table-row table:style-name="ro1">
          <table:table-cell office:value-type="float" office:value="97.2099618456159" calcext:value-type="float">
            <text:p>97.2099618456159</text:p>
          </table:table-cell>
        </table:table-row>
        <table:table-row table:style-name="ro1">
          <table:table-cell office:value-type="float" office:value="94.504906863607" calcext:value-type="float">
            <text:p>94.504906863607</text:p>
          </table:table-cell>
        </table:table-row>
        <table:table-row table:style-name="ro1">
          <table:table-cell office:value-type="float" office:value="91.3887165895513" calcext:value-type="float">
            <text:p>91.3887165895513</text:p>
          </table:table-cell>
        </table:table-row>
        <table:table-row table:style-name="ro1">
          <table:table-cell office:value-type="float" office:value="88.2747451245274" calcext:value-type="float">
            <text:p>88.2747451245274</text:p>
          </table:table-cell>
        </table:table-row>
        <table:table-row table:style-name="ro1">
          <table:table-cell office:value-type="float" office:value="85.8403577062874" calcext:value-type="float">
            <text:p>85.8403577062874</text:p>
          </table:table-cell>
        </table:table-row>
        <table:table-row table:style-name="ro1">
          <table:table-cell office:value-type="float" office:value="83.3513548167311" calcext:value-type="float">
            <text:p>83.3513548167311</text:p>
          </table:table-cell>
        </table:table-row>
        <table:table-row table:style-name="ro1">
          <table:table-cell office:value-type="float" office:value="80.8821372462042" calcext:value-type="float">
            <text:p>80.8821372462042</text:p>
          </table:table-cell>
        </table:table-row>
        <table:table-row table:style-name="ro1">
          <table:table-cell office:value-type="float" office:value="79.1669536080293" calcext:value-type="float">
            <text:p>79.1669536080293</text:p>
          </table:table-cell>
        </table:table-row>
        <table:table-row table:style-name="ro1">
          <table:table-cell office:value-type="float" office:value="77.3958527162382" calcext:value-type="float">
            <text:p>77.3958527162382</text:p>
          </table:table-cell>
        </table:table-row>
        <table:table-row table:style-name="ro1">
          <table:table-cell office:value-type="float" office:value="75.8789995236124" calcext:value-type="float">
            <text:p>75.8789995236124</text:p>
          </table:table-cell>
        </table:table-row>
        <table:table-row table:style-name="ro1">
          <table:table-cell office:value-type="float" office:value="74.4384896746715" calcext:value-type="float">
            <text:p>74.4384896746715</text:p>
          </table:table-cell>
        </table:table-row>
        <table:table-row table:style-name="ro1">
          <table:table-cell office:value-type="float" office:value="73.7676493388438" calcext:value-type="float">
            <text:p>73.7676493388438</text:p>
          </table:table-cell>
        </table:table-row>
        <table:table-row table:style-name="ro1">
          <table:table-cell office:value-type="float" office:value="72.6667572922844" calcext:value-type="float">
            <text:p>72.6667572922844</text:p>
          </table:table-cell>
        </table:table-row>
        <table:table-row table:style-name="ro1">
          <table:table-cell office:value-type="float" office:value="71.565051177078" calcext:value-type="float">
            <text:p>71.565051177078</text:p>
          </table:table-cell>
        </table:table-row>
        <table:table-row table:style-name="ro1">
          <table:table-cell office:value-type="float" office:value="70.7923225847816" calcext:value-type="float">
            <text:p>70.7923225847816</text:p>
          </table:table-cell>
        </table:table-row>
        <table:table-row table:style-name="ro1">
          <table:table-cell office:value-type="float" office:value="70.3461759419467" calcext:value-type="float">
            <text:p>70.3461759419467</text:p>
          </table:table-cell>
        </table:table-row>
        <table:table-row table:style-name="ro1">
          <table:table-cell office:value-type="float" office:value="68.9123175517509" calcext:value-type="float">
            <text:p>68.9123175517509</text:p>
          </table:table-cell>
        </table:table-row>
        <table:table-row table:style-name="ro1">
          <table:table-cell office:value-type="float" office:value="67.8097111038775" calcext:value-type="float">
            <text:p>67.8097111038775</text:p>
          </table:table-cell>
        </table:table-row>
        <table:table-row table:style-name="ro1">
          <table:table-cell office:value-type="float" office:value="66.7098827598713" calcext:value-type="float">
            <text:p>66.7098827598713</text:p>
          </table:table-cell>
        </table:table-row>
        <table:table-row table:style-name="ro1">
          <table:table-cell office:value-type="float" office:value="65.7882456890303" calcext:value-type="float">
            <text:p>65.7882456890303</text:p>
          </table:table-cell>
        </table:table-row>
        <table:table-row table:style-name="ro1">
          <table:table-cell office:value-type="float" office:value="63.9045758426117" calcext:value-type="float">
            <text:p>63.9045758426117</text:p>
          </table:table-cell>
        </table:table-row>
        <table:table-row table:style-name="ro1">
          <table:table-cell office:value-type="float" office:value="61.4172328304348" calcext:value-type="float">
            <text:p>61.4172328304348</text:p>
          </table:table-cell>
        </table:table-row>
        <table:table-row table:style-name="ro1">
          <table:table-cell office:value-type="float" office:value="59.0956173114539" calcext:value-type="float">
            <text:p>59.0956173114539</text:p>
          </table:table-cell>
        </table:table-row>
        <table:table-row table:style-name="ro1">
          <table:table-cell office:value-type="float" office:value="57.0776691623642" calcext:value-type="float">
            <text:p>57.0776691623642</text:p>
          </table:table-cell>
        </table:table-row>
        <table:table-row table:style-name="ro1">
          <table:table-cell office:value-type="float" office:value="54.5829447235326" calcext:value-type="float">
            <text:p>54.5829447235326</text:p>
          </table:table-cell>
        </table:table-row>
        <table:table-row table:style-name="ro1">
          <table:table-cell office:value-type="float" office:value="51.8234623990335" calcext:value-type="float">
            <text:p>51.8234623990335</text:p>
          </table:table-cell>
        </table:table-row>
        <table:table-row table:style-name="ro1">
          <table:table-cell office:value-type="float" office:value="48.9115718125287" calcext:value-type="float">
            <text:p>48.9115718125287</text:p>
          </table:table-cell>
        </table:table-row>
        <table:table-row table:style-name="ro1">
          <table:table-cell office:value-type="float" office:value="45.9793196543395" calcext:value-type="float">
            <text:p>45.9793196543395</text:p>
          </table:table-cell>
        </table:table-row>
        <table:table-row table:style-name="ro1">
          <table:table-cell office:value-type="float" office:value="42.8067654236245" calcext:value-type="float">
            <text:p>42.8067654236245</text:p>
          </table:table-cell>
        </table:table-row>
        <table:table-row table:style-name="ro1">
          <table:table-cell office:value-type="float" office:value="39.9363831469699" calcext:value-type="float">
            <text:p>39.9363831469699</text:p>
          </table:table-cell>
        </table:table-row>
        <table:table-row table:style-name="ro1">
          <table:table-cell office:value-type="float" office:value="37.1385745956389" calcext:value-type="float">
            <text:p>37.1385745956389</text:p>
          </table:table-cell>
        </table:table-row>
        <table:table-row table:style-name="ro1">
          <table:table-cell office:value-type="float" office:value="34.1498953702026" calcext:value-type="float">
            <text:p>34.1498953702026</text:p>
          </table:table-cell>
        </table:table-row>
        <table:table-row table:style-name="ro1">
          <table:table-cell office:value-type="float" office:value="31.5858975038667" calcext:value-type="float">
            <text:p>31.5858975038667</text:p>
          </table:table-cell>
        </table:table-row>
        <table:table-row table:style-name="ro1">
          <table:table-cell office:value-type="float" office:value="28.7676493388438" calcext:value-type="float">
            <text:p>28.7676493388438</text:p>
          </table:table-cell>
        </table:table-row>
        <table:table-row table:style-name="ro1">
          <table:table-cell office:value-type="float" office:value="26.2704739294106" calcext:value-type="float">
            <text:p>26.2704739294106</text:p>
          </table:table-cell>
        </table:table-row>
        <table:table-row table:style-name="ro1">
          <table:table-cell office:value-type="float" office:value="24.3624530153122" calcext:value-type="float">
            <text:p>24.3624530153122</text:p>
          </table:table-cell>
        </table:table-row>
        <table:table-row table:style-name="ro1">
          <table:table-cell office:value-type="float" office:value="22.5945911166347" calcext:value-type="float">
            <text:p>22.5945911166347</text:p>
          </table:table-cell>
        </table:table-row>
        <table:table-row table:style-name="ro1">
          <table:table-cell office:value-type="float" office:value="21.0140963232054" calcext:value-type="float">
            <text:p>21.0140963232054</text:p>
          </table:table-cell>
        </table:table-row>
        <table:table-row table:style-name="ro1">
          <table:table-cell office:value-type="float" office:value="19.4579790115899" calcext:value-type="float">
            <text:p>19.4579790115899</text:p>
          </table:table-cell>
        </table:table-row>
        <table:table-row table:style-name="ro1">
          <table:table-cell office:value-type="float" office:value="18.3331802274347" calcext:value-type="float">
            <text:p>18.3331802274347</text:p>
          </table:table-cell>
        </table:table-row>
        <table:table-row table:style-name="ro1">
          <table:table-cell office:value-type="float" office:value="17.3156355100038" calcext:value-type="float">
            <text:p>17.3156355100038</text:p>
          </table:table-cell>
        </table:table-row>
        <table:table-row table:style-name="ro1">
          <table:table-cell office:value-type="float" office:value="15.9896397373126" calcext:value-type="float">
            <text:p>15.9896397373126</text:p>
          </table:table-cell>
        </table:table-row>
        <table:table-row table:style-name="ro1">
          <table:table-cell office:value-type="float" office:value="14.9728757667869" calcext:value-type="float">
            <text:p>14.9728757667869</text:p>
          </table:table-cell>
        </table:table-row>
        <table:table-row table:style-name="ro1">
          <table:table-cell office:value-type="float" office:value="14.191096549024" calcext:value-type="float">
            <text:p>14.191096549024</text:p>
          </table:table-cell>
        </table:table-row>
        <table:table-row table:style-name="ro1">
          <table:table-cell office:value-type="float" office:value="13.1857613021877" calcext:value-type="float">
            <text:p>13.1857613021877</text:p>
          </table:table-cell>
        </table:table-row>
        <table:table-row table:style-name="ro1">
          <table:table-cell office:value-type="float" office:value="12.2511804233994" calcext:value-type="float">
            <text:p>12.2511804233994</text:p>
          </table:table-cell>
        </table:table-row>
        <table:table-row table:style-name="ro1">
          <table:table-cell office:value-type="float" office:value="11.5601307942178" calcext:value-type="float">
            <text:p>11.5601307942178</text:p>
          </table:table-cell>
        </table:table-row>
        <table:table-row table:style-name="ro1">
          <table:table-cell office:value-type="float" office:value="10.5610106911964" calcext:value-type="float">
            <text:p>10.5610106911964</text:p>
          </table:table-cell>
        </table:table-row>
        <table:table-row table:style-name="ro1">
          <table:table-cell office:value-type="float" office:value="9.56668598971442" calcext:value-type="float">
            <text:p>9.56668598971442</text:p>
          </table:table-cell>
        </table:table-row>
        <table:table-row table:style-name="ro1">
          <table:table-cell office:value-type="float" office:value="8.62518317817046" calcext:value-type="float">
            <text:p>8.62518317817046</text:p>
          </table:table-cell>
        </table:table-row>
        <table:table-row table:style-name="ro1">
          <table:table-cell office:value-type="float" office:value="7.00679964008055" calcext:value-type="float">
            <text:p>7.00679964008055</text:p>
          </table:table-cell>
        </table:table-row>
        <table:table-row table:style-name="ro1">
          <table:table-cell office:value-type="float" office:value="5.36563092663983" calcext:value-type="float">
            <text:p>5.36563092663983</text:p>
          </table:table-cell>
        </table:table-row>
        <table:table-row table:style-name="ro1">
          <table:table-cell office:value-type="float" office:value="3.45872431880642" calcext:value-type="float">
            <text:p>3.45872431880642</text:p>
          </table:table-cell>
        </table:table-row>
        <table:table-row table:style-name="ro1">
          <table:table-cell office:value-type="float" office:value="1.56506908559226" calcext:value-type="float">
            <text:p>1.56506908559226</text:p>
          </table:table-cell>
        </table:table-row>
        <table:table-row table:style-name="ro1">
          <table:table-cell office:value-type="float" office:value="-0.311387040274828" calcext:value-type="float">
            <text:p>-0.311387040274828</text:p>
          </table:table-cell>
        </table:table-row>
        <table:table-row table:style-name="ro1">
          <table:table-cell office:value-type="float" office:value="-2.47611267370871" calcext:value-type="float">
            <text:p>-2.47611267370871</text:p>
          </table:table-cell>
        </table:table-row>
        <table:table-row table:style-name="ro1">
          <table:table-cell office:value-type="float" office:value="-5.25027272973305" calcext:value-type="float">
            <text:p>-5.25027272973305</text:p>
          </table:table-cell>
        </table:table-row>
        <table:table-row table:style-name="ro1">
          <table:table-cell office:value-type="float" office:value="-7.73737277320629" calcext:value-type="float">
            <text:p>-7.73737277320629</text:p>
          </table:table-cell>
        </table:table-row>
        <table:table-row table:style-name="ro1">
          <table:table-cell office:value-type="float" office:value="-9.91865062606084" calcext:value-type="float">
            <text:p>-9.91865062606084</text:p>
          </table:table-cell>
        </table:table-row>
        <table:table-row table:style-name="ro1">
          <table:table-cell office:value-type="float" office:value="-12.3954068337585" calcext:value-type="float">
            <text:p>-12.3954068337585</text:p>
          </table:table-cell>
        </table:table-row>
        <table:table-row table:style-name="ro1">
          <table:table-cell office:value-type="float" office:value="-15.2281813380876" calcext:value-type="float">
            <text:p>-15.2281813380876</text:p>
          </table:table-cell>
        </table:table-row>
        <table:table-row table:style-name="ro1">
          <table:table-cell office:value-type="float" office:value="-18.1431222487857" calcext:value-type="float">
            <text:p>-18.1431222487857</text:p>
          </table:table-cell>
        </table:table-row>
        <table:table-row table:style-name="ro1">
          <table:table-cell office:value-type="float" office:value="-20.3764352138364" calcext:value-type="float">
            <text:p>-20.3764352138364</text:p>
          </table:table-cell>
        </table:table-row>
        <table:table-row table:style-name="ro1">
          <table:table-cell office:value-type="float" office:value="-21.7442850989853" calcext:value-type="float">
            <text:p>-21.7442850989853</text:p>
          </table:table-cell>
        </table:table-row>
        <table:table-row table:style-name="ro1">
          <table:table-cell office:value-type="float" office:value="-23.4004775551924" calcext:value-type="float">
            <text:p>-23.4004775551924</text:p>
          </table:table-cell>
        </table:table-row>
        <table:table-row table:style-name="ro1">
          <table:table-cell office:value-type="float" office:value="-25.4633450618716" calcext:value-type="float">
            <text:p>-25.4633450618716</text:p>
          </table:table-cell>
        </table:table-row>
        <table:table-row table:style-name="ro1">
          <table:table-cell office:value-type="float" office:value="-27.8014587799341" calcext:value-type="float">
            <text:p>-27.8014587799341</text:p>
          </table:table-cell>
        </table:table-row>
        <table:table-row table:style-name="ro1">
          <table:table-cell office:value-type="float" office:value="-29.4411291817187" calcext:value-type="float">
            <text:p>-29.4411291817187</text:p>
          </table:table-cell>
        </table:table-row>
        <table:table-row table:style-name="ro1">
          <table:table-cell office:value-type="float" office:value="-30.4342357534434" calcext:value-type="float">
            <text:p>-30.4342357534434</text:p>
          </table:table-cell>
        </table:table-row>
        <table:table-row table:style-name="ro1">
          <table:table-cell office:value-type="float" office:value="-31.7091985887141" calcext:value-type="float">
            <text:p>-31.7091985887141</text:p>
          </table:table-cell>
        </table:table-row>
        <table:table-row table:style-name="ro1">
          <table:table-cell office:value-type="float" office:value="-32.9977051012163" calcext:value-type="float">
            <text:p>-32.9977051012163</text:p>
          </table:table-cell>
        </table:table-row>
        <table:table-row table:style-name="ro1">
          <table:table-cell office:value-type="float" office:value="-33.9485429733346" calcext:value-type="float">
            <text:p>-33.9485429733346</text:p>
          </table:table-cell>
        </table:table-row>
        <table:table-row table:style-name="ro1">
          <table:table-cell office:value-type="float" office:value="-34.3803447238449" calcext:value-type="float">
            <text:p>-34.3803447238449</text:p>
          </table:table-cell>
        </table:table-row>
        <table:table-row table:style-name="ro1">
          <table:table-cell office:value-type="float" office:value="-35.2475750583462" calcext:value-type="float">
            <text:p>-35.2475750583462</text:p>
          </table:table-cell>
        </table:table-row>
        <table:table-row table:style-name="ro1">
          <table:table-cell office:value-type="float" office:value="-36.5568090708234" calcext:value-type="float">
            <text:p>-36.5568090708234</text:p>
          </table:table-cell>
        </table:table-row>
        <table:table-row table:style-name="ro1">
          <table:table-cell office:value-type="float" office:value="-37.2447828926594" calcext:value-type="float">
            <text:p>-37.2447828926594</text:p>
          </table:table-cell>
        </table:table-row>
        <table:table-row table:style-name="ro1">
          <table:table-cell office:value-type="float" office:value="-37.4926533330503" calcext:value-type="float">
            <text:p>-37.4926533330503</text:p>
          </table:table-cell>
        </table:table-row>
        <table:table-row table:style-name="ro1">
          <table:table-cell office:value-type="float" office:value="-38.611252520364" calcext:value-type="float">
            <text:p>-38.611252520364</text:p>
          </table:table-cell>
        </table:table-row>
        <table:table-row table:style-name="ro1">
          <table:table-cell office:value-type="float" office:value="-40.1261035777952" calcext:value-type="float">
            <text:p>-40.1261035777952</text:p>
          </table:table-cell>
        </table:table-row>
        <table:table-row table:style-name="ro1">
          <table:table-cell office:value-type="float" office:value="-41.2155200905121" calcext:value-type="float">
            <text:p>-41.2155200905121</text:p>
          </table:table-cell>
        </table:table-row>
        <table:table-row table:style-name="ro1">
          <table:table-cell office:value-type="float" office:value="-42.316224840531" calcext:value-type="float">
            <text:p>-42.316224840531</text:p>
          </table:table-cell>
        </table:table-row>
        <table:table-row table:style-name="ro1">
          <table:table-cell office:value-type="float" office:value="-43.8766972859246" calcext:value-type="float">
            <text:p>-43.8766972859246</text:p>
          </table:table-cell>
        </table:table-row>
        <table:table-row table:style-name="ro1">
          <table:table-cell office:value-type="float" office:value="-46.1233027140754" calcext:value-type="float">
            <text:p>-46.1233027140754</text:p>
          </table:table-cell>
        </table:table-row>
        <table:table-row table:style-name="ro1">
          <table:table-cell office:value-type="float" office:value="-47.9414649939111" calcext:value-type="float">
            <text:p>-47.9414649939111</text:p>
          </table:table-cell>
        </table:table-row>
        <table:table-row table:style-name="ro1">
          <table:table-cell office:value-type="float" office:value="-49.9893625696422" calcext:value-type="float">
            <text:p>-49.9893625696422</text:p>
          </table:table-cell>
        </table:table-row>
        <table:table-row table:style-name="ro1">
          <table:table-cell office:value-type="float" office:value="-52.5494217682633" calcext:value-type="float">
            <text:p>-52.5494217682633</text:p>
          </table:table-cell>
        </table:table-row>
        <table:table-row table:style-name="ro1">
          <table:table-cell office:value-type="float" office:value="-55.3252582169275" calcext:value-type="float">
            <text:p>-55.3252582169275</text:p>
          </table:table-cell>
        </table:table-row>
        <table:table-row table:style-name="ro1">
          <table:table-cell office:value-type="float" office:value="-57.4790718019276" calcext:value-type="float">
            <text:p>-57.4790718019276</text:p>
          </table:table-cell>
        </table:table-row>
        <table:table-row table:style-name="ro1">
          <table:table-cell office:value-type="float" office:value="-59.484733560323" calcext:value-type="float">
            <text:p>-59.484733560323</text:p>
          </table:table-cell>
        </table:table-row>
        <table:table-row table:style-name="ro1">
          <table:table-cell office:value-type="float" office:value="-62.5490022290678" calcext:value-type="float">
            <text:p>-62.5490022290678</text:p>
          </table:table-cell>
        </table:table-row>
        <table:table-row table:style-name="ro1">
          <table:table-cell office:value-type="float" office:value="-65.6661234309533" calcext:value-type="float">
            <text:p>-65.6661234309533</text:p>
          </table:table-cell>
        </table:table-row>
        <table:table-row table:style-name="ro1">
          <table:table-cell office:value-type="float" office:value="-68.3852210572138" calcext:value-type="float">
            <text:p>-68.3852210572138</text:p>
          </table:table-cell>
        </table:table-row>
        <table:table-row table:style-name="ro1">
          <table:table-cell office:value-type="float" office:value="-70.5041394868138" calcext:value-type="float">
            <text:p>-70.5041394868138</text:p>
          </table:table-cell>
        </table:table-row>
        <table:table-row table:style-name="ro1">
          <table:table-cell office:value-type="float" office:value="-73.0446869479748" calcext:value-type="float">
            <text:p>-73.0446869479748</text:p>
          </table:table-cell>
        </table:table-row>
        <table:table-row table:style-name="ro1">
          <table:table-cell office:value-type="float" office:value="-76.0454908268632" calcext:value-type="float">
            <text:p>-76.0454908268632</text:p>
          </table:table-cell>
        </table:table-row>
        <table:table-row table:style-name="ro1">
          <table:table-cell office:value-type="float" office:value="-78.2875276889125" calcext:value-type="float">
            <text:p>-78.2875276889125</text:p>
          </table:table-cell>
        </table:table-row>
        <table:table-row table:style-name="ro1">
          <table:table-cell office:value-type="float" office:value="-80.36883020754" calcext:value-type="float">
            <text:p>-80.36883020754</text:p>
          </table:table-cell>
        </table:table-row>
        <table:table-row table:style-name="ro1">
          <table:table-cell office:value-type="float" office:value="-82.8749836510982" calcext:value-type="float">
            <text:p>-82.8749836510982</text:p>
          </table:table-cell>
        </table:table-row>
        <table:table-row table:style-name="ro1">
          <table:table-cell office:value-type="float" office:value="-84.5596679689945" calcext:value-type="float">
            <text:p>-84.5596679689945</text:p>
          </table:table-cell>
        </table:table-row>
        <table:table-row table:style-name="ro1">
          <table:table-cell office:value-type="float" office:value="-85.5221204261504" calcext:value-type="float">
            <text:p>-85.5221204261504</text:p>
          </table:table-cell>
        </table:table-row>
        <table:table-row table:style-name="ro1">
          <table:table-cell office:value-type="float" office:value="-86.8778695378843" calcext:value-type="float">
            <text:p>-86.8778695378843</text:p>
          </table:table-cell>
        </table:table-row>
        <table:table-row table:style-name="ro1">
          <table:table-cell office:value-type="float" office:value="-88.2747451245274" calcext:value-type="float">
            <text:p>-88.2747451245274</text:p>
          </table:table-cell>
        </table:table-row>
        <table:table-row table:style-name="ro1">
          <table:table-cell office:value-type="float" office:value="-89.3138558021648" calcext:value-type="float">
            <text:p>-89.3138558021648</text:p>
          </table:table-cell>
        </table:table-row>
        <table:table-row table:style-name="ro1">
          <table:table-cell office:value-type="float" office:value="-90.3451511231641" calcext:value-type="float">
            <text:p>-90.3451511231641</text:p>
          </table:table-cell>
        </table:table-row>
        <table:table-row table:style-name="ro1">
          <table:table-cell office:value-type="float" office:value="-91.3803540734445" calcext:value-type="float">
            <text:p>-91.3803540734445</text:p>
          </table:table-cell>
        </table:table-row>
        <table:table-row table:style-name="ro1">
          <table:table-cell office:value-type="float" office:value="-92.4146565208508" calcext:value-type="float">
            <text:p>-92.4146565208508</text:p>
          </table:table-cell>
        </table:table-row>
        <table:table-row table:style-name="ro1">
          <table:table-cell office:value-type="float" office:value="-93.4473868518652" calcext:value-type="float">
            <text:p>-93.4473868518652</text:p>
          </table:table-cell>
        </table:table-row>
        <table:table-row table:style-name="ro1">
          <table:table-cell office:value-type="float" office:value="-94.504906863607" calcext:value-type="float">
            <text:p>-94.504906863607</text:p>
          </table:table-cell>
        </table:table-row>
        <table:table-row table:style-name="ro1">
          <table:table-cell office:value-type="float" office:value="-96.2634906143346" calcext:value-type="float">
            <text:p>-96.2634906143346</text:p>
          </table:table-cell>
        </table:table-row>
        <table:table-row table:style-name="ro1">
          <table:table-cell office:value-type="float" office:value="-98.3760054774267" calcext:value-type="float">
            <text:p>-98.3760054774267</text:p>
          </table:table-cell>
        </table:table-row>
        <table:table-row table:style-name="ro1">
          <table:table-cell office:value-type="float" office:value="-100.149151798968" calcext:value-type="float">
            <text:p>-100.149151798968</text:p>
          </table:table-cell>
        </table:table-row>
        <table:table-row table:style-name="ro1">
          <table:table-cell office:value-type="float" office:value="-101.924523937612" calcext:value-type="float">
            <text:p>-101.924523937612</text:p>
          </table:table-cell>
        </table:table-row>
        <table:table-row table:style-name="ro1">
          <table:table-cell office:value-type="float" office:value="-103.698717007084" calcext:value-type="float">
            <text:p>-103.698717007084</text:p>
          </table:table-cell>
        </table:table-row>
        <table:table-row table:style-name="ro1">
          <table:table-cell office:value-type="float" office:value="-105.99358409773" calcext:value-type="float">
            <text:p>-105.99358409773</text:p>
          </table:table-cell>
        </table:table-row>
        <table:table-row table:style-name="ro1">
          <table:table-cell office:value-type="float" office:value="-108.545772242768" calcext:value-type="float">
            <text:p>-108.545772242768</text:p>
          </table:table-cell>
        </table:table-row>
        <table:table-row table:style-name="ro1">
          <table:table-cell office:value-type="float" office:value="-110.962679836564" calcext:value-type="float">
            <text:p>-110.962679836564</text:p>
          </table:table-cell>
        </table:table-row>
        <table:table-row table:style-name="ro1">
          <table:table-cell office:value-type="float" office:value="-114.243520587245" calcext:value-type="float">
            <text:p>-114.243520587245</text:p>
          </table:table-cell>
        </table:table-row>
        <table:table-row table:style-name="ro1">
          <table:table-cell office:value-type="float" office:value="-117.499138731047" calcext:value-type="float">
            <text:p>-117.499138731047</text:p>
          </table:table-cell>
        </table:table-row>
        <table:table-row table:style-name="ro1">
          <table:table-cell office:value-type="float" office:value="-120.606407031509" calcext:value-type="float">
            <text:p>-120.606407031509</text:p>
          </table:table-cell>
        </table:table-row>
        <table:table-row table:style-name="ro1">
          <table:table-cell office:value-type="float" office:value="-123.023867555797" calcext:value-type="float">
            <text:p>-123.023867555797</text:p>
          </table:table-cell>
        </table:table-row>
        <table:table-row table:style-name="ro1">
          <table:table-cell office:value-type="float" office:value="-125.976870287109" calcext:value-type="float">
            <text:p>-125.976870287109</text:p>
          </table:table-cell>
        </table:table-row>
        <table:table-row table:style-name="ro1">
          <table:table-cell office:value-type="float" office:value="-129.629005304464" calcext:value-type="float">
            <text:p>-129.629005304464</text:p>
          </table:table-cell>
        </table:table-row>
        <table:table-row table:style-name="ro1">
          <table:table-cell office:value-type="float" office:value="-132.806765423624" calcext:value-type="float">
            <text:p>-132.806765423624</text:p>
          </table:table-cell>
        </table:table-row>
        <table:table-row table:style-name="ro1">
          <table:table-cell office:value-type="float" office:value="-135" calcext:value-type="float">
            <text:p>-135</text:p>
          </table:table-cell>
        </table:table-row>
        <table:table-row table:style-name="ro1">
          <table:table-cell office:value-type="float" office:value="-137.17474411461" calcext:value-type="float">
            <text:p>-137.17474411461</text:p>
          </table:table-cell>
        </table:table-row>
        <table:table-row table:style-name="ro1">
          <table:table-cell office:value-type="float" office:value="-140.06361685303" calcext:value-type="float">
            <text:p>-140.06361685303</text:p>
          </table:table-cell>
        </table:table-row>
        <table:table-row table:style-name="ro1">
          <table:table-cell office:value-type="float" office:value="-142.452077443405" calcext:value-type="float">
            <text:p>-142.452077443405</text:p>
          </table:table-cell>
        </table:table-row>
        <table:table-row table:style-name="ro1">
          <table:table-cell office:value-type="float" office:value="-143.800197876381" calcext:value-type="float">
            <text:p>-143.800197876381</text:p>
          </table:table-cell>
        </table:table-row>
        <table:table-row table:style-name="ro1">
          <table:table-cell office:value-type="float" office:value="-145.199329498713" calcext:value-type="float">
            <text:p>-145.199329498713</text:p>
          </table:table-cell>
        </table:table-row>
        <table:table-row table:style-name="ro1">
          <table:table-cell office:value-type="float" office:value="-146.586276534629" calcext:value-type="float">
            <text:p>-146.586276534629</text:p>
          </table:table-cell>
        </table:table-row>
        <table:table-row table:style-name="ro1">
          <table:table-cell office:value-type="float" office:value="-148.065221536847" calcext:value-type="float">
            <text:p>-148.065221536847</text:p>
          </table:table-cell>
        </table:table-row>
        <table:table-row table:style-name="ro1">
          <table:table-cell office:value-type="float" office:value="-148.523160650416" calcext:value-type="float">
            <text:p>-148.523160650416</text:p>
          </table:table-cell>
        </table:table-row>
        <table:table-row table:style-name="ro1">
          <table:table-cell office:value-type="float" office:value="-149.433730110445" calcext:value-type="float">
            <text:p>-149.433730110445</text:p>
          </table:table-cell>
        </table:table-row>
        <table:table-row table:style-name="ro1">
          <table:table-cell office:value-type="float" office:value="-150.624234581187" calcext:value-type="float">
            <text:p>-150.624234581187</text:p>
          </table:table-cell>
        </table:table-row>
        <table:table-row table:style-name="ro1">
          <table:table-cell office:value-type="float" office:value="-151.363136750875" calcext:value-type="float">
            <text:p>-151.363136750875</text:p>
          </table:table-cell>
        </table:table-row>
        <table:table-row table:style-name="ro1">
          <table:table-cell office:value-type="float" office:value="-151.947081294094" calcext:value-type="float">
            <text:p>-151.947081294094</text:p>
          </table:table-cell>
        </table:table-row>
        <table:table-row table:style-name="ro1">
          <table:table-cell office:value-type="float" office:value="-152.396020069381" calcext:value-type="float">
            <text:p>-152.396020069381</text:p>
          </table:table-cell>
        </table:table-row>
        <table:table-row table:style-name="ro1">
          <table:table-cell office:value-type="float" office:value="-153.880243843007" calcext:value-type="float">
            <text:p>-153.880243843007</text:p>
          </table:table-cell>
        </table:table-row>
        <table:table-row table:style-name="ro1">
          <table:table-cell office:value-type="float" office:value="-155.501425808566" calcext:value-type="float">
            <text:p>-155.501425808566</text:p>
          </table:table-cell>
        </table:table-row>
        <table:table-row table:style-name="ro1">
          <table:table-cell office:value-type="float" office:value="-156.67187893194" calcext:value-type="float">
            <text:p>-156.67187893194</text:p>
          </table:table-cell>
        </table:table-row>
        <table:table-row table:style-name="ro1">
          <table:table-cell office:value-type="float" office:value="-158.259220945528" calcext:value-type="float">
            <text:p>-158.259220945528</text:p>
          </table:table-cell>
        </table:table-row>
        <table:table-row table:style-name="ro1">
          <table:table-cell office:value-type="float" office:value="-160.127824180756" calcext:value-type="float">
            <text:p>-160.127824180756</text:p>
          </table:table-cell>
        </table:table-row>
        <table:table-row table:style-name="ro1">
          <table:table-cell office:value-type="float" office:value="-161.872538991656" calcext:value-type="float">
            <text:p>-161.872538991656</text:p>
          </table:table-cell>
        </table:table-row>
        <table:table-row table:style-name="ro1">
          <table:table-cell office:value-type="float" office:value="-163.83096831239" calcext:value-type="float">
            <text:p>-163.83096831239</text:p>
          </table:table-cell>
        </table:table-row>
        <table:table-row table:style-name="ro1">
          <table:table-cell office:value-type="float" office:value="-166.041709925489" calcext:value-type="float">
            <text:p>-166.041709925489</text:p>
          </table:table-cell>
        </table:table-row>
        <table:table-row table:style-name="ro1">
          <table:table-cell office:value-type="float" office:value="-168.752685839315" calcext:value-type="float">
            <text:p>-168.752685839315</text:p>
          </table:table-cell>
        </table:table-row>
        <table:table-row table:style-name="ro1">
          <table:table-cell office:value-type="float" office:value="-171.422283474983" calcext:value-type="float">
            <text:p>-171.422283474983</text:p>
          </table:table-cell>
        </table:table-row>
        <table:table-row table:style-name="ro1">
          <table:table-cell office:value-type="float" office:value="-173.65980825409" calcext:value-type="float">
            <text:p>-173.65980825409</text:p>
          </table:table-cell>
        </table:table-row>
        <table:table-row table:style-name="ro1">
          <table:table-cell office:value-type="float" office:value="-176.22771639062" calcext:value-type="float">
            <text:p>-176.22771639062</text:p>
          </table:table-cell>
        </table:table-row>
        <table:table-row table:style-name="ro1">
          <table:table-cell office:value-type="float" office:value="-178.747832624796" calcext:value-type="float">
            <text:p>-178.747832624796</text:p>
          </table:table-cell>
        </table:table-row>
        <table:table-row table:style-name="ro1">
          <table:table-cell office:value-type="float" office:value="179.060809054264" calcext:value-type="float">
            <text:p>179.060809054264</text:p>
          </table:table-cell>
        </table:table-row>
        <table:table-row table:style-name="ro1">
          <table:table-cell office:value-type="float" office:value="176.872193878714" calcext:value-type="float">
            <text:p>176.872193878714</text:p>
          </table:table-cell>
        </table:table-row>
        <table:table-row table:style-name="ro1">
          <table:table-cell office:value-type="float" office:value="174.412756035796" calcext:value-type="float">
            <text:p>174.412756035796</text:p>
          </table:table-cell>
        </table:table-row>
        <table:table-row table:style-name="ro1">
          <table:table-cell office:value-type="float" office:value="171.607074812607" calcext:value-type="float">
            <text:p>171.607074812607</text:p>
          </table:table-cell>
        </table:table-row>
        <table:table-row table:style-name="ro1">
          <table:table-cell office:value-type="float" office:value="169.61114218453" calcext:value-type="float">
            <text:p>169.61114218453</text:p>
          </table:table-cell>
        </table:table-row>
        <table:table-row table:style-name="ro1">
          <table:table-cell office:value-type="float" office:value="168.01458588092" calcext:value-type="float">
            <text:p>168.01458588092</text:p>
          </table:table-cell>
        </table:table-row>
        <table:table-row table:style-name="ro1">
          <table:table-cell office:value-type="float" office:value="166.336770659872" calcext:value-type="float">
            <text:p>166.336770659872</text:p>
          </table:table-cell>
        </table:table-row>
        <table:table-row table:style-name="ro1">
          <table:table-cell office:value-type="float" office:value="164.55755339993" calcext:value-type="float">
            <text:p>164.55755339993</text:p>
          </table:table-cell>
        </table:table-row>
        <table:table-row table:style-name="ro1">
          <table:table-cell office:value-type="float" office:value="163.123735383289" calcext:value-type="float">
            <text:p>163.123735383289</text:p>
          </table:table-cell>
        </table:table-row>
        <table:table-row table:style-name="ro1">
          <table:table-cell office:value-type="float" office:value="162.34987578007" calcext:value-type="float">
            <text:p>162.34987578007</text:p>
          </table:table-cell>
        </table:table-row>
        <table:table-row table:style-name="ro1">
          <table:table-cell office:value-type="float" office:value="161.467443469947" calcext:value-type="float">
            <text:p>161.467443469947</text:p>
          </table:table-cell>
        </table:table-row>
        <table:table-row table:style-name="ro1">
          <table:table-cell office:value-type="float" office:value="159.227745317954" calcext:value-type="float">
            <text:p>159.227745317954</text:p>
          </table:table-cell>
        </table:table-row>
        <table:table-row table:style-name="ro1">
          <table:table-cell office:value-type="float" office:value="158.428692808745" calcext:value-type="float">
            <text:p>158.428692808745</text:p>
          </table:table-cell>
        </table:table-row>
        <table:table-row table:style-name="ro1">
          <table:table-cell office:value-type="float" office:value="158.025492008528" calcext:value-type="float">
            <text:p>158.025492008528</text:p>
          </table:table-cell>
        </table:table-row>
        <table:table-row table:style-name="ro1">
          <table:table-cell office:value-type="float" office:value="157.451546456004" calcext:value-type="float">
            <text:p>157.451546456004</text:p>
          </table:table-cell>
        </table:table-row>
        <table:table-row table:style-name="ro1">
          <table:table-cell office:value-type="float" office:value="156.760745348741" calcext:value-type="float">
            <text:p>156.760745348741</text:p>
          </table:table-cell>
        </table:table-row>
        <table:table-row table:style-name="ro1">
          <table:table-cell office:value-type="float" office:value="156.068974931931" calcext:value-type="float">
            <text:p>156.068974931931</text:p>
          </table:table-cell>
        </table:table-row>
        <table:table-row table:style-name="ro1">
          <table:table-cell office:value-type="float" office:value="154.550054325048" calcext:value-type="float">
            <text:p>154.550054325048</text:p>
          </table:table-cell>
        </table:table-row>
        <table:table-row table:style-name="ro1">
          <table:table-cell office:value-type="float" office:value="153.156139444477" calcext:value-type="float">
            <text:p>153.156139444477</text:p>
          </table:table-cell>
        </table:table-row>
        <table:table-row table:style-name="ro1">
          <table:table-cell office:value-type="float" office:value="152.18354101633" calcext:value-type="float">
            <text:p>152.18354101633</text:p>
          </table:table-cell>
        </table:table-row>
        <table:table-row table:style-name="ro1">
          <table:table-cell office:value-type="float" office:value="150.794538483565" calcext:value-type="float">
            <text:p>150.794538483565</text:p>
          </table:table-cell>
        </table:table-row>
        <table:table-row table:style-name="ro1">
          <table:table-cell office:value-type="float" office:value="148.822054635732" calcext:value-type="float">
            <text:p>148.822054635732</text:p>
          </table:table-cell>
        </table:table-row>
        <table:table-row table:style-name="ro1">
          <table:table-cell office:value-type="float" office:value="146.741368442453" calcext:value-type="float">
            <text:p>146.741368442453</text:p>
          </table:table-cell>
        </table:table-row>
        <table:table-row table:style-name="ro1">
          <table:table-cell office:value-type="float" office:value="144.931653319709" calcext:value-type="float">
            <text:p>144.931653319709</text:p>
          </table:table-cell>
        </table:table-row>
        <table:table-row table:style-name="ro1">
          <table:table-cell office:value-type="float" office:value="142.755217107341" calcext:value-type="float">
            <text:p>142.755217107341</text:p>
          </table:table-cell>
        </table:table-row>
        <table:table-row table:style-name="ro1">
          <table:table-cell office:value-type="float" office:value="139.911788172506" calcext:value-type="float">
            <text:p>139.911788172506</text:p>
          </table:table-cell>
        </table:table-row>
        <table:table-row table:style-name="ro1">
          <table:table-cell office:value-type="float" office:value="137.470051295961" calcext:value-type="float">
            <text:p>137.470051295961</text:p>
          </table:table-cell>
        </table:table-row>
        <table:table-row table:style-name="ro1">
          <table:table-cell office:value-type="float" office:value="135.451138546787" calcext:value-type="float">
            <text:p>135.451138546787</text:p>
          </table:table-cell>
        </table:table-row>
        <table:table-row table:style-name="ro1">
          <table:table-cell office:value-type="float" office:value="132.96266930318" calcext:value-type="float">
            <text:p>132.96266930318</text:p>
          </table:table-cell>
        </table:table-row>
        <table:table-row table:style-name="ro1">
          <table:table-cell office:value-type="float" office:value="130.67112493281" calcext:value-type="float">
            <text:p>130.67112493281</text:p>
          </table:table-cell>
        </table:table-row>
        <table:table-row table:style-name="ro1">
          <table:table-cell office:value-type="float" office:value="127.903305833425" calcext:value-type="float">
            <text:p>127.903305833425</text:p>
          </table:table-cell>
        </table:table-row>
        <table:table-row table:style-name="ro1">
          <table:table-cell office:value-type="float" office:value="125.57529812768" calcext:value-type="float">
            <text:p>125.57529812768</text:p>
          </table:table-cell>
        </table:table-row>
        <table:table-row table:style-name="ro1">
          <table:table-cell office:value-type="float" office:value="123.419380817772" calcext:value-type="float">
            <text:p>123.419380817772</text:p>
          </table:table-cell>
        </table:table-row>
        <table:table-row table:style-name="ro1">
          <table:table-cell office:value-type="float" office:value="120.796062046486" calcext:value-type="float">
            <text:p>120.796062046486</text:p>
          </table:table-cell>
        </table:table-row>
        <table:table-row table:style-name="ro1">
          <table:table-cell office:value-type="float" office:value="118.767649338844" calcext:value-type="float">
            <text:p>118.767649338844</text:p>
          </table:table-cell>
        </table:table-row>
        <table:table-row table:style-name="ro1">
          <table:table-cell office:value-type="float" office:value="116.712720384938" calcext:value-type="float">
            <text:p>116.712720384938</text:p>
          </table:table-cell>
        </table:table-row>
        <table:table-row table:style-name="ro1">
          <table:table-cell office:value-type="float" office:value="114.333876569047" calcext:value-type="float">
            <text:p>114.333876569047</text:p>
          </table:table-cell>
        </table:table-row>
        <table:table-row table:style-name="ro1">
          <table:table-cell office:value-type="float" office:value="112.849762071649" calcext:value-type="float">
            <text:p>112.849762071649</text:p>
          </table:table-cell>
        </table:table-row>
        <table:table-row table:style-name="ro1">
          <table:table-cell office:value-type="float" office:value="111.801409486352" calcext:value-type="float">
            <text:p>111.801409486352</text:p>
          </table:table-cell>
        </table:table-row>
        <table:table-row table:style-name="ro1">
          <table:table-cell office:value-type="float" office:value="110.750795589599" calcext:value-type="float">
            <text:p>110.750795589599</text:p>
          </table:table-cell>
        </table:table-row>
        <table:table-row table:style-name="ro1">
          <table:table-cell office:value-type="float" office:value="109.811477141547" calcext:value-type="float">
            <text:p>109.811477141547</text:p>
          </table:table-cell>
        </table:table-row>
        <table:table-row table:style-name="ro1">
          <table:table-cell office:value-type="float" office:value="109.069193537348" calcext:value-type="float">
            <text:p>109.069193537348</text:p>
          </table:table-cell>
        </table:table-row>
        <table:table-row table:style-name="ro1">
          <table:table-cell office:value-type="float" office:value="108.434948822922" calcext:value-type="float">
            <text:p>108.434948822922</text:p>
          </table:table-cell>
        </table:table-row>
        <table:table-row table:style-name="ro1">
          <table:table-cell office:value-type="float" office:value="107.152421740212" calcext:value-type="float">
            <text:p>107.152421740212</text:p>
          </table:table-cell>
        </table:table-row>
        <table:table-row table:style-name="ro1">
          <table:table-cell office:value-type="float" office:value="106.17868361628" calcext:value-type="float">
            <text:p>106.17868361628</text:p>
          </table:table-cell>
        </table:table-row>
        <table:table-row table:style-name="ro1">
          <table:table-cell office:value-type="float" office:value="105.433424495223" calcext:value-type="float">
            <text:p>105.433424495223</text:p>
          </table:table-cell>
        </table:table-row>
        <table:table-row table:style-name="ro1">
          <table:table-cell office:value-type="float" office:value="104.691960527235" calcext:value-type="float">
            <text:p>104.691960527235</text:p>
          </table:table-cell>
        </table:table-row>
        <table:table-row table:style-name="ro1">
          <table:table-cell office:value-type="float" office:value="103.626994859892" calcext:value-type="float">
            <text:p>103.626994859892</text:p>
          </table:table-cell>
        </table:table-row>
        <table:table-row table:style-name="ro1">
          <table:table-cell office:value-type="float" office:value="101.976132444203" calcext:value-type="float">
            <text:p>101.976132444203</text:p>
          </table:table-cell>
        </table:table-row>
        <table:table-row table:style-name="ro1">
          <table:table-cell office:value-type="float" office:value="100.304846468766" calcext:value-type="float">
            <text:p>100.304846468766</text:p>
          </table:table-cell>
        </table:table-row>
        <table:table-row table:style-name="ro1">
          <table:table-cell office:value-type="float" office:value="98.6673871799555" calcext:value-type="float">
            <text:p>98.6673871799555</text:p>
          </table:table-cell>
        </table:table-row>
        <table:table-row table:style-name="ro1">
          <table:table-cell office:value-type="float" office:value="96.2258290644258" calcext:value-type="float">
            <text:p>96.2258290644258</text:p>
          </table:table-cell>
        </table:table-row>
        <table:table-row table:style-name="ro1">
          <table:table-cell office:value-type="float" office:value="93.4682292589172" calcext:value-type="float">
            <text:p>93.4682292589172</text:p>
          </table:table-cell>
        </table:table-row>
        <table:table-row table:style-name="ro1">
          <table:table-cell office:value-type="float" office:value="91.035353186545" calcext:value-type="float">
            <text:p>91.035353186545</text:p>
          </table:table-cell>
        </table:table-row>
        <table:table-row table:style-name="ro1">
          <table:table-cell office:value-type="float" office:value="88.2642954110716" calcext:value-type="float">
            <text:p>88.2642954110716</text:p>
          </table:table-cell>
        </table:table-row>
        <table:table-row table:style-name="ro1">
          <table:table-cell office:value-type="float" office:value="85.4677382912985" calcext:value-type="float">
            <text:p>85.4677382912985</text:p>
          </table:table-cell>
        </table:table-row>
        <table:table-row table:style-name="ro1">
          <table:table-cell office:value-type="float" office:value="81.9194186183989" calcext:value-type="float">
            <text:p>81.9194186183989</text:p>
          </table:table-cell>
        </table:table-row>
        <table:table-row table:style-name="ro1">
          <table:table-cell office:value-type="float" office:value="78.7585212323735" calcext:value-type="float">
            <text:p>78.7585212323735</text:p>
          </table:table-cell>
        </table:table-row>
        <table:table-row table:style-name="ro1">
          <table:table-cell office:value-type="float" office:value="75.8789995236124" calcext:value-type="float">
            <text:p>75.8789995236124</text:p>
          </table:table-cell>
        </table:table-row>
        <table:table-row table:style-name="ro1">
          <table:table-cell office:value-type="float" office:value="72.9999055463613" calcext:value-type="float">
            <text:p>72.9999055463613</text:p>
          </table:table-cell>
        </table:table-row>
        <table:table-row table:style-name="ro1">
          <table:table-cell office:value-type="float" office:value="69.8967137287847" calcext:value-type="float">
            <text:p>69.8967137287847</text:p>
          </table:table-cell>
        </table:table-row>
        <table:table-row table:style-name="ro1">
          <table:table-cell office:value-type="float" office:value="66.5713071912546" calcext:value-type="float">
            <text:p>66.5713071912546</text:p>
          </table:table-cell>
        </table:table-row>
        <table:table-row table:style-name="ro1">
          <table:table-cell office:value-type="float" office:value="63.7497576303111" calcext:value-type="float">
            <text:p>63.7497576303111</text:p>
          </table:table-cell>
        </table:table-row>
        <table:table-row table:style-name="ro1">
          <table:table-cell office:value-type="float" office:value="61.5570713756367" calcext:value-type="float">
            <text:p>61.5570713756367</text:p>
          </table:table-cell>
        </table:table-row>
        <table:table-row table:style-name="ro1">
          <table:table-cell office:value-type="float" office:value="58.9168774333013" calcext:value-type="float">
            <text:p>58.9168774333013</text:p>
          </table:table-cell>
        </table:table-row>
        <table:table-row table:style-name="ro1">
          <table:table-cell office:value-type="float" office:value="56.5983316130731" calcext:value-type="float">
            <text:p>56.5983316130731</text:p>
          </table:table-cell>
        </table:table-row>
        <table:table-row table:style-name="ro1">
          <table:table-cell office:value-type="float" office:value="55.1506482802674" calcext:value-type="float">
            <text:p>55.1506482802674</text:p>
          </table:table-cell>
        </table:table-row>
        <table:table-row table:style-name="ro1">
          <table:table-cell office:value-type="float" office:value="53.6156481841641" calcext:value-type="float">
            <text:p>53.6156481841641</text:p>
          </table:table-cell>
        </table:table-row>
        <table:table-row table:style-name="ro1">
          <table:table-cell office:value-type="float" office:value="52.094749167611" calcext:value-type="float">
            <text:p>52.094749167611</text:p>
          </table:table-cell>
        </table:table-row>
        <table:table-row table:style-name="ro1">
          <table:table-cell office:value-type="float" office:value="50.3709946955357" calcext:value-type="float">
            <text:p>50.3709946955357</text:p>
          </table:table-cell>
        </table:table-row>
        <table:table-row table:style-name="ro1">
          <table:table-cell office:value-type="float" office:value="49.3987053549955" calcext:value-type="float">
            <text:p>49.3987053549955</text:p>
          </table:table-cell>
        </table:table-row>
        <table:table-row table:style-name="ro1">
          <table:table-cell office:value-type="float" office:value="49.1729844760795" calcext:value-type="float">
            <text:p>49.1729844760795</text:p>
          </table:table-cell>
        </table:table-row>
        <table:table-row table:style-name="ro1">
          <table:table-cell office:value-type="float" office:value="48.3949235421183" calcext:value-type="float">
            <text:p>48.3949235421183</text:p>
          </table:table-cell>
        </table:table-row>
        <table:table-row table:style-name="ro1">
          <table:table-cell office:value-type="float" office:value="47.1565626747148" calcext:value-type="float">
            <text:p>47.1565626747148</text:p>
          </table:table-cell>
        </table:table-row>
        <table:table-row table:style-name="ro1">
          <table:table-cell office:value-type="float" office:value="45.9628636256362" calcext:value-type="float">
            <text:p>45.9628636256362</text:p>
          </table:table-cell>
        </table:table-row>
        <table:table-row table:style-name="ro1">
          <table:table-cell office:value-type="float" office:value="44.5144541699919" calcext:value-type="float">
            <text:p>44.5144541699919</text:p>
          </table:table-cell>
        </table:table-row>
        <table:table-row table:style-name="ro1">
          <table:table-cell office:value-type="float" office:value="43.5436413656603" calcext:value-type="float">
            <text:p>43.5436413656603</text:p>
          </table:table-cell>
        </table:table-row>
        <table:table-row table:style-name="ro1">
          <table:table-cell office:value-type="float" office:value="42.5940294833547" calcext:value-type="float">
            <text:p>42.5940294833547</text:p>
          </table:table-cell>
        </table:table-row>
        <table:table-row table:style-name="ro1">
          <table:table-cell office:value-type="float" office:value="40.9314203231546" calcext:value-type="float">
            <text:p>40.9314203231546</text:p>
          </table:table-cell>
        </table:table-row>
        <table:table-row table:style-name="ro1">
          <table:table-cell office:value-type="float" office:value="38.9784098609567" calcext:value-type="float">
            <text:p>38.9784098609567</text:p>
          </table:table-cell>
        </table:table-row>
        <table:table-row table:style-name="ro1">
          <table:table-cell office:value-type="float" office:value="36.869897645844" calcext:value-type="float">
            <text:p>36.869897645844</text:p>
          </table:table-cell>
        </table:table-row>
        <table:table-row table:style-name="ro1">
          <table:table-cell office:value-type="float" office:value="35.2657676593456" calcext:value-type="float">
            <text:p>35.2657676593456</text:p>
          </table:table-cell>
        </table:table-row>
        <table:table-row table:style-name="ro1">
          <table:table-cell office:value-type="float" office:value="32.855721950433" calcext:value-type="float">
            <text:p>32.855721950433</text:p>
          </table:table-cell>
        </table:table-row>
        <table:table-row table:style-name="ro1">
          <table:table-cell office:value-type="float" office:value="30.4486235438405" calcext:value-type="float">
            <text:p>30.4486235438405</text:p>
          </table:table-cell>
        </table:table-row>
        <table:table-row table:style-name="ro1">
          <table:table-cell office:value-type="float" office:value="28.1889810745738" calcext:value-type="float">
            <text:p>28.1889810745738</text:p>
          </table:table-cell>
        </table:table-row>
        <table:table-row table:style-name="ro1">
          <table:table-cell office:value-type="float" office:value="25.5472129397813" calcext:value-type="float">
            <text:p>25.5472129397813</text:p>
          </table:table-cell>
        </table:table-row>
        <table:table-row table:style-name="ro1">
          <table:table-cell office:value-type="float" office:value="23.2410004093175" calcext:value-type="float">
            <text:p>23.2410004093175</text:p>
          </table:table-cell>
        </table:table-row>
        <table:table-row table:style-name="ro1">
          <table:table-cell office:value-type="float" office:value="20.1768596271113" calcext:value-type="float">
            <text:p>20.1768596271113</text:p>
          </table:table-cell>
        </table:table-row>
        <table:table-row table:style-name="ro1">
          <table:table-cell office:value-type="float" office:value="17.1027289690524" calcext:value-type="float">
            <text:p>17.1027289690524</text:p>
          </table:table-cell>
        </table:table-row>
        <table:table-row table:style-name="ro1">
          <table:table-cell office:value-type="float" office:value="14.2697847540798" calcext:value-type="float">
            <text:p>14.2697847540798</text:p>
          </table:table-cell>
        </table:table-row>
        <table:table-row table:style-name="ro1">
          <table:table-cell office:value-type="float" office:value="11.8722503139845" calcext:value-type="float">
            <text:p>11.8722503139845</text:p>
          </table:table-cell>
        </table:table-row>
        <table:table-row table:style-name="ro1">
          <table:table-cell office:value-type="float" office:value="9.93409747035657" calcext:value-type="float">
            <text:p>9.93409747035657</text:p>
          </table:table-cell>
        </table:table-row>
        <table:table-row table:style-name="ro1">
          <table:table-cell office:value-type="float" office:value="7.63657221548884" calcext:value-type="float">
            <text:p>7.63657221548884</text:p>
          </table:table-cell>
        </table:table-row>
        <table:table-row table:style-name="ro1">
          <table:table-cell office:value-type="float" office:value="5.02407525853955" calcext:value-type="float">
            <text:p>5.02407525853955</text:p>
          </table:table-cell>
        </table:table-row>
        <table:table-row table:style-name="ro1">
          <table:table-cell office:value-type="float" office:value="3.45872431880642" calcext:value-type="float">
            <text:p>3.45872431880642</text:p>
          </table:table-cell>
        </table:table-row>
        <table:table-row table:style-name="ro1">
          <table:table-cell office:value-type="float" office:value="1.88818800674093" calcext:value-type="float">
            <text:p>1.888188006740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.23863467089689" calcext:value-type="float">
            <text:p>-1.23863467089689</text:p>
          </table:table-cell>
        </table:table-row>
        <table:table-row table:style-name="ro1">
          <table:table-cell office:value-type="float" office:value="-2.1786800752766" calcext:value-type="float">
            <text:p>-2.1786800752766</text:p>
          </table:table-cell>
        </table:table-row>
        <table:table-row table:style-name="ro1">
          <table:table-cell office:value-type="float" office:value="-3.14495746469802" calcext:value-type="float">
            <text:p>-3.14495746469802</text:p>
          </table:table-cell>
        </table:table-row>
        <table:table-row table:style-name="ro1">
          <table:table-cell office:value-type="float" office:value="-4.10811217713587" calcext:value-type="float">
            <text:p>-4.10811217713587</text:p>
          </table:table-cell>
        </table:table-row>
        <table:table-row table:style-name="ro1">
          <table:table-cell office:value-type="float" office:value="-4.99676066457136" calcext:value-type="float">
            <text:p>-4.99676066457136</text:p>
          </table:table-cell>
        </table:table-row>
        <table:table-row table:style-name="ro1">
          <table:table-cell office:value-type="float" office:value="-5.25027272973305" calcext:value-type="float">
            <text:p>-5.25027272973305</text:p>
          </table:table-cell>
        </table:table-row>
        <table:table-row table:style-name="ro1">
          <table:table-cell office:value-type="float" office:value="-5.89551701236935" calcext:value-type="float">
            <text:p>-5.89551701236935</text:p>
          </table:table-cell>
        </table:table-row>
        <table:table-row table:style-name="ro1">
          <table:table-cell office:value-type="float" office:value="-7.47155917659238" calcext:value-type="float">
            <text:p>-7.47155917659238</text:p>
          </table:table-cell>
        </table:table-row>
        <table:table-row table:style-name="ro1">
          <table:table-cell office:value-type="float" office:value="-8.43837797782393" calcext:value-type="float">
            <text:p>-8.43837797782393</text:p>
          </table:table-cell>
        </table:table-row>
        <table:table-row table:style-name="ro1">
          <table:table-cell office:value-type="float" office:value="-9.05343866217377" calcext:value-type="float">
            <text:p>-9.05343866217377</text:p>
          </table:table-cell>
        </table:table-row>
        <table:table-row table:style-name="ro1">
          <table:table-cell office:value-type="float" office:value="-10.2771405814124" calcext:value-type="float">
            <text:p>-10.2771405814124</text:p>
          </table:table-cell>
        </table:table-row>
        <table:table-row table:style-name="ro1">
          <table:table-cell office:value-type="float" office:value="-11.8567472773952" calcext:value-type="float">
            <text:p>-11.8567472773952</text:p>
          </table:table-cell>
        </table:table-row>
        <table:table-row table:style-name="ro1">
          <table:table-cell office:value-type="float" office:value="-13.3639640013724" calcext:value-type="float">
            <text:p>-13.3639640013724</text:p>
          </table:table-cell>
        </table:table-row>
        <table:table-row table:style-name="ro1">
          <table:table-cell office:value-type="float" office:value="-14.3354354195201" calcext:value-type="float">
            <text:p>-14.3354354195201</text:p>
          </table:table-cell>
        </table:table-row>
        <table:table-row table:style-name="ro1">
          <table:table-cell office:value-type="float" office:value="-16.2849224718834" calcext:value-type="float">
            <text:p>-16.2849224718834</text:p>
          </table:table-cell>
        </table:table-row>
        <table:table-row table:style-name="ro1">
          <table:table-cell office:value-type="float" office:value="-18.5325565300527" calcext:value-type="float">
            <text:p>-18.5325565300527</text:p>
          </table:table-cell>
        </table:table-row>
        <table:table-row table:style-name="ro1">
          <table:table-cell office:value-type="float" office:value="-20.4838388564068" calcext:value-type="float">
            <text:p>-20.4838388564068</text:p>
          </table:table-cell>
        </table:table-row>
        <table:table-row table:style-name="ro1">
          <table:table-cell office:value-type="float" office:value="-22.5484535439961" calcext:value-type="float">
            <text:p>-22.5484535439961</text:p>
          </table:table-cell>
        </table:table-row>
        <table:table-row table:style-name="ro1">
          <table:table-cell office:value-type="float" office:value="-24.7751405688319" calcext:value-type="float">
            <text:p>-24.7751405688319</text:p>
          </table:table-cell>
        </table:table-row>
        <table:table-row table:style-name="ro1">
          <table:table-cell office:value-type="float" office:value="-27.1146341247669" calcext:value-type="float">
            <text:p>-27.1146341247669</text:p>
          </table:table-cell>
        </table:table-row>
        <table:table-row table:style-name="ro1">
          <table:table-cell office:value-type="float" office:value="-29.592296359358" calcext:value-type="float">
            <text:p>-29.592296359358</text:p>
          </table:table-cell>
        </table:table-row>
        <table:table-row table:style-name="ro1">
          <table:table-cell office:value-type="float" office:value="-32.1372489810418" calcext:value-type="float">
            <text:p>-32.1372489810418</text:p>
          </table:table-cell>
        </table:table-row>
        <table:table-row table:style-name="ro1">
          <table:table-cell office:value-type="float" office:value="-34.7348595397863" calcext:value-type="float">
            <text:p>-34.7348595397863</text:p>
          </table:table-cell>
        </table:table-row>
        <table:table-row table:style-name="ro1">
          <table:table-cell office:value-type="float" office:value="-37.1847064532331" calcext:value-type="float">
            <text:p>-37.1847064532331</text:p>
          </table:table-cell>
        </table:table-row>
        <table:table-row table:style-name="ro1">
          <table:table-cell office:value-type="float" office:value="-39.443961576875" calcext:value-type="float">
            <text:p>-39.443961576875</text:p>
          </table:table-cell>
        </table:table-row>
        <table:table-row table:style-name="ro1">
          <table:table-cell office:value-type="float" office:value="-42.1042380265334" calcext:value-type="float">
            <text:p>-42.1042380265334</text:p>
          </table:table-cell>
        </table:table-row>
        <table:table-row table:style-name="ro1">
          <table:table-cell office:value-type="float" office:value="-44.5523858291394" calcext:value-type="float">
            <text:p>-44.5523858291394</text:p>
          </table:table-cell>
        </table:table-row>
        <table:table-row table:style-name="ro1">
          <table:table-cell office:value-type="float" office:value="-46.3531919537797" calcext:value-type="float">
            <text:p>-46.3531919537797</text:p>
          </table:table-cell>
        </table:table-row>
        <table:table-row table:style-name="ro1">
          <table:table-cell office:value-type="float" office:value="-48.154842864792" calcext:value-type="float">
            <text:p>-48.154842864792</text:p>
          </table:table-cell>
        </table:table-row>
        <table:table-row table:style-name="ro1">
          <table:table-cell office:value-type="float" office:value="-49.7448992054565" calcext:value-type="float">
            <text:p>-49.7448992054565</text:p>
          </table:table-cell>
        </table:table-row>
        <table:table-row table:style-name="ro1">
          <table:table-cell office:value-type="float" office:value="-51.5906087681489" calcext:value-type="float">
            <text:p>-51.5906087681489</text:p>
          </table:table-cell>
        </table:table-row>
        <table:table-row table:style-name="ro1">
          <table:table-cell office:value-type="float" office:value="-52.8064008292358" calcext:value-type="float">
            <text:p>-52.8064008292358</text:p>
          </table:table-cell>
        </table:table-row>
        <table:table-row table:style-name="ro1">
          <table:table-cell office:value-type="float" office:value="-53.3256503304268" calcext:value-type="float">
            <text:p>-53.3256503304268</text:p>
          </table:table-cell>
        </table:table-row>
        <table:table-row table:style-name="ro1">
          <table:table-cell office:value-type="float" office:value="-54.4247018723203" calcext:value-type="float">
            <text:p>-54.4247018723203</text:p>
          </table:table-cell>
        </table:table-row>
        <table:table-row table:style-name="ro1">
          <table:table-cell office:value-type="float" office:value="-55.5915277479714" calcext:value-type="float">
            <text:p>-55.5915277479714</text:p>
          </table:table-cell>
        </table:table-row>
        <table:table-row table:style-name="ro1">
          <table:table-cell office:value-type="float" office:value="-56.5806191822281" calcext:value-type="float">
            <text:p>-56.5806191822281</text:p>
          </table:table-cell>
        </table:table-row>
        <table:table-row table:style-name="ro1">
          <table:table-cell office:value-type="float" office:value="-57.3039235540599" calcext:value-type="float">
            <text:p>-57.3039235540599</text:p>
          </table:table-cell>
        </table:table-row>
        <table:table-row table:style-name="ro1">
          <table:table-cell office:value-type="float" office:value="-58.4778227532413" calcext:value-type="float">
            <text:p>-58.4778227532413</text:p>
          </table:table-cell>
        </table:table-row>
        <table:table-row table:style-name="ro1">
          <table:table-cell office:value-type="float" office:value="-59.3700015151793" calcext:value-type="float">
            <text:p>-59.3700015151793</text:p>
          </table:table-cell>
        </table:table-row>
        <table:table-row table:style-name="ro1">
          <table:table-cell office:value-type="float" office:value="-60.2145409623114" calcext:value-type="float">
            <text:p>-60.2145409623114</text:p>
          </table:table-cell>
        </table:table-row>
        <table:table-row table:style-name="ro1">
          <table:table-cell office:value-type="float" office:value="-61.0735741647464" calcext:value-type="float">
            <text:p>-61.0735741647464</text:p>
          </table:table-cell>
        </table:table-row>
        <table:table-row table:style-name="ro1">
          <table:table-cell office:value-type="float" office:value="-62.2567955279937" calcext:value-type="float">
            <text:p>-62.2567955279937</text:p>
          </table:table-cell>
        </table:table-row>
        <table:table-row table:style-name="ro1">
          <table:table-cell office:value-type="float" office:value="-64.0256060375687" calcext:value-type="float">
            <text:p>-64.0256060375687</text:p>
          </table:table-cell>
        </table:table-row>
        <table:table-row table:style-name="ro1">
          <table:table-cell office:value-type="float" office:value="-65.6661234309533" calcext:value-type="float">
            <text:p>-65.6661234309533</text:p>
          </table:table-cell>
        </table:table-row>
        <table:table-row table:style-name="ro1">
          <table:table-cell office:value-type="float" office:value="-67.6381062016467" calcext:value-type="float">
            <text:p>-67.6381062016467</text:p>
          </table:table-cell>
        </table:table-row>
        <table:table-row table:style-name="ro1">
          <table:table-cell office:value-type="float" office:value="-69.8741539141276" calcext:value-type="float">
            <text:p>-69.8741539141276</text:p>
          </table:table-cell>
        </table:table-row>
        <table:table-row table:style-name="ro1">
          <table:table-cell office:value-type="float" office:value="-71.9878905817485" calcext:value-type="float">
            <text:p>-71.9878905817485</text:p>
          </table:table-cell>
        </table:table-row>
        <table:table-row table:style-name="ro1">
          <table:table-cell office:value-type="float" office:value="-74.6562339522361" calcext:value-type="float">
            <text:p>-74.6562339522361</text:p>
          </table:table-cell>
        </table:table-row>
        <table:table-row table:style-name="ro1">
          <table:table-cell office:value-type="float" office:value="-77.3609375593699" calcext:value-type="float">
            <text:p>-77.3609375593699</text:p>
          </table:table-cell>
        </table:table-row>
        <table:table-row table:style-name="ro1">
          <table:table-cell office:value-type="float" office:value="-80.4820508390513" calcext:value-type="float">
            <text:p>-80.4820508390513</text:p>
          </table:table-cell>
        </table:table-row>
        <table:table-row table:style-name="ro1">
          <table:table-cell office:value-type="float" office:value="-83.2110254255612" calcext:value-type="float">
            <text:p>-83.2110254255612</text:p>
          </table:table-cell>
        </table:table-row>
        <table:table-row table:style-name="ro1">
          <table:table-cell office:value-type="float" office:value="-86.2314702908646" calcext:value-type="float">
            <text:p>-86.2314702908646</text:p>
          </table:table-cell>
        </table:table-row>
        <table:table-row table:style-name="ro1">
          <table:table-cell office:value-type="float" office:value="-89.3097228021349" calcext:value-type="float">
            <text:p>-89.3097228021349</text:p>
          </table:table-cell>
        </table:table-row>
        <table:table-row table:style-name="ro1">
          <table:table-cell office:value-type="float" office:value="-92.0700306530411" calcext:value-type="float">
            <text:p>-92.0700306530411</text:p>
          </table:table-cell>
        </table:table-row>
        <table:table-row table:style-name="ro1">
          <table:table-cell office:value-type="float" office:value="-94.504906863607" calcext:value-type="float">
            <text:p>-94.504906863607</text:p>
          </table:table-cell>
        </table:table-row>
        <table:table-row table:style-name="ro1">
          <table:table-cell office:value-type="float" office:value="-96.9529574681739" calcext:value-type="float">
            <text:p>-96.9529574681739</text:p>
          </table:table-cell>
        </table:table-row>
        <table:table-row table:style-name="ro1">
          <table:table-cell office:value-type="float" office:value="-99.8060927598971" calcext:value-type="float">
            <text:p>-99.8060927598971</text:p>
          </table:table-cell>
        </table:table-row>
        <table:table-row table:style-name="ro1">
          <table:table-cell office:value-type="float" office:value="-102.339087278326" calcext:value-type="float">
            <text:p>-102.339087278326</text:p>
          </table:table-cell>
        </table:table-row>
        <table:table-row table:style-name="ro1">
          <table:table-cell office:value-type="float" office:value="-104.547039262089" calcext:value-type="float">
            <text:p>-104.547039262089</text:p>
          </table:table-cell>
        </table:table-row>
        <table:table-row table:style-name="ro1">
          <table:table-cell office:value-type="float" office:value="-106.330248413655" calcext:value-type="float">
            <text:p>-106.330248413655</text:p>
          </table:table-cell>
        </table:table-row>
        <table:table-row table:style-name="ro1">
          <table:table-cell office:value-type="float" office:value="-108.103763034507" calcext:value-type="float">
            <text:p>-108.103763034507</text:p>
          </table:table-cell>
        </table:table-row>
        <table:table-row table:style-name="ro1">
          <table:table-cell office:value-type="float" office:value="-109.536654938128" calcext:value-type="float">
            <text:p>-109.536654938128</text:p>
          </table:table-cell>
        </table:table-row>
        <table:table-row table:style-name="ro1">
          <table:table-cell office:value-type="float" office:value="-110.962679836564" calcext:value-type="float">
            <text:p>-110.962679836564</text:p>
          </table:table-cell>
        </table:table-row>
        <table:table-row table:style-name="ro1">
          <table:table-cell office:value-type="float" office:value="-112.38013505196" calcext:value-type="float">
            <text:p>-112.38013505196</text:p>
          </table:table-cell>
        </table:table-row>
        <table:table-row table:style-name="ro1">
          <table:table-cell office:value-type="float" office:value="-113.927273380049" calcext:value-type="float">
            <text:p>-113.927273380049</text:p>
          </table:table-cell>
        </table:table-row>
        <table:table-row table:style-name="ro1">
          <table:table-cell office:value-type="float" office:value="-114.848252965788" calcext:value-type="float">
            <text:p>-114.848252965788</text:p>
          </table:table-cell>
        </table:table-row>
        <table:table-row table:style-name="ro1">
          <table:table-cell office:value-type="float" office:value="-115.312883801874" calcext:value-type="float">
            <text:p>-115.312883801874</text:p>
          </table:table-cell>
        </table:table-row>
        <table:table-row table:style-name="ro1">
          <table:table-cell office:value-type="float" office:value="-116.40893227322" calcext:value-type="float">
            <text:p>-116.40893227322</text:p>
          </table:table-cell>
        </table:table-row>
        <table:table-row table:style-name="ro1">
          <table:table-cell office:value-type="float" office:value="-117.645975363739" calcext:value-type="float">
            <text:p>-117.645975363739</text:p>
          </table:table-cell>
        </table:table-row>
        <table:table-row table:style-name="ro1">
          <table:table-cell office:value-type="float" office:value="-118.720326797869" calcext:value-type="float">
            <text:p>-118.720326797869</text:p>
          </table:table-cell>
        </table:table-row>
        <table:table-row table:style-name="ro1">
          <table:table-cell office:value-type="float" office:value="-119.831105128787" calcext:value-type="float">
            <text:p>-119.831105128787</text:p>
          </table:table-cell>
        </table:table-row>
        <table:table-row table:style-name="ro1">
          <table:table-cell office:value-type="float" office:value="-121.263731694377" calcext:value-type="float">
            <text:p>-121.263731694377</text:p>
          </table:table-cell>
        </table:table-row>
        <table:table-row table:style-name="ro1">
          <table:table-cell office:value-type="float" office:value="-123.111341960372" calcext:value-type="float">
            <text:p>-123.111341960372</text:p>
          </table:table-cell>
        </table:table-row>
        <table:table-row table:style-name="ro1">
          <table:table-cell office:value-type="float" office:value="-125.217592968193" calcext:value-type="float">
            <text:p>-125.217592968193</text:p>
          </table:table-cell>
        </table:table-row>
        <table:table-row table:style-name="ro1">
          <table:table-cell office:value-type="float" office:value="-127.42146452514" calcext:value-type="float">
            <text:p>-127.42146452514</text:p>
          </table:table-cell>
        </table:table-row>
        <table:table-row table:style-name="ro1">
          <table:table-cell office:value-type="float" office:value="-129.36245711554" calcext:value-type="float">
            <text:p>-129.36245711554</text:p>
          </table:table-cell>
        </table:table-row>
        <table:table-row table:style-name="ro1">
          <table:table-cell office:value-type="float" office:value="-131.576128755069" calcext:value-type="float">
            <text:p>-131.576128755069</text:p>
          </table:table-cell>
        </table:table-row>
        <table:table-row table:style-name="ro1">
          <table:table-cell office:value-type="float" office:value="-134.760270103919" calcext:value-type="float">
            <text:p>-134.760270103919</text:p>
          </table:table-cell>
        </table:table-row>
        <table:table-row table:style-name="ro1">
          <table:table-cell office:value-type="float" office:value="-138.087651284985" calcext:value-type="float">
            <text:p>-138.087651284985</text:p>
          </table:table-cell>
        </table:table-row>
        <table:table-row table:style-name="ro1">
          <table:table-cell office:value-type="float" office:value="-140.496892505736" calcext:value-type="float">
            <text:p>-140.496892505736</text:p>
          </table:table-cell>
        </table:table-row>
        <table:table-row table:style-name="ro1">
          <table:table-cell office:value-type="float" office:value="-142.92692668269" calcext:value-type="float">
            <text:p>-142.92692668269</text:p>
          </table:table-cell>
        </table:table-row>
        <table:table-row table:style-name="ro1">
          <table:table-cell office:value-type="float" office:value="-145.750966993188" calcext:value-type="float">
            <text:p>-145.750966993188</text:p>
          </table:table-cell>
        </table:table-row>
        <table:table-row table:style-name="ro1">
          <table:table-cell office:value-type="float" office:value="-148.523160650416" calcext:value-type="float">
            <text:p>-148.523160650416</text:p>
          </table:table-cell>
        </table:table-row>
        <table:table-row table:style-name="ro1">
          <table:table-cell office:value-type="float" office:value="-151.203774214891" calcext:value-type="float">
            <text:p>-151.203774214891</text:p>
          </table:table-cell>
        </table:table-row>
        <table:table-row table:style-name="ro1">
          <table:table-cell office:value-type="float" office:value="-153.733361642917" calcext:value-type="float">
            <text:p>-153.733361642917</text:p>
          </table:table-cell>
        </table:table-row>
        <table:table-row table:style-name="ro1">
          <table:table-cell office:value-type="float" office:value="-156.540975918538" calcext:value-type="float">
            <text:p>-156.540975918538</text:p>
          </table:table-cell>
        </table:table-row>
        <table:table-row table:style-name="ro1">
          <table:table-cell office:value-type="float" office:value="-159.217341145286" calcext:value-type="float">
            <text:p>-159.217341145286</text:p>
          </table:table-cell>
        </table:table-row>
        <table:table-row table:style-name="ro1">
          <table:table-cell office:value-type="float" office:value="-161.258659554807" calcext:value-type="float">
            <text:p>-161.258659554807</text:p>
          </table:table-cell>
        </table:table-row>
        <table:table-row table:style-name="ro1">
          <table:table-cell office:value-type="float" office:value="-162.490755209742" calcext:value-type="float">
            <text:p>-162.490755209742</text:p>
          </table:table-cell>
        </table:table-row>
        <table:table-row table:style-name="ro1">
          <table:table-cell office:value-type="float" office:value="-164.232817457524" calcext:value-type="float">
            <text:p>-164.232817457524</text:p>
          </table:table-cell>
        </table:table-row>
        <table:table-row table:style-name="ro1">
          <table:table-cell office:value-type="float" office:value="-165.73021524592" calcext:value-type="float">
            <text:p>-165.73021524592</text:p>
          </table:table-cell>
        </table:table-row>
        <table:table-row table:style-name="ro1">
          <table:table-cell office:value-type="float" office:value="-167.366638064725" calcext:value-type="float">
            <text:p>-167.366638064725</text:p>
          </table:table-cell>
        </table:table-row>
        <table:table-row table:style-name="ro1">
          <table:table-cell office:value-type="float" office:value="-168.310630824561" calcext:value-type="float">
            <text:p>-168.310630824561</text:p>
          </table:table-cell>
        </table:table-row>
        <table:table-row table:style-name="ro1">
          <table:table-cell office:value-type="float" office:value="-169.005222650708" calcext:value-type="float">
            <text:p>-169.005222650708</text:p>
          </table:table-cell>
        </table:table-row>
        <table:table-row table:style-name="ro1">
          <table:table-cell office:value-type="float" office:value="-169.75213588889" calcext:value-type="float">
            <text:p>-169.75213588889</text:p>
          </table:table-cell>
        </table:table-row>
        <table:table-row table:style-name="ro1">
          <table:table-cell office:value-type="float" office:value="-171.010751459398" calcext:value-type="float">
            <text:p>-171.010751459398</text:p>
          </table:table-cell>
        </table:table-row>
        <table:table-row table:style-name="ro1">
          <table:table-cell office:value-type="float" office:value="-172.278174199869" calcext:value-type="float">
            <text:p>-172.278174199869</text:p>
          </table:table-cell>
        </table:table-row>
        <table:table-row table:style-name="ro1">
          <table:table-cell office:value-type="float" office:value="-172.993200359919" calcext:value-type="float">
            <text:p>-172.993200359919</text:p>
          </table:table-cell>
        </table:table-row>
        <table:table-row table:style-name="ro1">
          <table:table-cell office:value-type="float" office:value="-173.382012712013" calcext:value-type="float">
            <text:p>-173.382012712013</text:p>
          </table:table-cell>
        </table:table-row>
        <table:table-row table:style-name="ro1">
          <table:table-cell office:value-type="float" office:value="-173.974424991633" calcext:value-type="float">
            <text:p>-173.974424991633</text:p>
          </table:table-cell>
        </table:table-row>
        <table:table-row table:style-name="ro1">
          <table:table-cell office:value-type="float" office:value="-175.527869935716" calcext:value-type="float">
            <text:p>-175.527869935716</text:p>
          </table:table-cell>
        </table:table-row>
        <table:table-row table:style-name="ro1">
          <table:table-cell office:value-type="float" office:value="-176.837702247861" calcext:value-type="float">
            <text:p>-176.837702247861</text:p>
          </table:table-cell>
        </table:table-row>
        <table:table-row table:style-name="ro1">
          <table:table-cell office:value-type="float" office:value="-177.809426135962" calcext:value-type="float">
            <text:p>-177.809426135962</text:p>
          </table:table-cell>
        </table:table-row>
        <table:table-row table:style-name="ro1">
          <table:table-cell office:value-type="float" office:value="-179.377244312794" calcext:value-type="float">
            <text:p>-179.377244312794</text:p>
          </table:table-cell>
        </table:table-row>
        <table:table-row table:style-name="ro1">
          <table:table-cell office:value-type="float" office:value="178.44343252866" calcext:value-type="float">
            <text:p>178.44343252866</text:p>
          </table:table-cell>
        </table:table-row>
        <table:table-row table:style-name="ro1">
          <table:table-cell office:value-type="float" office:value="176.26860300084" calcext:value-type="float">
            <text:p>176.26860300084</text:p>
          </table:table-cell>
        </table:table-row>
        <table:table-row table:style-name="ro1">
          <table:table-cell office:value-type="float" office:value="174.412756035796" calcext:value-type="float">
            <text:p>174.412756035796</text:p>
          </table:table-cell>
        </table:table-row>
        <table:table-row table:style-name="ro1">
          <table:table-cell office:value-type="float" office:value="172.220862809086" calcext:value-type="float">
            <text:p>172.220862809086</text:p>
          </table:table-cell>
        </table:table-row>
        <table:table-row table:style-name="ro1">
          <table:table-cell office:value-type="float" office:value="169.667299484078" calcext:value-type="float">
            <text:p>169.667299484078</text:p>
          </table:table-cell>
        </table:table-row>
        <table:table-row table:style-name="ro1">
          <table:table-cell office:value-type="float" office:value="167.538244079446" calcext:value-type="float">
            <text:p>167.538244079446</text:p>
          </table:table-cell>
        </table:table-row>
        <table:table-row table:style-name="ro1">
          <table:table-cell office:value-type="float" office:value="165.366169028434" calcext:value-type="float">
            <text:p>165.366169028434</text:p>
          </table:table-cell>
        </table:table-row>
        <table:table-row table:style-name="ro1">
          <table:table-cell office:value-type="float" office:value="163.033851891464" calcext:value-type="float">
            <text:p>163.033851891464</text:p>
          </table:table-cell>
        </table:table-row>
        <table:table-row table:style-name="ro1">
          <table:table-cell office:value-type="float" office:value="160.283259664695" calcext:value-type="float">
            <text:p>160.283259664695</text:p>
          </table:table-cell>
        </table:table-row>
        <table:table-row table:style-name="ro1">
          <table:table-cell office:value-type="float" office:value="157.500605394851" calcext:value-type="float">
            <text:p>157.500605394851</text:p>
          </table:table-cell>
        </table:table-row>
        <table:table-row table:style-name="ro1">
          <table:table-cell office:value-type="float" office:value="155.376435213836" calcext:value-type="float">
            <text:p>155.376435213836</text:p>
          </table:table-cell>
        </table:table-row>
        <table:table-row table:style-name="ro1">
          <table:table-cell office:value-type="float" office:value="153.434948822922" calcext:value-type="float">
            <text:p>153.434948822922</text:p>
          </table:table-cell>
        </table:table-row>
        <table:table-row table:style-name="ro1">
          <table:table-cell office:value-type="float" office:value="151.488753705891" calcext:value-type="float">
            <text:p>151.488753705891</text:p>
          </table:table-cell>
        </table:table-row>
        <table:table-row table:style-name="ro1">
          <table:table-cell office:value-type="float" office:value="149.359336544245" calcext:value-type="float">
            <text:p>149.359336544245</text:p>
          </table:table-cell>
        </table:table-row>
        <table:table-row table:style-name="ro1">
          <table:table-cell office:value-type="float" office:value="147.264773727892" calcext:value-type="float">
            <text:p>147.264773727892</text:p>
          </table:table-cell>
        </table:table-row>
        <table:table-row table:style-name="ro1">
          <table:table-cell office:value-type="float" office:value="146.051457026665" calcext:value-type="float">
            <text:p>146.051457026665</text:p>
          </table:table-cell>
        </table:table-row>
        <table:table-row table:style-name="ro1">
          <table:table-cell office:value-type="float" office:value="144.752424941654" calcext:value-type="float">
            <text:p>144.752424941654</text:p>
          </table:table-cell>
        </table:table-row>
        <table:table-row table:style-name="ro1">
          <table:table-cell office:value-type="float" office:value="143.443190929177" calcext:value-type="float">
            <text:p>143.443190929177</text:p>
          </table:table-cell>
        </table:table-row>
        <table:table-row table:style-name="ro1">
          <table:table-cell office:value-type="float" office:value="142.565321068432" calcext:value-type="float">
            <text:p>142.565321068432</text:p>
          </table:table-cell>
        </table:table-row>
        <table:table-row table:style-name="ro1">
          <table:table-cell office:value-type="float" office:value="141.241914347415" calcext:value-type="float">
            <text:p>141.241914347415</text:p>
          </table:table-cell>
        </table:table-row>
        <table:table-row table:style-name="ro1">
          <table:table-cell office:value-type="float" office:value="140.355825042855" calcext:value-type="float">
            <text:p>140.355825042855</text:p>
          </table:table-cell>
        </table:table-row>
        <table:table-row table:style-name="ro1">
          <table:table-cell office:value-type="float" office:value="139.261223244499" calcext:value-type="float">
            <text:p>139.261223244499</text:p>
          </table:table-cell>
        </table:table-row>
        <table:table-row table:style-name="ro1">
          <table:table-cell office:value-type="float" office:value="138.81407483429" calcext:value-type="float">
            <text:p>138.81407483429</text:p>
          </table:table-cell>
        </table:table-row>
        <table:table-row table:style-name="ro1">
          <table:table-cell office:value-type="float" office:value="138.36646066343" calcext:value-type="float">
            <text:p>138.36646066343</text:p>
          </table:table-cell>
        </table:table-row>
        <table:table-row table:style-name="ro1">
          <table:table-cell office:value-type="float" office:value="137.470051295961" calcext:value-type="float">
            <text:p>137.470051295961</text:p>
          </table:table-cell>
        </table:table-row>
        <table:table-row table:style-name="ro1">
          <table:table-cell office:value-type="float" office:value="136.342624026538" calcext:value-type="float">
            <text:p>136.342624026538</text:p>
          </table:table-cell>
        </table:table-row>
        <table:table-row table:style-name="ro1">
          <table:table-cell office:value-type="float" office:value="135.447614170861" calcext:value-type="float">
            <text:p>135.447614170861</text:p>
          </table:table-cell>
        </table:table-row>
        <table:table-row table:style-name="ro1">
          <table:table-cell office:value-type="float" office:value="134.325963102016" calcext:value-type="float">
            <text:p>134.325963102016</text:p>
          </table:table-cell>
        </table:table-row>
        <table:table-row table:style-name="ro1">
          <table:table-cell office:value-type="float" office:value="132.745425034065" calcext:value-type="float">
            <text:p>132.745425034065</text:p>
          </table:table-cell>
        </table:table-row>
        <table:table-row table:style-name="ro1">
          <table:table-cell office:value-type="float" office:value="131.125326796435" calcext:value-type="float">
            <text:p>131.125326796435</text:p>
          </table:table-cell>
        </table:table-row>
        <table:table-row table:style-name="ro1">
          <table:table-cell office:value-type="float" office:value="129.062583900518" calcext:value-type="float">
            <text:p>129.062583900518</text:p>
          </table:table-cell>
        </table:table-row>
        <table:table-row table:style-name="ro1">
          <table:table-cell office:value-type="float" office:value="126.934858819271" calcext:value-type="float">
            <text:p>126.934858819271</text:p>
          </table:table-cell>
        </table:table-row>
        <table:table-row table:style-name="ro1">
          <table:table-cell office:value-type="float" office:value="124.777831366364" calcext:value-type="float">
            <text:p>124.777831366364</text:p>
          </table:table-cell>
        </table:table-row>
        <table:table-row table:style-name="ro1">
          <table:table-cell office:value-type="float" office:value="122.69607644594" calcext:value-type="float">
            <text:p>122.69607644594</text:p>
          </table:table-cell>
        </table:table-row>
        <table:table-row table:style-name="ro1">
          <table:table-cell office:value-type="float" office:value="120.515266439677" calcext:value-type="float">
            <text:p>120.515266439677</text:p>
          </table:table-cell>
        </table:table-row>
        <table:table-row table:style-name="ro1">
          <table:table-cell office:value-type="float" office:value="117.450997770932" calcext:value-type="float">
            <text:p>117.450997770932</text:p>
          </table:table-cell>
        </table:table-row>
        <table:table-row table:style-name="ro1">
          <table:table-cell office:value-type="float" office:value="114.636129649891" calcext:value-type="float">
            <text:p>114.636129649891</text:p>
          </table:table-cell>
        </table:table-row>
        <table:table-row table:style-name="ro1">
          <table:table-cell office:value-type="float" office:value="112.051062719077" calcext:value-type="float">
            <text:p>112.051062719077</text:p>
          </table:table-cell>
        </table:table-row>
        <table:table-row table:style-name="ro1">
          <table:table-cell office:value-type="float" office:value="109.290046219189" calcext:value-type="float">
            <text:p>109.290046219189</text:p>
          </table:table-cell>
        </table:table-row>
        <table:table-row table:style-name="ro1">
          <table:table-cell office:value-type="float" office:value="106.17868361628" calcext:value-type="float">
            <text:p>106.17868361628</text:p>
          </table:table-cell>
        </table:table-row>
        <table:table-row table:style-name="ro1">
          <table:table-cell office:value-type="float" office:value="103.298570330494" calcext:value-type="float">
            <text:p>103.298570330494</text:p>
          </table:table-cell>
        </table:table-row>
        <table:table-row table:style-name="ro1">
          <table:table-cell office:value-type="float" office:value="100.911128384283" calcext:value-type="float">
            <text:p>100.911128384283</text:p>
          </table:table-cell>
        </table:table-row>
        <table:table-row table:style-name="ro1">
          <table:table-cell office:value-type="float" office:value="98.2267224641082" calcext:value-type="float">
            <text:p>98.2267224641082</text:p>
          </table:table-cell>
        </table:table-row>
        <table:table-row table:style-name="ro1">
          <table:table-cell office:value-type="float" office:value="96.2258290644258" calcext:value-type="float">
            <text:p>96.2258290644258</text:p>
          </table:table-cell>
        </table:table-row>
        <table:table-row table:style-name="ro1">
          <table:table-cell office:value-type="float" office:value="94.1596422937127" calcext:value-type="float">
            <text:p>94.1596422937127</text:p>
          </table:table-cell>
        </table:table-row>
        <table:table-row table:style-name="ro1">
          <table:table-cell office:value-type="float" office:value="92.0700306530411" calcext:value-type="float">
            <text:p>92.0700306530411</text:p>
          </table:table-cell>
        </table:table-row>
        <table:table-row table:style-name="ro1">
          <table:table-cell office:value-type="float" office:value="90.3451511231641" calcext:value-type="float">
            <text:p>90.3451511231641</text:p>
          </table:table-cell>
        </table:table-row>
        <table:table-row table:style-name="ro1">
          <table:table-cell office:value-type="float" office:value="89.3055397124502" calcext:value-type="float">
            <text:p>89.3055397124502</text:p>
          </table:table-cell>
        </table:table-row>
        <table:table-row table:style-name="ro1">
          <table:table-cell office:value-type="float" office:value="88.2642954110716" calcext:value-type="float">
            <text:p>88.2642954110716</text:p>
          </table:table-cell>
        </table:table-row>
        <table:table-row table:style-name="ro1">
          <table:table-cell office:value-type="float" office:value="86.5106750942036" calcext:value-type="float">
            <text:p>86.5106750942036</text:p>
          </table:table-cell>
        </table:table-row>
        <table:table-row table:style-name="ro1">
          <table:table-cell office:value-type="float" office:value="84.7421908310453" calcext:value-type="float">
            <text:p>84.7421908310453</text:p>
          </table:table-cell>
        </table:table-row>
        <table:table-row table:style-name="ro1">
          <table:table-cell office:value-type="float" office:value="84.3594505678432" calcext:value-type="float">
            <text:p>84.3594505678432</text:p>
          </table:table-cell>
        </table:table-row>
        <table:table-row table:style-name="ro1">
          <table:table-cell office:value-type="float" office:value="83.7365093856655" calcext:value-type="float">
            <text:p>83.7365093856655</text:p>
          </table:table-cell>
        </table:table-row>
        <table:table-row table:style-name="ro1">
          <table:table-cell office:value-type="float" office:value="82.3595932389732" calcext:value-type="float">
            <text:p>82.3595932389732</text:p>
          </table:table-cell>
        </table:table-row>
        <table:table-row table:style-name="ro1">
          <table:table-cell office:value-type="float" office:value="80.5946884990431" calcext:value-type="float">
            <text:p>80.5946884990431</text:p>
          </table:table-cell>
        </table:table-row>
        <table:table-row table:style-name="ro1">
          <table:table-cell office:value-type="float" office:value="79.3803447238449" calcext:value-type="float">
            <text:p>79.3803447238449</text:p>
          </table:table-cell>
        </table:table-row>
        <table:table-row table:style-name="ro1">
          <table:table-cell office:value-type="float" office:value="78.2748879848349" calcext:value-type="float">
            <text:p>78.2748879848349</text:p>
          </table:table-cell>
        </table:table-row>
        <table:table-row table:style-name="ro1">
          <table:table-cell office:value-type="float" office:value="76.6397815552355" calcext:value-type="float">
            <text:p>76.6397815552355</text:p>
          </table:table-cell>
        </table:table-row>
        <table:table-row table:style-name="ro1">
          <table:table-cell office:value-type="float" office:value="74.9571992539462" calcext:value-type="float">
            <text:p>74.9571992539462</text:p>
          </table:table-cell>
        </table:table-row>
        <table:table-row table:style-name="ro1">
          <table:table-cell office:value-type="float" office:value="72.9999055463613" calcext:value-type="float">
            <text:p>72.9999055463613</text:p>
          </table:table-cell>
        </table:table-row>
        <table:table-row table:style-name="ro1">
          <table:table-cell office:value-type="float" office:value="70.6768156818382" calcext:value-type="float">
            <text:p>70.6768156818382</text:p>
          </table:table-cell>
        </table:table-row>
        <table:table-row table:style-name="ro1">
          <table:table-cell office:value-type="float" office:value="67.8097111038775" calcext:value-type="float">
            <text:p>67.8097111038775</text:p>
          </table:table-cell>
        </table:table-row>
        <table:table-row table:style-name="ro1">
          <table:table-cell office:value-type="float" office:value="65.2975697722287" calcext:value-type="float">
            <text:p>65.2975697722287</text:p>
          </table:table-cell>
        </table:table-row>
        <table:table-row table:style-name="ro1">
          <table:table-cell office:value-type="float" office:value="62.660728657994" calcext:value-type="float">
            <text:p>62.660728657994</text:p>
          </table:table-cell>
        </table:table-row>
        <table:table-row table:style-name="ro1">
          <table:table-cell office:value-type="float" office:value="60.3408907640049" calcext:value-type="float">
            <text:p>60.3408907640049</text:p>
          </table:table-cell>
        </table:table-row>
        <table:table-row table:style-name="ro1">
          <table:table-cell office:value-type="float" office:value="57.5552967407886" calcext:value-type="float">
            <text:p>57.5552967407886</text:p>
          </table:table-cell>
        </table:table-row>
        <table:table-row table:style-name="ro1">
          <table:table-cell office:value-type="float" office:value="54.3020547112988" calcext:value-type="float">
            <text:p>54.3020547112988</text:p>
          </table:table-cell>
        </table:table-row>
        <table:table-row table:style-name="ro1">
          <table:table-cell office:value-type="float" office:value="51.0724564072077" calcext:value-type="float">
            <text:p>51.0724564072077</text:p>
          </table:table-cell>
        </table:table-row>
        <table:table-row table:style-name="ro1">
          <table:table-cell office:value-type="float" office:value="47.9108378261678" calcext:value-type="float">
            <text:p>47.910837826167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2.3648154175486" calcext:value-type="float">
            <text:p>42.3648154175486</text:p>
          </table:table-cell>
        </table:table-row>
        <table:table-row table:style-name="ro1">
          <table:table-cell office:value-type="float" office:value="39.7187593715549" calcext:value-type="float">
            <text:p>39.7187593715549</text:p>
          </table:table-cell>
        </table:table-row>
        <table:table-row table:style-name="ro1">
          <table:table-cell office:value-type="float" office:value="37.3422903062861" calcext:value-type="float">
            <text:p>37.3422903062861</text:p>
          </table:table-cell>
        </table:table-row>
        <table:table-row table:style-name="ro1">
          <table:table-cell office:value-type="float" office:value="34.9920201985587" calcext:value-type="float">
            <text:p>34.9920201985587</text:p>
          </table:table-cell>
        </table:table-row>
        <table:table-row table:style-name="ro1">
          <table:table-cell office:value-type="float" office:value="33.1356095487189" calcext:value-type="float">
            <text:p>33.1356095487189</text:p>
          </table:table-cell>
        </table:table-row>
        <table:table-row table:style-name="ro1">
          <table:table-cell office:value-type="float" office:value="31.304123495591" calcext:value-type="float">
            <text:p>31.304123495591</text:p>
          </table:table-cell>
        </table:table-row>
        <table:table-row table:style-name="ro1">
          <table:table-cell office:value-type="float" office:value="29.3757654188132" calcext:value-type="float">
            <text:p>29.3757654188132</text:p>
          </table:table-cell>
        </table:table-row>
        <table:table-row table:style-name="ro1">
          <table:table-cell office:value-type="float" office:value="27.8972710309476" calcext:value-type="float">
            <text:p>27.8972710309476</text:p>
          </table:table-cell>
        </table:table-row>
        <table:table-row table:style-name="ro1">
          <table:table-cell office:value-type="float" office:value="26.4170003967337" calcext:value-type="float">
            <text:p>26.4170003967337</text:p>
          </table:table-cell>
        </table:table-row>
        <table:table-row table:style-name="ro1">
          <table:table-cell office:value-type="float" office:value="25.5341329916476" calcext:value-type="float">
            <text:p>25.5341329916476</text:p>
          </table:table-cell>
        </table:table-row>
        <table:table-row table:style-name="ro1">
          <table:table-cell office:value-type="float" office:value="24.3624530153122" calcext:value-type="float">
            <text:p>24.3624530153122</text:p>
          </table:table-cell>
        </table:table-row>
        <table:table-row table:style-name="ro1">
          <table:table-cell office:value-type="float" office:value="23.1985905136482" calcext:value-type="float">
            <text:p>23.1985905136482</text:p>
          </table:table-cell>
        </table:table-row>
        <table:table-row table:style-name="ro1">
          <table:table-cell office:value-type="float" office:value="22.5945911166347" calcext:value-type="float">
            <text:p>22.5945911166347</text:p>
          </table:table-cell>
        </table:table-row>
        <table:table-row table:style-name="ro1">
          <table:table-cell office:value-type="float" office:value="22.1663458220825" calcext:value-type="float">
            <text:p>22.1663458220825</text:p>
          </table:table-cell>
        </table:table-row>
        <table:table-row table:style-name="ro1">
          <table:table-cell office:value-type="float" office:value="21.3179122754616" calcext:value-type="float">
            <text:p>21.3179122754616</text:p>
          </table:table-cell>
        </table:table-row>
        <table:table-row table:style-name="ro1">
          <table:table-cell office:value-type="float" office:value="20.1768596271113" calcext:value-type="float">
            <text:p>20.1768596271113</text:p>
          </table:table-cell>
        </table:table-row>
        <table:table-row table:style-name="ro1">
          <table:table-cell office:value-type="float" office:value="18.7413404451927" calcext:value-type="float">
            <text:p>18.7413404451927</text:p>
          </table:table-cell>
        </table:table-row>
        <table:table-row table:style-name="ro1">
          <table:table-cell office:value-type="float" office:value="17.6222972286683" calcext:value-type="float">
            <text:p>17.6222972286683</text:p>
          </table:table-cell>
        </table:table-row>
        <table:table-row table:style-name="ro1">
          <table:table-cell office:value-type="float" office:value="16.6992442339936" calcext:value-type="float">
            <text:p>16.6992442339936</text:p>
          </table:table-cell>
        </table:table-row>
        <table:table-row table:style-name="ro1">
          <table:table-cell office:value-type="float" office:value="15.056471427388" calcext:value-type="float">
            <text:p>15.056471427388</text:p>
          </table:table-cell>
        </table:table-row>
        <table:table-row table:style-name="ro1">
          <table:table-cell office:value-type="float" office:value="12.633361935275" calcext:value-type="float">
            <text:p>12.633361935275</text:p>
          </table:table-cell>
        </table:table-row>
        <table:table-row table:style-name="ro1">
          <table:table-cell office:value-type="float" office:value="10.5030030189178" calcext:value-type="float">
            <text:p>10.5030030189178</text:p>
          </table:table-cell>
        </table:table-row>
        <table:table-row table:style-name="ro1">
          <table:table-cell office:value-type="float" office:value="8.79373035416923" calcext:value-type="float">
            <text:p>8.79373035416923</text:p>
          </table:table-cell>
        </table:table-row>
        <table:table-row table:style-name="ro1">
          <table:table-cell office:value-type="float" office:value="6.58194465517801" calcext:value-type="float">
            <text:p>6.58194465517801</text:p>
          </table:table-cell>
        </table:table-row>
        <table:table-row table:style-name="ro1">
          <table:table-cell office:value-type="float" office:value="4.08561677997488" calcext:value-type="float">
            <text:p>4.08561677997488</text:p>
          </table:table-cell>
        </table:table-row>
        <table:table-row table:style-name="ro1">
          <table:table-cell office:value-type="float" office:value="1.56506908559226" calcext:value-type="float">
            <text:p>1.56506908559226</text:p>
          </table:table-cell>
        </table:table-row>
        <table:table-row table:style-name="ro1">
          <table:table-cell office:value-type="float" office:value="-0.622755687206318" calcext:value-type="float">
            <text:p>-0.622755687206318</text:p>
          </table:table-cell>
        </table:table-row>
        <table:table-row table:style-name="ro1">
          <table:table-cell office:value-type="float" office:value="-3.11084065349077" calcext:value-type="float">
            <text:p>-3.11084065349077</text:p>
          </table:table-cell>
        </table:table-row>
        <table:table-row table:style-name="ro1">
          <table:table-cell office:value-type="float" office:value="-5.89551701236935" calcext:value-type="float">
            <text:p>-5.89551701236935</text:p>
          </table:table-cell>
        </table:table-row>
        <table:table-row table:style-name="ro1">
          <table:table-cell office:value-type="float" office:value="-8.69910208462608" calcext:value-type="float">
            <text:p>-8.69910208462608</text:p>
          </table:table-cell>
        </table:table-row>
        <table:table-row table:style-name="ro1">
          <table:table-cell office:value-type="float" office:value="-10.8855270546587" calcext:value-type="float">
            <text:p>-10.8855270546587</text:p>
          </table:table-cell>
        </table:table-row>
        <table:table-row table:style-name="ro1">
          <table:table-cell office:value-type="float" office:value="-13.0639541273863" calcext:value-type="float">
            <text:p>-13.0639541273863</text:p>
          </table:table-cell>
        </table:table-row>
        <table:table-row table:style-name="ro1">
          <table:table-cell office:value-type="float" office:value="-14.9314171781376" calcext:value-type="float">
            <text:p>-14.9314171781376</text:p>
          </table:table-cell>
        </table:table-row>
        <table:table-row table:style-name="ro1">
          <table:table-cell office:value-type="float" office:value="-16.7873012028491" calcext:value-type="float">
            <text:p>-16.7873012028491</text:p>
          </table:table-cell>
        </table:table-row>
        <table:table-row table:style-name="ro1">
          <table:table-cell office:value-type="float" office:value="-18.627863176455" calcext:value-type="float">
            <text:p>-18.627863176455</text:p>
          </table:table-cell>
        </table:table-row>
        <table:table-row table:style-name="ro1">
          <table:table-cell office:value-type="float" office:value="-20.2701048385937" calcext:value-type="float">
            <text:p>-20.2701048385937</text:p>
          </table:table-cell>
        </table:table-row>
        <table:table-row table:style-name="ro1">
          <table:table-cell office:value-type="float" office:value="-21.0595733190996" calcext:value-type="float">
            <text:p>-21.0595733190996</text:p>
          </table:table-cell>
        </table:table-row>
        <table:table-row table:style-name="ro1">
          <table:table-cell office:value-type="float" office:value="-21.8588200678527" calcext:value-type="float">
            <text:p>-21.8588200678527</text:p>
          </table:table-cell>
        </table:table-row>
        <table:table-row table:style-name="ro1">
          <table:table-cell office:value-type="float" office:value="-23.2392546512585" calcext:value-type="float">
            <text:p>-23.2392546512585</text:p>
          </table:table-cell>
        </table:table-row>
        <table:table-row table:style-name="ro1">
          <table:table-cell office:value-type="float" office:value="-24.6235647861636" calcext:value-type="float">
            <text:p>-24.6235647861636</text:p>
          </table:table-cell>
        </table:table-row>
        <table:table-row table:style-name="ro1">
          <table:table-cell office:value-type="float" office:value="-25.5963742621442" calcext:value-type="float">
            <text:p>-25.5963742621442</text:p>
          </table:table-cell>
        </table:table-row>
        <table:table-row table:style-name="ro1">
          <table:table-cell office:value-type="float" office:value="-26.0101457233678" calcext:value-type="float">
            <text:p>-26.0101457233678</text:p>
          </table:table-cell>
        </table:table-row>
        <table:table-row table:style-name="ro1">
          <table:table-cell office:value-type="float" office:value="-26.565051177078" calcext:value-type="float">
            <text:p>-26.565051177078</text:p>
          </table:table-cell>
        </table:table-row>
        <table:table-row table:style-name="ro1">
          <table:table-cell office:value-type="float" office:value="-27.5290718724566" calcext:value-type="float">
            <text:p>-27.5290718724566</text:p>
          </table:table-cell>
        </table:table-row>
        <table:table-row table:style-name="ro1">
          <table:table-cell office:value-type="float" office:value="-28.0907281894592" calcext:value-type="float">
            <text:p>-28.0907281894592</text:p>
          </table:table-cell>
        </table:table-row>
        <table:table-row table:style-name="ro1">
          <table:table-cell office:value-type="float" office:value="-28.3636030309433" calcext:value-type="float">
            <text:p>-28.3636030309433</text:p>
          </table:table-cell>
        </table:table-row>
        <table:table-row table:style-name="ro1">
          <table:table-cell office:value-type="float" office:value="-29.1738459238275" calcext:value-type="float">
            <text:p>-29.1738459238275</text:p>
          </table:table-cell>
        </table:table-row>
        <table:table-row table:style-name="ro1">
          <table:table-cell office:value-type="float" office:value="-30.6997225508144" calcext:value-type="float">
            <text:p>-30.6997225508144</text:p>
          </table:table-cell>
        </table:table-row>
        <table:table-row table:style-name="ro1">
          <table:table-cell office:value-type="float" office:value="-32.3034510483872" calcext:value-type="float">
            <text:p>-32.3034510483872</text:p>
          </table:table-cell>
        </table:table-row>
        <table:table-row table:style-name="ro1">
          <table:table-cell office:value-type="float" office:value="-33.6029919402627" calcext:value-type="float">
            <text:p>-33.6029919402627</text:p>
          </table:table-cell>
        </table:table-row>
        <table:table-row table:style-name="ro1">
          <table:table-cell office:value-type="float" office:value="-35.2475750583462" calcext:value-type="float">
            <text:p>-35.2475750583462</text:p>
          </table:table-cell>
        </table:table-row>
        <table:table-row table:style-name="ro1">
          <table:table-cell office:value-type="float" office:value="-37.4346789315677" calcext:value-type="float">
            <text:p>-37.4346789315677</text:p>
          </table:table-cell>
        </table:table-row>
        <table:table-row table:style-name="ro1">
          <table:table-cell office:value-type="float" office:value="-39.8460914387722" calcext:value-type="float">
            <text:p>-39.8460914387722</text:p>
          </table:table-cell>
        </table:table-row>
        <table:table-row table:style-name="ro1">
          <table:table-cell office:value-type="float" office:value="-42.0815652792185" calcext:value-type="float">
            <text:p>-42.0815652792185</text:p>
          </table:table-cell>
        </table:table-row>
        <table:table-row table:style-name="ro1">
          <table:table-cell office:value-type="float" office:value="-44.3312080470313" calcext:value-type="float">
            <text:p>-44.3312080470313</text:p>
          </table:table-cell>
        </table:table-row>
        <table:table-row table:style-name="ro1">
          <table:table-cell office:value-type="float" office:value="-46.7899106082461" calcext:value-type="float">
            <text:p>-46.7899106082461</text:p>
          </table:table-cell>
        </table:table-row>
        <table:table-row table:style-name="ro1">
          <table:table-cell office:value-type="float" office:value="-49.7825324844739" calcext:value-type="float">
            <text:p>-49.7825324844739</text:p>
          </table:table-cell>
        </table:table-row>
        <table:table-row table:style-name="ro1">
          <table:table-cell office:value-type="float" office:value="-52.0966941665754" calcext:value-type="float">
            <text:p>-52.0966941665754</text:p>
          </table:table-cell>
        </table:table-row>
        <table:table-row table:style-name="ro1">
          <table:table-cell office:value-type="float" office:value="-54.6121147543659" calcext:value-type="float">
            <text:p>-54.6121147543659</text:p>
          </table:table-cell>
        </table:table-row>
        <table:table-row table:style-name="ro1">
          <table:table-cell office:value-type="float" office:value="-57.4790718019276" calcext:value-type="float">
            <text:p>-57.4790718019276</text:p>
          </table:table-cell>
        </table:table-row>
        <table:table-row table:style-name="ro1">
          <table:table-cell office:value-type="float" office:value="-60.051219992591" calcext:value-type="float">
            <text:p>-60.051219992591</text:p>
          </table:table-cell>
        </table:table-row>
        <table:table-row table:style-name="ro1">
          <table:table-cell office:value-type="float" office:value="-62.1027289690524" calcext:value-type="float">
            <text:p>-62.1027289690524</text:p>
          </table:table-cell>
        </table:table-row>
        <table:table-row table:style-name="ro1">
          <table:table-cell office:value-type="float" office:value="-64.0256060375687" calcext:value-type="float">
            <text:p>-64.0256060375687</text:p>
          </table:table-cell>
        </table:table-row>
        <table:table-row table:style-name="ro1">
          <table:table-cell office:value-type="float" office:value="-66.2384305274357" calcext:value-type="float">
            <text:p>-66.2384305274357</text:p>
          </table:table-cell>
        </table:table-row>
        <table:table-row table:style-name="ro1">
          <table:table-cell office:value-type="float" office:value="-68.6293777306568" calcext:value-type="float">
            <text:p>-68.6293777306568</text:p>
          </table:table-cell>
        </table:table-row>
        <table:table-row table:style-name="ro1">
          <table:table-cell office:value-type="float" office:value="-70.3013786254197" calcext:value-type="float">
            <text:p>-70.3013786254197</text:p>
          </table:table-cell>
        </table:table-row>
        <table:table-row table:style-name="ro1">
          <table:table-cell office:value-type="float" office:value="-72.3063600065283" calcext:value-type="float">
            <text:p>-72.3063600065283</text:p>
          </table:table-cell>
        </table:table-row>
        <table:table-row table:style-name="ro1">
          <table:table-cell office:value-type="float" office:value="-74.0084722414829" calcext:value-type="float">
            <text:p>-74.0084722414829</text:p>
          </table:table-cell>
        </table:table-row>
        <table:table-row table:style-name="ro1">
          <table:table-cell office:value-type="float" office:value="-74.8937011687992" calcext:value-type="float">
            <text:p>-74.8937011687992</text:p>
          </table:table-cell>
        </table:table-row>
        <table:table-row table:style-name="ro1">
          <table:table-cell office:value-type="float" office:value="-75.5509698735406" calcext:value-type="float">
            <text:p>-75.5509698735406</text:p>
          </table:table-cell>
        </table:table-row>
        <table:table-row table:style-name="ro1">
          <table:table-cell office:value-type="float" office:value="-76.7014296695057" calcext:value-type="float">
            <text:p>-76.7014296695057</text:p>
          </table:table-cell>
        </table:table-row>
        <table:table-row table:style-name="ro1">
          <table:table-cell office:value-type="float" office:value="-77.7638884905837" calcext:value-type="float">
            <text:p>-77.7638884905837</text:p>
          </table:table-cell>
        </table:table-row>
        <table:table-row table:style-name="ro1">
          <table:table-cell office:value-type="float" office:value="-78.7564588977868" calcext:value-type="float">
            <text:p>-78.7564588977868</text:p>
          </table:table-cell>
        </table:table-row>
        <table:table-row table:style-name="ro1">
          <table:table-cell office:value-type="float" office:value="-79.695153531234" calcext:value-type="float">
            <text:p>-79.695153531234</text:p>
          </table:table-cell>
        </table:table-row>
        <table:table-row table:style-name="ro1">
          <table:table-cell office:value-type="float" office:value="-80.7066914006029" calcext:value-type="float">
            <text:p>-80.7066914006029</text:p>
          </table:table-cell>
        </table:table-row>
        <table:table-row table:style-name="ro1">
          <table:table-cell office:value-type="float" office:value="-81.7732775358918" calcext:value-type="float">
            <text:p>-81.7732775358918</text:p>
          </table:table-cell>
        </table:table-row>
        <table:table-row table:style-name="ro1">
          <table:table-cell office:value-type="float" office:value="-82.7900381543842" calcext:value-type="float">
            <text:p>-82.7900381543842</text:p>
          </table:table-cell>
        </table:table-row>
        <table:table-row table:style-name="ro1">
          <table:table-cell office:value-type="float" office:value="-84.1527445587268" calcext:value-type="float">
            <text:p>-84.1527445587268</text:p>
          </table:table-cell>
        </table:table-row>
        <table:table-row table:style-name="ro1">
          <table:table-cell office:value-type="float" office:value="-85.8653286262636" calcext:value-type="float">
            <text:p>-85.8653286262636</text:p>
          </table:table-cell>
        </table:table-row>
        <table:table-row table:style-name="ro1">
          <table:table-cell office:value-type="float" office:value="-87.9423540530517" calcext:value-type="float">
            <text:p>-87.9423540530517</text:p>
          </table:table-cell>
        </table:table-row>
        <table:table-row table:style-name="ro1">
          <table:table-cell office:value-type="float" office:value="-90.3451511231641" calcext:value-type="float">
            <text:p>-90.3451511231641</text:p>
          </table:table-cell>
        </table:table-row>
        <table:table-row table:style-name="ro1">
          <table:table-cell office:value-type="float" office:value="-93.1221304621157" calcext:value-type="float">
            <text:p>-93.1221304621157</text:p>
          </table:table-cell>
        </table:table-row>
        <table:table-row table:style-name="ro1">
          <table:table-cell office:value-type="float" office:value="-95.9180603521076" calcext:value-type="float">
            <text:p>-95.9180603521076</text:p>
          </table:table-cell>
        </table:table-row>
        <table:table-row table:style-name="ro1">
          <table:table-cell office:value-type="float" office:value="-98.4269690214807" calcext:value-type="float">
            <text:p>-98.4269690214807</text:p>
          </table:table-cell>
        </table:table-row>
        <table:table-row table:style-name="ro1">
          <table:table-cell office:value-type="float" office:value="-100.898725805753" calcext:value-type="float">
            <text:p>-100.898725805753</text:p>
          </table:table-cell>
        </table:table-row>
        <table:table-row table:style-name="ro1">
          <table:table-cell office:value-type="float" office:value="-104.036243467926" calcext:value-type="float">
            <text:p>-104.036243467926</text:p>
          </table:table-cell>
        </table:table-row>
        <table:table-row table:style-name="ro1">
          <table:table-cell office:value-type="float" office:value="-106.898648694038" calcext:value-type="float">
            <text:p>-106.898648694038</text:p>
          </table:table-cell>
        </table:table-row>
        <table:table-row table:style-name="ro1">
          <table:table-cell office:value-type="float" office:value="-109.86429740341" calcext:value-type="float">
            <text:p>-109.86429740341</text:p>
          </table:table-cell>
        </table:table-row>
        <table:table-row table:style-name="ro1">
          <table:table-cell office:value-type="float" office:value="-113.290117240129" calcext:value-type="float">
            <text:p>-113.290117240129</text:p>
          </table:table-cell>
        </table:table-row>
        <table:table-row table:style-name="ro1">
          <table:table-cell office:value-type="float" office:value="-117.030860259843" calcext:value-type="float">
            <text:p>-117.030860259843</text:p>
          </table:table-cell>
        </table:table-row>
        <table:table-row table:style-name="ro1">
          <table:table-cell office:value-type="float" office:value="-119.659109235995" calcext:value-type="float">
            <text:p>-119.659109235995</text:p>
          </table:table-cell>
        </table:table-row>
        <table:table-row table:style-name="ro1">
          <table:table-cell office:value-type="float" office:value="-121.787253121665" calcext:value-type="float">
            <text:p>-121.787253121665</text:p>
          </table:table-cell>
        </table:table-row>
        <table:table-row table:style-name="ro1">
          <table:table-cell office:value-type="float" office:value="-124.169920456593" calcext:value-type="float">
            <text:p>-124.169920456593</text:p>
          </table:table-cell>
        </table:table-row>
        <table:table-row table:style-name="ro1">
          <table:table-cell office:value-type="float" office:value="-126.662555561153" calcext:value-type="float">
            <text:p>-126.662555561153</text:p>
          </table:table-cell>
        </table:table-row>
        <table:table-row table:style-name="ro1">
          <table:table-cell office:value-type="float" office:value="-128.65980825409" calcext:value-type="float">
            <text:p>-128.65980825409</text:p>
          </table:table-cell>
        </table:table-row>
        <table:table-row table:style-name="ro1">
          <table:table-cell office:value-type="float" office:value="-130.638427354979" calcext:value-type="float">
            <text:p>-130.638427354979</text:p>
          </table:table-cell>
        </table:table-row>
        <table:table-row table:style-name="ro1">
          <table:table-cell office:value-type="float" office:value="-132.573664168398" calcext:value-type="float">
            <text:p>-132.573664168398</text:p>
          </table:table-cell>
        </table:table-row>
        <table:table-row table:style-name="ro1">
          <table:table-cell office:value-type="float" office:value="-134.518534194162" calcext:value-type="float">
            <text:p>-134.518534194162</text:p>
          </table:table-cell>
        </table:table-row>
        <table:table-row table:style-name="ro1">
          <table:table-cell office:value-type="float" office:value="-135.962863625636" calcext:value-type="float">
            <text:p>-135.962863625636</text:p>
          </table:table-cell>
        </table:table-row>
        <table:table-row table:style-name="ro1">
          <table:table-cell office:value-type="float" office:value="-137.156562674715" calcext:value-type="float">
            <text:p>-137.156562674715</text:p>
          </table:table-cell>
        </table:table-row>
        <table:table-row table:style-name="ro1">
          <table:table-cell office:value-type="float" office:value="-137.886418543865" calcext:value-type="float">
            <text:p>-137.886418543865</text:p>
          </table:table-cell>
        </table:table-row>
        <table:table-row table:style-name="ro1">
          <table:table-cell office:value-type="float" office:value="-138.846030090047" calcext:value-type="float">
            <text:p>-138.846030090047</text:p>
          </table:table-cell>
        </table:table-row>
        <table:table-row table:style-name="ro1">
          <table:table-cell office:value-type="float" office:value="-139.803485759069" calcext:value-type="float">
            <text:p>-139.803485759069</text:p>
          </table:table-cell>
        </table:table-row>
        <table:table-row table:style-name="ro1">
          <table:table-cell office:value-type="float" office:value="-140.496892505736" calcext:value-type="float">
            <text:p>-140.496892505736</text:p>
          </table:table-cell>
        </table:table-row>
        <table:table-row table:style-name="ro1">
          <table:table-cell office:value-type="float" office:value="-141.709836807757" calcext:value-type="float">
            <text:p>-141.709836807757</text:p>
          </table:table-cell>
        </table:table-row>
        <table:table-row table:style-name="ro1">
          <table:table-cell office:value-type="float" office:value="-142.657709693714" calcext:value-type="float">
            <text:p>-142.657709693714</text:p>
          </table:table-cell>
        </table:table-row>
        <table:table-row table:style-name="ro1">
          <table:table-cell office:value-type="float" office:value="-144.071497577177" calcext:value-type="float">
            <text:p>-144.071497577177</text:p>
          </table:table-cell>
        </table:table-row>
        <table:table-row table:style-name="ro1">
          <table:table-cell office:value-type="float" office:value="-145.663072125268" calcext:value-type="float">
            <text:p>-145.663072125268</text:p>
          </table:table-cell>
        </table:table-row>
        <table:table-row table:style-name="ro1">
          <table:table-cell office:value-type="float" office:value="-147.045632385266" calcext:value-type="float">
            <text:p>-147.045632385266</text:p>
          </table:table-cell>
        </table:table-row>
        <table:table-row table:style-name="ro1">
          <table:table-cell office:value-type="float" office:value="-148.523160650416" calcext:value-type="float">
            <text:p>-148.523160650416</text:p>
          </table:table-cell>
        </table:table-row>
        <table:table-row table:style-name="ro1">
          <table:table-cell office:value-type="float" office:value="-150.172915345525" calcext:value-type="float">
            <text:p>-150.172915345525</text:p>
          </table:table-cell>
        </table:table-row>
        <table:table-row table:style-name="ro1">
          <table:table-cell office:value-type="float" office:value="-152.256795527994" calcext:value-type="float">
            <text:p>-152.256795527994</text:p>
          </table:table-cell>
        </table:table-row>
        <table:table-row table:style-name="ro1">
          <table:table-cell office:value-type="float" office:value="-154.311856564353" calcext:value-type="float">
            <text:p>-154.311856564353</text:p>
          </table:table-cell>
        </table:table-row>
        <table:table-row table:style-name="ro1">
          <table:table-cell office:value-type="float" office:value="-157.056433527039" calcext:value-type="float">
            <text:p>-157.056433527039</text:p>
          </table:table-cell>
        </table:table-row>
        <table:table-row table:style-name="ro1">
          <table:table-cell office:value-type="float" office:value="-160.237579067605" calcext:value-type="float">
            <text:p>-160.237579067605</text:p>
          </table:table-cell>
        </table:table-row>
        <table:table-row table:style-name="ro1">
          <table:table-cell office:value-type="float" office:value="-163.300755766006" calcext:value-type="float">
            <text:p>-163.300755766006</text:p>
          </table:table-cell>
        </table:table-row>
        <table:table-row table:style-name="ro1">
          <table:table-cell office:value-type="float" office:value="-165.338452251391" calcext:value-type="float">
            <text:p>-165.338452251391</text:p>
          </table:table-cell>
        </table:table-row>
        <table:table-row table:style-name="ro1">
          <table:table-cell office:value-type="float" office:value="-167.436530601482" calcext:value-type="float">
            <text:p>-167.436530601482</text:p>
          </table:table-cell>
        </table:table-row>
        <table:table-row table:style-name="ro1">
          <table:table-cell office:value-type="float" office:value="-170.174722957852" calcext:value-type="float">
            <text:p>-170.174722957852</text:p>
          </table:table-cell>
        </table:table-row>
        <table:table-row table:style-name="ro1">
          <table:table-cell office:value-type="float" office:value="-173.069866503337" calcext:value-type="float">
            <text:p>-173.069866503337</text:p>
          </table:table-cell>
        </table:table-row>
        <table:table-row table:style-name="ro1">
          <table:table-cell office:value-type="float" office:value="-175.288469053898" calcext:value-type="float">
            <text:p>-175.288469053898</text:p>
          </table:table-cell>
        </table:table-row>
        <table:table-row table:style-name="ro1">
          <table:table-cell office:value-type="float" office:value="-177.184443315789" calcext:value-type="float">
            <text:p>-177.184443315789</text:p>
          </table:table-cell>
        </table:table-row>
        <table:table-row table:style-name="ro1">
          <table:table-cell office:value-type="float" office:value="-179.373841546465" calcext:value-type="float">
            <text:p>-179.373841546465</text:p>
          </table:table-cell>
        </table:table-row>
        <table:table-row table:style-name="ro1">
          <table:table-cell office:value-type="float" office:value="178.747832624796" calcext:value-type="float">
            <text:p>178.747832624796</text:p>
          </table:table-cell>
        </table:table-row>
        <table:table-row table:style-name="ro1">
          <table:table-cell office:value-type="float" office:value="177.483124343061" calcext:value-type="float">
            <text:p>177.483124343061</text:p>
          </table:table-cell>
        </table:table-row>
        <table:table-row table:style-name="ro1">
          <table:table-cell office:value-type="float" office:value="175.958644145569" calcext:value-type="float">
            <text:p>175.958644145569</text:p>
          </table:table-cell>
        </table:table-row>
        <table:table-row table:style-name="ro1">
          <table:table-cell office:value-type="float" office:value="174.104482987631" calcext:value-type="float">
            <text:p>174.104482987631</text:p>
          </table:table-cell>
        </table:table-row>
        <table:table-row table:style-name="ro1">
          <table:table-cell office:value-type="float" office:value="172.528440823408" calcext:value-type="float">
            <text:p>172.528440823408</text:p>
          </table:table-cell>
        </table:table-row>
        <table:table-row table:style-name="ro1">
          <table:table-cell office:value-type="float" office:value="171.51567786503" calcext:value-type="float">
            <text:p>171.51567786503</text:p>
          </table:table-cell>
        </table:table-row>
        <table:table-row table:style-name="ro1">
          <table:table-cell office:value-type="float" office:value="170.639809198087" calcext:value-type="float">
            <text:p>170.639809198087</text:p>
          </table:table-cell>
        </table:table-row>
        <table:table-row table:style-name="ro1">
          <table:table-cell office:value-type="float" office:value="170.027942312669" calcext:value-type="float">
            <text:p>170.027942312669</text:p>
          </table:table-cell>
        </table:table-row>
        <table:table-row table:style-name="ro1">
          <table:table-cell office:value-type="float" office:value="169.055780300932" calcext:value-type="float">
            <text:p>169.055780300932</text:p>
          </table:table-cell>
        </table:table-row>
        <table:table-row table:style-name="ro1">
          <table:table-cell office:value-type="float" office:value="168.01458588092" calcext:value-type="float">
            <text:p>168.01458588092</text:p>
          </table:table-cell>
        </table:table-row>
        <table:table-row table:style-name="ro1">
          <table:table-cell office:value-type="float" office:value="167.098927254785" calcext:value-type="float">
            <text:p>167.098927254785</text:p>
          </table:table-cell>
        </table:table-row>
        <table:table-row table:style-name="ro1">
          <table:table-cell office:value-type="float" office:value="166.189922908101" calcext:value-type="float">
            <text:p>166.189922908101</text:p>
          </table:table-cell>
        </table:table-row>
        <table:table-row table:style-name="ro1">
          <table:table-cell office:value-type="float" office:value="165.287952990666" calcext:value-type="float">
            <text:p>165.287952990666</text:p>
          </table:table-cell>
        </table:table-row>
        <table:table-row table:style-name="ro1">
          <table:table-cell office:value-type="float" office:value="164.310007070916" calcext:value-type="float">
            <text:p>164.310007070916</text:p>
          </table:table-cell>
        </table:table-row>
        <table:table-row table:style-name="ro1">
          <table:table-cell office:value-type="float" office:value="163.123735383289" calcext:value-type="float">
            <text:p>163.123735383289</text:p>
          </table:table-cell>
        </table:table-row>
        <table:table-row table:style-name="ro1">
          <table:table-cell office:value-type="float" office:value="162.149681697783" calcext:value-type="float">
            <text:p>162.149681697783</text:p>
          </table:table-cell>
        </table:table-row>
        <table:table-row table:style-name="ro1">
          <table:table-cell office:value-type="float" office:value="160.782904823021" calcext:value-type="float">
            <text:p>160.782904823021</text:p>
          </table:table-cell>
        </table:table-row>
        <table:table-row table:style-name="ro1">
          <table:table-cell office:value-type="float" office:value="159.40766866778" calcext:value-type="float">
            <text:p>159.40766866778</text:p>
          </table:table-cell>
        </table:table-row>
        <table:table-row table:style-name="ro1">
          <table:table-cell office:value-type="float" office:value="157.166345822082" calcext:value-type="float">
            <text:p>157.166345822082</text:p>
          </table:table-cell>
        </table:table-row>
        <table:table-row table:style-name="ro1">
          <table:table-cell office:value-type="float" office:value="154.683327546441" calcext:value-type="float">
            <text:p>154.683327546441</text:p>
          </table:table-cell>
        </table:table-row>
        <table:table-row table:style-name="ro1">
          <table:table-cell office:value-type="float" office:value="152.602623170033" calcext:value-type="float">
            <text:p>152.602623170033</text:p>
          </table:table-cell>
        </table:table-row>
        <table:table-row table:style-name="ro1">
          <table:table-cell office:value-type="float" office:value="150.370945592807" calcext:value-type="float">
            <text:p>150.370945592807</text:p>
          </table:table-cell>
        </table:table-row>
        <table:table-row table:style-name="ro1">
          <table:table-cell office:value-type="float" office:value="147.862751018958" calcext:value-type="float">
            <text:p>147.862751018958</text:p>
          </table:table-cell>
        </table:table-row>
        <table:table-row table:style-name="ro1">
          <table:table-cell office:value-type="float" office:value="145.443194063497" calcext:value-type="float">
            <text:p>145.443194063497</text:p>
          </table:table-cell>
        </table:table-row>
        <table:table-row table:style-name="ro1">
          <table:table-cell office:value-type="float" office:value="143.255888715217" calcext:value-type="float">
            <text:p>143.255888715217</text:p>
          </table:table-cell>
        </table:table-row>
        <table:table-row table:style-name="ro1">
          <table:table-cell office:value-type="float" office:value="140.599339336521" calcext:value-type="float">
            <text:p>140.599339336521</text:p>
          </table:table-cell>
        </table:table-row>
        <table:table-row table:style-name="ro1">
          <table:table-cell office:value-type="float" office:value="138.130244862219" calcext:value-type="float">
            <text:p>138.130244862219</text:p>
          </table:table-cell>
        </table:table-row>
        <table:table-row table:style-name="ro1">
          <table:table-cell office:value-type="float" office:value="135.447614170861" calcext:value-type="float">
            <text:p>135.447614170861</text:p>
          </table:table-cell>
        </table:table-row>
        <table:table-row table:style-name="ro1">
          <table:table-cell office:value-type="float" office:value="133.427569572327" calcext:value-type="float">
            <text:p>133.427569572327</text:p>
          </table:table-cell>
        </table:table-row>
        <table:table-row table:style-name="ro1">
          <table:table-cell office:value-type="float" office:value="131.155864423708" calcext:value-type="float">
            <text:p>131.155864423708</text:p>
          </table:table-cell>
        </table:table-row>
        <table:table-row table:style-name="ro1">
          <table:table-cell office:value-type="float" office:value="128.860317600076" calcext:value-type="float">
            <text:p>128.860317600076</text:p>
          </table:table-cell>
        </table:table-row>
        <table:table-row table:style-name="ro1">
          <table:table-cell office:value-type="float" office:value="126.998796819862" calcext:value-type="float">
            <text:p>126.998796819862</text:p>
          </table:table-cell>
        </table:table-row>
        <table:table-row table:style-name="ro1">
          <table:table-cell office:value-type="float" office:value="125.57529812768" calcext:value-type="float">
            <text:p>125.57529812768</text:p>
          </table:table-cell>
        </table:table-row>
        <table:table-row table:style-name="ro1">
          <table:table-cell office:value-type="float" office:value="124.140496764678" calcext:value-type="float">
            <text:p>124.140496764678</text:p>
          </table:table-cell>
        </table:table-row>
        <table:table-row table:style-name="ro1">
          <table:table-cell office:value-type="float" office:value="122.69607644594" calcext:value-type="float">
            <text:p>122.69607644594</text:p>
          </table:table-cell>
        </table:table-row>
        <table:table-row table:style-name="ro1">
          <table:table-cell office:value-type="float" office:value="121.243792325246" calcext:value-type="float">
            <text:p>121.243792325246</text:p>
          </table:table-cell>
        </table:table-row>
        <table:table-row table:style-name="ro1">
          <table:table-cell office:value-type="float" office:value="120.398727714166" calcext:value-type="float">
            <text:p>120.398727714166</text:p>
          </table:table-cell>
        </table:table-row>
        <table:table-row table:style-name="ro1">
          <table:table-cell office:value-type="float" office:value="119.375765418813" calcext:value-type="float">
            <text:p>119.375765418813</text:p>
          </table:table-cell>
        </table:table-row>
        <table:table-row table:style-name="ro1">
          <table:table-cell office:value-type="float" office:value="118.188981074574" calcext:value-type="float">
            <text:p>118.188981074574</text:p>
          </table:table-cell>
        </table:table-row>
        <table:table-row table:style-name="ro1">
          <table:table-cell office:value-type="float" office:value="117.450997770932" calcext:value-type="float">
            <text:p>117.450997770932</text:p>
          </table:table-cell>
        </table:table-row>
        <table:table-row table:style-name="ro1">
          <table:table-cell office:value-type="float" office:value="116.861917844403" calcext:value-type="float">
            <text:p>116.861917844403</text:p>
          </table:table-cell>
        </table:table-row>
        <table:table-row table:style-name="ro1">
          <table:table-cell office:value-type="float" office:value="115.820991974189" calcext:value-type="float">
            <text:p>115.820991974189</text:p>
          </table:table-cell>
        </table:table-row>
        <table:table-row table:style-name="ro1">
          <table:table-cell office:value-type="float" office:value="114.636129649891" calcext:value-type="float">
            <text:p>114.636129649891</text:p>
          </table:table-cell>
        </table:table-row>
        <table:table-row table:style-name="ro1">
          <table:table-cell office:value-type="float" office:value="113.591320094598" calcext:value-type="float">
            <text:p>113.591320094598</text:p>
          </table:table-cell>
        </table:table-row>
        <table:table-row table:style-name="ro1">
          <table:table-cell office:value-type="float" office:value="111.925560493591" calcext:value-type="float">
            <text:p>111.925560493591</text:p>
          </table:table-cell>
        </table:table-row>
        <table:table-row table:style-name="ro1">
          <table:table-cell office:value-type="float" office:value="110.556045219583" calcext:value-type="float">
            <text:p>110.556045219583</text:p>
          </table:table-cell>
        </table:table-row>
        <table:table-row table:style-name="ro1">
          <table:table-cell office:value-type="float" office:value="108.860931899565" calcext:value-type="float">
            <text:p>108.860931899565</text:p>
          </table:table-cell>
        </table:table-row>
        <table:table-row table:style-name="ro1">
          <table:table-cell office:value-type="float" office:value="107.152421740212" calcext:value-type="float">
            <text:p>107.152421740212</text:p>
          </table:table-cell>
        </table:table-row>
        <table:table-row table:style-name="ro1">
          <table:table-cell office:value-type="float" office:value="104.778161732937" calcext:value-type="float">
            <text:p>104.778161732937</text:p>
          </table:table-cell>
        </table:table-row>
        <table:table-row table:style-name="ro1">
          <table:table-cell office:value-type="float" office:value="101.976132444203" calcext:value-type="float">
            <text:p>101.976132444203</text:p>
          </table:table-cell>
        </table:table-row>
        <table:table-row table:style-name="ro1">
          <table:table-cell office:value-type="float" office:value="99.2933085993971" calcext:value-type="float">
            <text:p>99.2933085993971</text:p>
          </table:table-cell>
        </table:table-row>
        <table:table-row table:style-name="ro1">
          <table:table-cell office:value-type="float" office:value="96.5687641218211" calcext:value-type="float">
            <text:p>96.5687641218211</text:p>
          </table:table-cell>
        </table:table-row>
        <table:table-row table:style-name="ro1">
          <table:table-cell office:value-type="float" office:value="93.4682292589172" calcext:value-type="float">
            <text:p>93.468229258917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6.8778695378843" calcext:value-type="float">
            <text:p>86.8778695378843</text:p>
          </table:table-cell>
        </table:table-row>
        <table:table-row table:style-name="ro1">
          <table:table-cell office:value-type="float" office:value="84.045892568835" calcext:value-type="float">
            <text:p>84.045892568835</text:p>
          </table:table-cell>
        </table:table-row>
        <table:table-row table:style-name="ro1">
          <table:table-cell office:value-type="float" office:value="81.2272627024706" calcext:value-type="float">
            <text:p>81.2272627024706</text:p>
          </table:table-cell>
        </table:table-row>
        <table:table-row table:style-name="ro1">
          <table:table-cell office:value-type="float" office:value="78.486168815513" calcext:value-type="float">
            <text:p>78.486168815513</text:p>
          </table:table-cell>
        </table:table-row>
        <table:table-row table:style-name="ro1">
          <table:table-cell office:value-type="float" office:value="75.9637565320735" calcext:value-type="float">
            <text:p>75.9637565320735</text:p>
          </table:table-cell>
        </table:table-row>
        <table:table-row table:style-name="ro1">
          <table:table-cell office:value-type="float" office:value="73.2333886253713" calcext:value-type="float">
            <text:p>73.2333886253713</text:p>
          </table:table-cell>
        </table:table-row>
        <table:table-row table:style-name="ro1">
          <table:table-cell office:value-type="float" office:value="70.893646994228" calcext:value-type="float">
            <text:p>70.893646994228</text:p>
          </table:table-cell>
        </table:table-row>
        <table:table-row table:style-name="ro1">
          <table:table-cell office:value-type="float" office:value="68.9123175517509" calcext:value-type="float">
            <text:p>68.9123175517509</text:p>
          </table:table-cell>
        </table:table-row>
        <table:table-row table:style-name="ro1">
          <table:table-cell office:value-type="float" office:value="66.8469184358865" calcext:value-type="float">
            <text:p>66.8469184358865</text:p>
          </table:table-cell>
        </table:table-row>
        <table:table-row table:style-name="ro1">
          <table:table-cell office:value-type="float" office:value="65.1517470342119" calcext:value-type="float">
            <text:p>65.1517470342119</text:p>
          </table:table-cell>
        </table:table-row>
        <table:table-row table:style-name="ro1">
          <table:table-cell office:value-type="float" office:value="63.434948822922" calcext:value-type="float">
            <text:p>63.434948822922</text:p>
          </table:table-cell>
        </table:table-row>
        <table:table-row table:style-name="ro1">
          <table:table-cell office:value-type="float" office:value="62.0301567728871" calcext:value-type="float">
            <text:p>62.0301567728871</text:p>
          </table:table-cell>
        </table:table-row>
        <table:table-row table:style-name="ro1">
          <table:table-cell office:value-type="float" office:value="60.9453959009229" calcext:value-type="float">
            <text:p>60.9453959009229</text:p>
          </table:table-cell>
        </table:table-row>
        <table:table-row table:style-name="ro1">
          <table:table-cell office:value-type="float" office:value="59.6934133704912" calcext:value-type="float">
            <text:p>59.6934133704912</text:p>
          </table:table-cell>
        </table:table-row>
        <table:table-row table:style-name="ro1">
          <table:table-cell office:value-type="float" office:value="59.0362434679265" calcext:value-type="float">
            <text:p>59.0362434679265</text:p>
          </table:table-cell>
        </table:table-row>
        <table:table-row table:style-name="ro1">
          <table:table-cell office:value-type="float" office:value="58.4381881583507" calcext:value-type="float">
            <text:p>58.4381881583507</text:p>
          </table:table-cell>
        </table:table-row>
        <table:table-row table:style-name="ro1">
          <table:table-cell office:value-type="float" office:value="57.5552967407886" calcext:value-type="float">
            <text:p>57.5552967407886</text:p>
          </table:table-cell>
        </table:table-row>
        <table:table-row table:style-name="ro1">
          <table:table-cell office:value-type="float" office:value="55.9311229224115" calcext:value-type="float">
            <text:p>55.9311229224115</text:p>
          </table:table-cell>
        </table:table-row>
        <table:table-row table:style-name="ro1">
          <table:table-cell office:value-type="float" office:value="54.5021940036166" calcext:value-type="float">
            <text:p>54.5021940036166</text:p>
          </table:table-cell>
        </table:table-row>
        <table:table-row table:style-name="ro1">
          <table:table-cell office:value-type="float" office:value="53.8203795520211" calcext:value-type="float">
            <text:p>53.8203795520211</text:p>
          </table:table-cell>
        </table:table-row>
        <table:table-row table:style-name="ro1">
          <table:table-cell office:value-type="float" office:value="52.8533133019782" calcext:value-type="float">
            <text:p>52.8533133019782</text:p>
          </table:table-cell>
        </table:table-row>
        <table:table-row table:style-name="ro1">
          <table:table-cell office:value-type="float" office:value="50.5898689598278" calcext:value-type="float">
            <text:p>50.5898689598278</text:p>
          </table:table-cell>
        </table:table-row>
        <table:table-row table:style-name="ro1">
          <table:table-cell office:value-type="float" office:value="48.3664606634298" calcext:value-type="float">
            <text:p>48.3664606634298</text:p>
          </table:table-cell>
        </table:table-row>
        <table:table-row table:style-name="ro1">
          <table:table-cell office:value-type="float" office:value="46.2085924320269" calcext:value-type="float">
            <text:p>46.2085924320269</text:p>
          </table:table-cell>
        </table:table-row>
        <table:table-row table:style-name="ro1">
          <table:table-cell office:value-type="float" office:value="44.2747757009408" calcext:value-type="float">
            <text:p>44.2747757009408</text:p>
          </table:table-cell>
        </table:table-row>
        <table:table-row table:style-name="ro1">
          <table:table-cell office:value-type="float" office:value="41.8603398521797" calcext:value-type="float">
            <text:p>41.8603398521797</text:p>
          </table:table-cell>
        </table:table-row>
        <table:table-row table:style-name="ro1">
          <table:table-cell office:value-type="float" office:value="39.0284341022036" calcext:value-type="float">
            <text:p>39.0284341022036</text:p>
          </table:table-cell>
        </table:table-row>
        <table:table-row table:style-name="ro1">
          <table:table-cell office:value-type="float" office:value="36.1998021236195" calcext:value-type="float">
            <text:p>36.1998021236195</text:p>
          </table:table-cell>
        </table:table-row>
        <table:table-row table:style-name="ro1">
          <table:table-cell office:value-type="float" office:value="33.4137234653715" calcext:value-type="float">
            <text:p>33.4137234653715</text:p>
          </table:table-cell>
        </table:table-row>
        <table:table-row table:style-name="ro1">
          <table:table-cell office:value-type="float" office:value="30.2803402825068" calcext:value-type="float">
            <text:p>30.2803402825068</text:p>
          </table:table-cell>
        </table:table-row>
        <table:table-row table:style-name="ro1">
          <table:table-cell office:value-type="float" office:value="27.6039799306191" calcext:value-type="float">
            <text:p>27.6039799306191</text:p>
          </table:table-cell>
        </table:table-row>
        <table:table-row table:style-name="ro1">
          <table:table-cell office:value-type="float" office:value="25.0962504626922" calcext:value-type="float">
            <text:p>25.0962504626922</text:p>
          </table:table-cell>
        </table:table-row>
        <table:table-row table:style-name="ro1">
          <table:table-cell office:value-type="float" office:value="22.4690207695346" calcext:value-type="float">
            <text:p>22.4690207695346</text:p>
          </table:table-cell>
        </table:table-row>
        <table:table-row table:style-name="ro1">
          <table:table-cell office:value-type="float" office:value="19.8721758192439" calcext:value-type="float">
            <text:p>19.8721758192439</text:p>
          </table:table-cell>
        </table:table-row>
        <table:table-row table:style-name="ro1">
          <table:table-cell office:value-type="float" office:value="17.3156355100038" calcext:value-type="float">
            <text:p>17.3156355100038</text:p>
          </table:table-cell>
        </table:table-row>
        <table:table-row table:style-name="ro1">
          <table:table-cell office:value-type="float" office:value="14.8901823673271" calcext:value-type="float">
            <text:p>14.8901823673271</text:p>
          </table:table-cell>
        </table:table-row>
        <table:table-row table:style-name="ro1">
          <table:table-cell office:value-type="float" office:value="12.8750015596125" calcext:value-type="float">
            <text:p>12.8750015596125</text:p>
          </table:table-cell>
        </table:table-row>
        <table:table-row table:style-name="ro1">
          <table:table-cell office:value-type="float" office:value="11.185376627813" calcext:value-type="float">
            <text:p>11.185376627813</text:p>
          </table:table-cell>
        </table:table-row>
        <table:table-row table:style-name="ro1">
          <table:table-cell office:value-type="float" office:value="9.82527704214846" calcext:value-type="float">
            <text:p>9.82527704214846</text:p>
          </table:table-cell>
        </table:table-row>
        <table:table-row table:style-name="ro1">
          <table:table-cell office:value-type="float" office:value="7.90716270295846" calcext:value-type="float">
            <text:p>7.90716270295846</text:p>
          </table:table-cell>
        </table:table-row>
        <table:table-row table:style-name="ro1">
          <table:table-cell office:value-type="float" office:value="6.30544597726862" calcext:value-type="float">
            <text:p>6.30544597726862</text:p>
          </table:table-cell>
        </table:table-row>
        <table:table-row table:style-name="ro1">
          <table:table-cell office:value-type="float" office:value="5.36563092663983" calcext:value-type="float">
            <text:p>5.36563092663983</text:p>
          </table:table-cell>
        </table:table-row>
        <table:table-row table:style-name="ro1">
          <table:table-cell office:value-type="float" office:value="4.76364169072618" calcext:value-type="float">
            <text:p>4.76364169072618</text:p>
          </table:table-cell>
        </table:table-row>
        <table:table-row table:style-name="ro1">
          <table:table-cell office:value-type="float" office:value="3.79306428168864" calcext:value-type="float">
            <text:p>3.79306428168864</text:p>
          </table:table-cell>
        </table:table-row>
        <table:table-row table:style-name="ro1">
          <table:table-cell office:value-type="float" office:value="2.81555668421123" calcext:value-type="float">
            <text:p>2.81555668421123</text:p>
          </table:table-cell>
        </table:table-row>
        <table:table-row table:style-name="ro1">
          <table:table-cell office:value-type="float" office:value="2.19057386403822" calcext:value-type="float">
            <text:p>2.19057386403822</text:p>
          </table:table-cell>
        </table:table-row>
        <table:table-row table:style-name="ro1">
          <table:table-cell office:value-type="float" office:value="1.86767883943417" calcext:value-type="float">
            <text:p>1.86767883943417</text:p>
          </table:table-cell>
        </table:table-row>
        <table:table-row table:style-name="ro1">
          <table:table-cell office:value-type="float" office:value="0.619389703218117" calcext:value-type="float">
            <text:p>0.619389703218117</text:p>
          </table:table-cell>
        </table:table-row>
        <table:table-row table:style-name="ro1">
          <table:table-cell office:value-type="float" office:value="-0.622755687206318" calcext:value-type="float">
            <text:p>-0.622755687206318</text:p>
          </table:table-cell>
        </table:table-row>
        <table:table-row table:style-name="ro1">
          <table:table-cell office:value-type="float" office:value="-1.56506908559226" calcext:value-type="float">
            <text:p>-1.56506908559226</text:p>
          </table:table-cell>
        </table:table-row>
        <table:table-row table:style-name="ro1">
          <table:table-cell office:value-type="float" office:value="-2.50313977958491" calcext:value-type="float">
            <text:p>-2.50313977958491</text:p>
          </table:table-cell>
        </table:table-row>
        <table:table-row table:style-name="ro1">
          <table:table-cell office:value-type="float" office:value="-4.04135585443149" calcext:value-type="float">
            <text:p>-4.04135585443149</text:p>
          </table:table-cell>
        </table:table-row>
        <table:table-row table:style-name="ro1">
          <table:table-cell office:value-type="float" office:value="-5.89551701236935" calcext:value-type="float">
            <text:p>-5.89551701236935</text:p>
          </table:table-cell>
        </table:table-row>
        <table:table-row table:style-name="ro1">
          <table:table-cell office:value-type="float" office:value="-7.16354746583237" calcext:value-type="float">
            <text:p>-7.16354746583237</text:p>
          </table:table-cell>
        </table:table-row>
        <table:table-row table:style-name="ro1">
          <table:table-cell office:value-type="float" office:value="-8.74616226255521" calcext:value-type="float">
            <text:p>-8.74616226255521</text:p>
          </table:table-cell>
        </table:table-row>
        <table:table-row table:style-name="ro1">
          <table:table-cell office:value-type="float" office:value="-10.6387666095068" calcext:value-type="float">
            <text:p>-10.6387666095068</text:p>
          </table:table-cell>
        </table:table-row>
        <table:table-row table:style-name="ro1">
          <table:table-cell office:value-type="float" office:value="-13.0639541273863" calcext:value-type="float">
            <text:p>-13.0639541273863</text:p>
          </table:table-cell>
        </table:table-row>
        <table:table-row table:style-name="ro1">
          <table:table-cell office:value-type="float" office:value="-15.1479237308173" calcext:value-type="float">
            <text:p>-15.1479237308173</text:p>
          </table:table-cell>
        </table:table-row>
        <table:table-row table:style-name="ro1">
          <table:table-cell office:value-type="float" office:value="-17.4639268918428" calcext:value-type="float">
            <text:p>-17.4639268918428</text:p>
          </table:table-cell>
        </table:table-row>
        <table:table-row table:style-name="ro1">
          <table:table-cell office:value-type="float" office:value="-19.7988763545249" calcext:value-type="float">
            <text:p>-19.7988763545249</text:p>
          </table:table-cell>
        </table:table-row>
        <table:table-row table:style-name="ro1">
          <table:table-cell office:value-type="float" office:value="-22.2620691441256" calcext:value-type="float">
            <text:p>-22.2620691441256</text:p>
          </table:table-cell>
        </table:table-row>
        <table:table-row table:style-name="ro1">
          <table:table-cell office:value-type="float" office:value="-24.4950205240369" calcext:value-type="float">
            <text:p>-24.4950205240369</text:p>
          </table:table-cell>
        </table:table-row>
        <table:table-row table:style-name="ro1">
          <table:table-cell office:value-type="float" office:value="-26.8405095332132" calcext:value-type="float">
            <text:p>-26.8405095332132</text:p>
          </table:table-cell>
        </table:table-row>
        <table:table-row table:style-name="ro1">
          <table:table-cell office:value-type="float" office:value="-29.4758890032457" calcext:value-type="float">
            <text:p>-29.4758890032457</text:p>
          </table:table-cell>
        </table:table-row>
        <table:table-row table:style-name="ro1">
          <table:table-cell office:value-type="float" office:value="-31.8731369812727" calcext:value-type="float">
            <text:p>-31.8731369812727</text:p>
          </table:table-cell>
        </table:table-row>
        <table:table-row table:style-name="ro1">
          <table:table-cell office:value-type="float" office:value="-33.5180086452519" calcext:value-type="float">
            <text:p>-33.5180086452519</text:p>
          </table:table-cell>
        </table:table-row>
        <table:table-row table:style-name="ro1">
          <table:table-cell office:value-type="float" office:value="-35.321739946866" calcext:value-type="float">
            <text:p>-35.321739946866</text:p>
          </table:table-cell>
        </table:table-row>
        <table:table-row table:style-name="ro1">
          <table:table-cell office:value-type="float" office:value="-37.2447828926594" calcext:value-type="float">
            <text:p>-37.2447828926594</text:p>
          </table:table-cell>
        </table:table-row>
        <table:table-row table:style-name="ro1">
          <table:table-cell office:value-type="float" office:value="-39.2007823709016" calcext:value-type="float">
            <text:p>-39.2007823709016</text:p>
          </table:table-cell>
        </table:table-row>
        <table:table-row table:style-name="ro1">
          <table:table-cell office:value-type="float" office:value="-40.3286219646505" calcext:value-type="float">
            <text:p>-40.3286219646505</text:p>
          </table:table-cell>
        </table:table-row>
        <table:table-row table:style-name="ro1">
          <table:table-cell office:value-type="float" office:value="-41.2155200905121" calcext:value-type="float">
            <text:p>-41.2155200905121</text:p>
          </table:table-cell>
        </table:table-row>
        <table:table-row table:style-name="ro1">
          <table:table-cell office:value-type="float" office:value="-42.0815652792185" calcext:value-type="float">
            <text:p>-42.0815652792185</text:p>
          </table:table-cell>
        </table:table-row>
        <table:table-row table:style-name="ro1">
          <table:table-cell office:value-type="float" office:value="-43.1960048837994" calcext:value-type="float">
            <text:p>-43.1960048837994</text:p>
          </table:table-cell>
        </table:table-row>
        <table:table-row table:style-name="ro1">
          <table:table-cell office:value-type="float" office:value="-44.3259631020155" calcext:value-type="float">
            <text:p>-44.3259631020155</text:p>
          </table:table-cell>
        </table:table-row>
        <table:table-row table:style-name="ro1">
          <table:table-cell office:value-type="float" office:value="-45" calcext:value-type="float">
            <text:p>-45</text:p>
          </table:table-cell>
        </table:table-row>
        <table:table-row table:style-name="ro1">
          <table:table-cell office:value-type="float" office:value="-45.6740368979845" calcext:value-type="float">
            <text:p>-45.6740368979845</text:p>
          </table:table-cell>
        </table:table-row>
        <table:table-row table:style-name="ro1">
          <table:table-cell office:value-type="float" office:value="-46.3531919537797" calcext:value-type="float">
            <text:p>-46.3531919537797</text:p>
          </table:table-cell>
        </table:table-row>
        <table:table-row table:style-name="ro1">
          <table:table-cell office:value-type="float" office:value="-47.254574965935" calcext:value-type="float">
            <text:p>-47.254574965935</text:p>
          </table:table-cell>
        </table:table-row>
        <table:table-row table:style-name="ro1">
          <table:table-cell office:value-type="float" office:value="-48.154842864792" calcext:value-type="float">
            <text:p>-48.154842864792</text:p>
          </table:table-cell>
        </table:table-row>
        <table:table-row table:style-name="ro1">
          <table:table-cell office:value-type="float" office:value="-49.2947832570227" calcext:value-type="float">
            <text:p>-49.2947832570227</text:p>
          </table:table-cell>
        </table:table-row>
        <table:table-row table:style-name="ro1">
          <table:table-cell office:value-type="float" office:value="-50.8445658773869" calcext:value-type="float">
            <text:p>-50.8445658773869</text:p>
          </table:table-cell>
        </table:table-row>
        <table:table-row table:style-name="ro1">
          <table:table-cell office:value-type="float" office:value="-51.985610834422" calcext:value-type="float">
            <text:p>-51.985610834422</text:p>
          </table:table-cell>
        </table:table-row>
        <table:table-row table:style-name="ro1">
          <table:table-cell office:value-type="float" office:value="-53.7114375519504" calcext:value-type="float">
            <text:p>-53.7114375519504</text:p>
          </table:table-cell>
        </table:table-row>
        <table:table-row table:style-name="ro1">
          <table:table-cell office:value-type="float" office:value="-55.9467311297451" calcext:value-type="float">
            <text:p>-55.9467311297451</text:p>
          </table:table-cell>
        </table:table-row>
        <table:table-row table:style-name="ro1">
          <table:table-cell office:value-type="float" office:value="-57.8556339729091" calcext:value-type="float">
            <text:p>-57.8556339729091</text:p>
          </table:table-cell>
        </table:table-row>
        <table:table-row table:style-name="ro1">
          <table:table-cell office:value-type="float" office:value="-60.3762512488262" calcext:value-type="float">
            <text:p>-60.3762512488262</text:p>
          </table:table-cell>
        </table:table-row>
        <table:table-row table:style-name="ro1">
          <table:table-cell office:value-type="float" office:value="-62.5602720518007" calcext:value-type="float">
            <text:p>-62.5602720518007</text:p>
          </table:table-cell>
        </table:table-row>
        <table:table-row table:style-name="ro1">
          <table:table-cell office:value-type="float" office:value="-65.2018675465623" calcext:value-type="float">
            <text:p>-65.2018675465623</text:p>
          </table:table-cell>
        </table:table-row>
        <table:table-row table:style-name="ro1">
          <table:table-cell office:value-type="float" office:value="-68.0744395064085" calcext:value-type="float">
            <text:p>-68.0744395064085</text:p>
          </table:table-cell>
        </table:table-row>
        <table:table-row table:style-name="ro1">
          <table:table-cell office:value-type="float" office:value="-70.8209919741893" calcext:value-type="float">
            <text:p>-70.8209919741893</text:p>
          </table:table-cell>
        </table:table-row>
        <table:table-row table:style-name="ro1">
          <table:table-cell office:value-type="float" office:value="-74.0084722414829" calcext:value-type="float">
            <text:p>-74.0084722414829</text:p>
          </table:table-cell>
        </table:table-row>
        <table:table-row table:style-name="ro1">
          <table:table-cell office:value-type="float" office:value="-76.3730051401085" calcext:value-type="float">
            <text:p>-76.3730051401085</text:p>
          </table:table-cell>
        </table:table-row>
        <table:table-row table:style-name="ro1">
          <table:table-cell office:value-type="float" office:value="-79.0243448271874" calcext:value-type="float">
            <text:p>-79.0243448271874</text:p>
          </table:table-cell>
        </table:table-row>
        <table:table-row table:style-name="ro1">
          <table:table-cell office:value-type="float" office:value="-81.7241071729248" calcext:value-type="float">
            <text:p>-81.7241071729248</text:p>
          </table:table-cell>
        </table:table-row>
        <table:table-row table:style-name="ro1">
          <table:table-cell office:value-type="float" office:value="-85.1501560982172" calcext:value-type="float">
            <text:p>-85.1501560982172</text:p>
          </table:table-cell>
        </table:table-row>
        <table:table-row table:style-name="ro1">
          <table:table-cell office:value-type="float" office:value="-87.9299693469589" calcext:value-type="float">
            <text:p>-87.9299693469589</text:p>
          </table:table-cell>
        </table:table-row>
        <table:table-row table:style-name="ro1">
          <table:table-cell office:value-type="float" office:value="-90" calcext:value-type="float">
            <text:p>-90</text:p>
          </table:table-cell>
        </table:table-row>
        <table:table-row table:style-name="ro1">
          <table:table-cell office:value-type="float" office:value="-92.0700306530411" calcext:value-type="float">
            <text:p>-92.0700306530411</text:p>
          </table:table-cell>
        </table:table-row>
        <table:table-row table:style-name="ro1">
          <table:table-cell office:value-type="float" office:value="-93.8140748342904" calcext:value-type="float">
            <text:p>-93.8140748342904</text:p>
          </table:table-cell>
        </table:table-row>
        <table:table-row table:style-name="ro1">
          <table:table-cell office:value-type="float" office:value="-95.5721978039638" calcext:value-type="float">
            <text:p>-95.5721978039638</text:p>
          </table:table-cell>
        </table:table-row>
        <table:table-row table:style-name="ro1">
          <table:table-cell office:value-type="float" office:value="-96.995192297258" calcext:value-type="float">
            <text:p>-96.995192297258</text:p>
          </table:table-cell>
        </table:table-row>
        <table:table-row table:style-name="ro1">
          <table:table-cell office:value-type="float" office:value="-98.0316560944837" calcext:value-type="float">
            <text:p>-98.0316560944837</text:p>
          </table:table-cell>
        </table:table-row>
        <table:table-row table:style-name="ro1">
          <table:table-cell office:value-type="float" office:value="-99.4053115009569" calcext:value-type="float">
            <text:p>-99.4053115009569</text:p>
          </table:table-cell>
        </table:table-row>
        <table:table-row table:style-name="ro1">
          <table:table-cell office:value-type="float" office:value="-100.898725805753" calcext:value-type="float">
            <text:p>-100.898725805753</text:p>
          </table:table-cell>
        </table:table-row>
        <table:table-row table:style-name="ro1">
          <table:table-cell office:value-type="float" office:value="-101.924523937612" calcext:value-type="float">
            <text:p>-101.924523937612</text:p>
          </table:table-cell>
        </table:table-row>
        <table:table-row table:style-name="ro1">
          <table:table-cell office:value-type="float" office:value="-102.68038349182" calcext:value-type="float">
            <text:p>-102.68038349182</text:p>
          </table:table-cell>
        </table:table-row>
        <table:table-row table:style-name="ro1">
          <table:table-cell office:value-type="float" office:value="-103.616808943641" calcext:value-type="float">
            <text:p>-103.616808943641</text:p>
          </table:table-cell>
        </table:table-row>
        <table:table-row table:style-name="ro1">
          <table:table-cell office:value-type="float" office:value="-104.708303899683" calcext:value-type="float">
            <text:p>-104.708303899683</text:p>
          </table:table-cell>
        </table:table-row>
        <table:table-row table:style-name="ro1">
          <table:table-cell office:value-type="float" office:value="-106.232350661156" calcext:value-type="float">
            <text:p>-106.232350661156</text:p>
          </table:table-cell>
        </table:table-row>
        <table:table-row table:style-name="ro1">
          <table:table-cell office:value-type="float" office:value="-107.102728969052" calcext:value-type="float">
            <text:p>-107.102728969052</text:p>
          </table:table-cell>
        </table:table-row>
        <table:table-row table:style-name="ro1">
          <table:table-cell office:value-type="float" office:value="-108.545772242768" calcext:value-type="float">
            <text:p>-108.545772242768</text:p>
          </table:table-cell>
        </table:table-row>
        <table:table-row table:style-name="ro1">
          <table:table-cell office:value-type="float" office:value="-110.311018433162" calcext:value-type="float">
            <text:p>-110.311018433162</text:p>
          </table:table-cell>
        </table:table-row>
        <table:table-row table:style-name="ro1">
          <table:table-cell office:value-type="float" office:value="-112.059206529627" calcext:value-type="float">
            <text:p>-112.059206529627</text:p>
          </table:table-cell>
        </table:table-row>
        <table:table-row table:style-name="ro1">
          <table:table-cell office:value-type="float" office:value="-114.243520587245" calcext:value-type="float">
            <text:p>-114.243520587245</text:p>
          </table:table-cell>
        </table:table-row>
        <table:table-row table:style-name="ro1">
          <table:table-cell office:value-type="float" office:value="-116.565051177078" calcext:value-type="float">
            <text:p>-116.565051177078</text:p>
          </table:table-cell>
        </table:table-row>
        <table:table-row table:style-name="ro1">
          <table:table-cell office:value-type="float" office:value="-119.188629069862" calcext:value-type="float">
            <text:p>-119.188629069862</text:p>
          </table:table-cell>
        </table:table-row>
        <table:table-row table:style-name="ro1">
          <table:table-cell office:value-type="float" office:value="-121.675468738109" calcext:value-type="float">
            <text:p>-121.675468738109</text:p>
          </table:table-cell>
        </table:table-row>
        <table:table-row table:style-name="ro1">
          <table:table-cell office:value-type="float" office:value="-124.651315912005" calcext:value-type="float">
            <text:p>-124.651315912005</text:p>
          </table:table-cell>
        </table:table-row>
        <table:table-row table:style-name="ro1">
          <table:table-cell office:value-type="float" office:value="-127.905250832389" calcext:value-type="float">
            <text:p>-127.905250832389</text:p>
          </table:table-cell>
        </table:table-row>
        <table:table-row table:style-name="ro1">
          <table:table-cell office:value-type="float" office:value="-130.862406415856" calcext:value-type="float">
            <text:p>-130.862406415856</text:p>
          </table:table-cell>
        </table:table-row>
        <table:table-row table:style-name="ro1">
          <table:table-cell office:value-type="float" office:value="-133.791407567973" calcext:value-type="float">
            <text:p>-133.791407567973</text:p>
          </table:table-cell>
        </table:table-row>
        <table:table-row table:style-name="ro1">
          <table:table-cell office:value-type="float" office:value="-136.444125530936" calcext:value-type="float">
            <text:p>-136.444125530936</text:p>
          </table:table-cell>
        </table:table-row>
        <table:table-row table:style-name="ro1">
          <table:table-cell office:value-type="float" office:value="-139.545335308749" calcext:value-type="float">
            <text:p>-139.545335308749</text:p>
          </table:table-cell>
        </table:table-row>
        <table:table-row table:style-name="ro1">
          <table:table-cell office:value-type="float" office:value="-143.063246165697" calcext:value-type="float">
            <text:p>-143.063246165697</text:p>
          </table:table-cell>
        </table:table-row>
        <table:table-row table:style-name="ro1">
          <table:table-cell office:value-type="float" office:value="-145.474234828226" calcext:value-type="float">
            <text:p>-145.474234828226</text:p>
          </table:table-cell>
        </table:table-row>
        <table:table-row table:style-name="ro1">
          <table:table-cell office:value-type="float" office:value="-147.605577354385" calcext:value-type="float">
            <text:p>-147.605577354385</text:p>
          </table:table-cell>
        </table:table-row>
        <table:table-row table:style-name="ro1">
          <table:table-cell office:value-type="float" office:value="-149.601272285834" calcext:value-type="float">
            <text:p>-149.601272285834</text:p>
          </table:table-cell>
        </table:table-row>
        <table:table-row table:style-name="ro1">
          <table:table-cell office:value-type="float" office:value="-152.119715561947" calcext:value-type="float">
            <text:p>-152.119715561947</text:p>
          </table:table-cell>
        </table:table-row>
        <table:table-row table:style-name="ro1">
          <table:table-cell office:value-type="float" office:value="-153.874549758203" calcext:value-type="float">
            <text:p>-153.874549758203</text:p>
          </table:table-cell>
        </table:table-row>
        <table:table-row table:style-name="ro1">
          <table:table-cell office:value-type="float" office:value="-155.201867546562" calcext:value-type="float">
            <text:p>-155.201867546562</text:p>
          </table:table-cell>
        </table:table-row>
        <table:table-row table:style-name="ro1">
          <table:table-cell office:value-type="float" office:value="-156.67187893194" calcext:value-type="float">
            <text:p>-156.67187893194</text:p>
          </table:table-cell>
        </table:table-row>
        <table:table-row table:style-name="ro1">
          <table:table-cell office:value-type="float" office:value="-158.379523952777" calcext:value-type="float">
            <text:p>-158.379523952777</text:p>
          </table:table-cell>
        </table:table-row>
        <table:table-row table:style-name="ro1">
          <table:table-cell office:value-type="float" office:value="-159.71079946223" calcext:value-type="float">
            <text:p>-159.71079946223</text:p>
          </table:table-cell>
        </table:table-row>
        <table:table-row table:style-name="ro1">
          <table:table-cell office:value-type="float" office:value="-160.433683746396" calcext:value-type="float">
            <text:p>-160.433683746396</text:p>
          </table:table-cell>
        </table:table-row>
        <table:table-row table:style-name="ro1">
          <table:table-cell office:value-type="float" office:value="-161.154335778313" calcext:value-type="float">
            <text:p>-161.154335778313</text:p>
          </table:table-cell>
        </table:table-row>
        <table:table-row table:style-name="ro1">
          <table:table-cell office:value-type="float" office:value="-161.972843433644" calcext:value-type="float">
            <text:p>-161.972843433644</text:p>
          </table:table-cell>
        </table:table-row>
        <table:table-row table:style-name="ro1">
          <table:table-cell office:value-type="float" office:value="-162.684364489996" calcext:value-type="float">
            <text:p>-162.684364489996</text:p>
          </table:table-cell>
        </table:table-row>
        <table:table-row table:style-name="ro1">
          <table:table-cell office:value-type="float" office:value="-163.393019421383" calcext:value-type="float">
            <text:p>-163.393019421383</text:p>
          </table:table-cell>
        </table:table-row>
        <table:table-row table:style-name="ro1">
          <table:table-cell office:value-type="float" office:value="-164.492971823107" calcext:value-type="float">
            <text:p>-164.492971823107</text:p>
          </table:table-cell>
        </table:table-row>
        <table:table-row table:style-name="ro1">
          <table:table-cell office:value-type="float" office:value="-165.73021524592" calcext:value-type="float">
            <text:p>-165.73021524592</text:p>
          </table:table-cell>
        </table:table-row>
        <table:table-row table:style-name="ro1">
          <table:table-cell office:value-type="float" office:value="-166.981197570215" calcext:value-type="float">
            <text:p>-166.981197570215</text:p>
          </table:table-cell>
        </table:table-row>
        <table:table-row table:style-name="ro1">
          <table:table-cell office:value-type="float" office:value="-168.439869205782" calcext:value-type="float">
            <text:p>-168.439869205782</text:p>
          </table:table-cell>
        </table:table-row>
        <table:table-row table:style-name="ro1">
          <table:table-cell office:value-type="float" office:value="-169.919402012458" calcext:value-type="float">
            <text:p>-169.919402012458</text:p>
          </table:table-cell>
        </table:table-row>
        <table:table-row table:style-name="ro1">
          <table:table-cell office:value-type="float" office:value="-171.82558537354" calcext:value-type="float">
            <text:p>-171.82558537354</text:p>
          </table:table-cell>
        </table:table-row>
        <table:table-row table:style-name="ro1">
          <table:table-cell office:value-type="float" office:value="-174.007472552121" calcext:value-type="float">
            <text:p>-174.007472552121</text:p>
          </table:table-cell>
        </table:table-row>
        <table:table-row table:style-name="ro1">
          <table:table-cell office:value-type="float" office:value="-176.522213480202" calcext:value-type="float">
            <text:p>-176.522213480202</text:p>
          </table:table-cell>
        </table:table-row>
        <table:table-row table:style-name="ro1">
          <table:table-cell office:value-type="float" office:value="-178.44343252866" calcext:value-type="float">
            <text:p>-178.44343252866</text:p>
          </table:table-cell>
        </table:table-row>
        <table:table-row table:style-name="ro1">
          <table:table-cell office:value-type="float" office:value="179.383940091601" calcext:value-type="float">
            <text:p>179.383940091601</text:p>
          </table:table-cell>
        </table:table-row>
        <table:table-row table:style-name="ro1">
          <table:table-cell office:value-type="float" office:value="176.905941941083" calcext:value-type="float">
            <text:p>176.905941941083</text:p>
          </table:table-cell>
        </table:table-row>
        <table:table-row table:style-name="ro1">
          <table:table-cell office:value-type="float" office:value="174.07249580761" calcext:value-type="float">
            <text:p>174.07249580761</text:p>
          </table:table-cell>
        </table:table-row>
        <table:table-row table:style-name="ro1">
          <table:table-cell office:value-type="float" office:value="171.561622022176" calcext:value-type="float">
            <text:p>171.561622022176</text:p>
          </table:table-cell>
        </table:table-row>
        <table:table-row table:style-name="ro1">
          <table:table-cell office:value-type="float" office:value="169.418364479056" calcext:value-type="float">
            <text:p>169.418364479056</text:p>
          </table:table-cell>
        </table:table-row>
        <table:table-row table:style-name="ro1">
          <table:table-cell office:value-type="float" office:value="167.005383208084" calcext:value-type="float">
            <text:p>167.005383208084</text:p>
          </table:table-cell>
        </table:table-row>
        <table:table-row table:style-name="ro1">
          <table:table-cell office:value-type="float" office:value="164.771818661912" calcext:value-type="float">
            <text:p>164.771818661912</text:p>
          </table:table-cell>
        </table:table-row>
        <table:table-row table:style-name="ro1">
          <table:table-cell office:value-type="float" office:value="162.443452564947" calcext:value-type="float">
            <text:p>162.443452564947</text:p>
          </table:table-cell>
        </table:table-row>
        <table:table-row table:style-name="ro1">
          <table:table-cell office:value-type="float" office:value="160.491491013192" calcext:value-type="float">
            <text:p>160.491491013192</text:p>
          </table:table-cell>
        </table:table-row>
        <table:table-row table:style-name="ro1">
          <table:table-cell office:value-type="float" office:value="158.542017646625" calcext:value-type="float">
            <text:p>158.542017646625</text:p>
          </table:table-cell>
        </table:table-row>
        <table:table-row table:style-name="ro1">
          <table:table-cell office:value-type="float" office:value="157.002729035619" calcext:value-type="float">
            <text:p>157.002729035619</text:p>
          </table:table-cell>
        </table:table-row>
        <table:table-row table:style-name="ro1">
          <table:table-cell office:value-type="float" office:value="155.353229148069" calcext:value-type="float">
            <text:p>155.353229148069</text:p>
          </table:table-cell>
        </table:table-row>
        <table:table-row table:style-name="ro1">
          <table:table-cell office:value-type="float" office:value="154.125226020787" calcext:value-type="float">
            <text:p>154.125226020787</text:p>
          </table:table-cell>
        </table:table-row>
        <table:table-row table:style-name="ro1">
          <table:table-cell office:value-type="float" office:value="152.744671625057" calcext:value-type="float">
            <text:p>152.744671625057</text:p>
          </table:table-cell>
        </table:table-row>
        <table:table-row table:style-name="ro1">
          <table:table-cell office:value-type="float" office:value="152.054594749478" calcext:value-type="float">
            <text:p>152.054594749478</text:p>
          </table:table-cell>
        </table:table-row>
        <table:table-row table:style-name="ro1">
          <table:table-cell office:value-type="float" office:value="150.945395900923" calcext:value-type="float">
            <text:p>150.945395900923</text:p>
          </table:table-cell>
        </table:table-row>
        <table:table-row table:style-name="ro1">
          <table:table-cell office:value-type="float" office:value="150.101098161385" calcext:value-type="float">
            <text:p>150.101098161385</text:p>
          </table:table-cell>
        </table:table-row>
        <table:table-row table:style-name="ro1">
          <table:table-cell office:value-type="float" office:value="149.250032697804" calcext:value-type="float">
            <text:p>149.250032697804</text:p>
          </table:table-cell>
        </table:table-row>
        <table:table-row table:style-name="ro1">
          <table:table-cell office:value-type="float" office:value="148.822054635732" calcext:value-type="float">
            <text:p>148.822054635732</text:p>
          </table:table-cell>
        </table:table-row>
        <table:table-row table:style-name="ro1">
          <table:table-cell office:value-type="float" office:value="148.290801411286" calcext:value-type="float">
            <text:p>148.290801411286</text:p>
          </table:table-cell>
        </table:table-row>
        <table:table-row table:style-name="ro1">
          <table:table-cell office:value-type="float" office:value="147.433235188096" calcext:value-type="float">
            <text:p>147.433235188096</text:p>
          </table:table-cell>
        </table:table-row>
        <table:table-row table:style-name="ro1">
          <table:table-cell office:value-type="float" office:value="146.30993247402" calcext:value-type="float">
            <text:p>146.30993247402</text:p>
          </table:table-cell>
        </table:table-row>
        <table:table-row table:style-name="ro1">
          <table:table-cell office:value-type="float" office:value="145.443194063497" calcext:value-type="float">
            <text:p>145.443194063497</text:p>
          </table:table-cell>
        </table:table-row>
        <table:table-row table:style-name="ro1">
          <table:table-cell office:value-type="float" office:value="144.134087723962" calcext:value-type="float">
            <text:p>144.134087723962</text:p>
          </table:table-cell>
        </table:table-row>
        <table:table-row table:style-name="ro1">
          <table:table-cell office:value-type="float" office:value="142.815293546767" calcext:value-type="float">
            <text:p>142.815293546767</text:p>
          </table:table-cell>
        </table:table-row>
        <table:table-row table:style-name="ro1">
          <table:table-cell office:value-type="float" office:value="141.241914347415" calcext:value-type="float">
            <text:p>141.241914347415</text:p>
          </table:table-cell>
        </table:table-row>
        <table:table-row table:style-name="ro1">
          <table:table-cell office:value-type="float" office:value="139.02199017702" calcext:value-type="float">
            <text:p>139.02199017702</text:p>
          </table:table-cell>
        </table:table-row>
        <table:table-row table:style-name="ro1">
          <table:table-cell office:value-type="float" office:value="136.789910608246" calcext:value-type="float">
            <text:p>136.789910608246</text:p>
          </table:table-cell>
        </table:table-row>
        <table:table-row table:style-name="ro1">
          <table:table-cell office:value-type="float" office:value="134.548861453213" calcext:value-type="float">
            <text:p>134.548861453213</text:p>
          </table:table-cell>
        </table:table-row>
        <table:table-row table:style-name="ro1">
          <table:table-cell office:value-type="float" office:value="132.727550267217" calcext:value-type="float">
            <text:p>132.727550267217</text:p>
          </table:table-cell>
        </table:table-row>
        <table:table-row table:style-name="ro1">
          <table:table-cell office:value-type="float" office:value="130.67112493281" calcext:value-type="float">
            <text:p>130.67112493281</text:p>
          </table:table-cell>
        </table:table-row>
        <table:table-row table:style-name="ro1">
          <table:table-cell office:value-type="float" office:value="127.959283412995" calcext:value-type="float">
            <text:p>127.959283412995</text:p>
          </table:table-cell>
        </table:table-row>
        <table:table-row table:style-name="ro1">
          <table:table-cell office:value-type="float" office:value="125.124403926734" calcext:value-type="float">
            <text:p>125.124403926734</text:p>
          </table:table-cell>
        </table:table-row>
        <table:table-row table:style-name="ro1">
          <table:table-cell office:value-type="float" office:value="122.144366027091" calcext:value-type="float">
            <text:p>122.144366027091</text:p>
          </table:table-cell>
        </table:table-row>
        <table:table-row table:style-name="ro1">
          <table:table-cell office:value-type="float" office:value="119.663088662264" calcext:value-type="float">
            <text:p>119.663088662264</text:p>
          </table:table-cell>
        </table:table-row>
        <table:table-row table:style-name="ro1">
          <table:table-cell office:value-type="float" office:value="50.1064845723284" calcext:value-type="float">
            <text:p>50.1064845723284</text:p>
          </table:table-cell>
        </table:table-row>
        <table:table-row table:style-name="ro1">
          <table:table-cell office:value-type="float" office:value="49.1375935841441" calcext:value-type="float">
            <text:p>49.1375935841441</text:p>
          </table:table-cell>
        </table:table-row>
        <table:table-row table:style-name="ro1">
          <table:table-cell office:value-type="float" office:value="48.1663265190035" calcext:value-type="float">
            <text:p>48.1663265190035</text:p>
          </table:table-cell>
        </table:table-row>
        <table:table-row table:style-name="ro1">
          <table:table-cell office:value-type="float" office:value="47.1747441146101" calcext:value-type="float">
            <text:p>47.1747441146101</text:p>
          </table:table-cell>
        </table:table-row>
        <table:table-row table:style-name="ro1">
          <table:table-cell office:value-type="float" office:value="45.2397298960809" calcext:value-type="float">
            <text:p>45.2397298960809</text:p>
          </table:table-cell>
        </table:table-row>
        <table:table-row table:style-name="ro1">
          <table:table-cell office:value-type="float" office:value="43.5679038158354" calcext:value-type="float">
            <text:p>43.5679038158354</text:p>
          </table:table-cell>
        </table:table-row>
        <table:table-row table:style-name="ro1">
          <table:table-cell office:value-type="float" office:value="41.4087409627945" calcext:value-type="float">
            <text:p>41.4087409627945</text:p>
          </table:table-cell>
        </table:table-row>
        <table:table-row table:style-name="ro1">
          <table:table-cell office:value-type="float" office:value="39.5031074942644" calcext:value-type="float">
            <text:p>39.5031074942644</text:p>
          </table:table-cell>
        </table:table-row>
        <table:table-row table:style-name="ro1">
          <table:table-cell office:value-type="float" office:value="36.869897645844" calcext:value-type="float">
            <text:p>36.869897645844</text:p>
          </table:table-cell>
        </table:table-row>
        <table:table-row table:style-name="ro1">
          <table:table-cell office:value-type="float" office:value="34.249033006812" calcext:value-type="float">
            <text:p>34.2490330068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2-18T15:07:46.943757116</dc:date>
    <meta:editing-duration>PT1M4S</meta:editing-duration>
    <meta:editing-cycles>1</meta:editing-cycles>
    <meta:document-statistic meta:table-count="1" meta:cell-count="1025" meta:object-count="1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6.254cm" svg:height="9.006cm" xlink:href=".." xlink:type="simple" chart:class="chart:scatter" chart:style-name="ch1">
        <chart:legend chart:legend-position="end" svg:x="42.661cm" svg:y="4.204cm" style:legend-expansion="high" chart:style-name="ch2"/>
        <chart:plot-area chart:style-name="ch3" table:cell-range-address="phase_data_total.A1:phase_data_total.A1025" chart:data-source-has-labels="row" svg:x="0.925cm" svg:y="0.18cm" svg:width="40.811cm" svg:height="8.646cm">
          <chart:coordinate-region svg:x="1.837cm" svg:y="0.379cm" svg:width="39.527cm" svg:height="8.24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phase_data_total.A2:phase_data_total.A1025" chart:label-cell-address="phase_data_total.A1:phase_data_total.A1" chart:class="chart:scatter">
            <chart:data-point chart:repeated="102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hase degrees</text:p>
                <draw:g>
                  <svg:desc>phase_data_total.A1:phase_data_total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6.068974931931">
                <text:p>156.068974931931</text:p>
                <draw:g>
                  <svg:desc>phase_data_total.A2:phase_data_total.A10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4.964327178255">
                <text:p>154.9643271782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3.989854276632">
                <text:p>153.9898542766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2.327921777241">
                <text:p>152.3279217772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1.364918169881">
                <text:p>151.36491816988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.642246457209">
                <text:p>150.6422464572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9.630240635518">
                <text:p>149.6302406355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8.659656912854">
                <text:p>148.6596569128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7.862751018958">
                <text:p>147.8627510189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7.433235188096">
                <text:p>147.4332351880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6.397008059737">
                <text:p>146.39700805973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5.085476299962">
                <text:p>145.0854762999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4.134087723962">
                <text:p>144.13408772396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2.565321068432">
                <text:p>142.56532106843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.799217629098">
                <text:p>140.79921762909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9.261223244499">
                <text:p>139.2612232444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7.683775159469">
                <text:p>137.68377515946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5.674036897985">
                <text:p>135.67403689798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2.96266930318">
                <text:p>132.962669303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0.426078740099">
                <text:p>130.42607874009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7.903305833425">
                <text:p>127.9033058334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5.311213439633">
                <text:p>125.3112134396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2.421064762507">
                <text:p>122.42106476250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9.948780007409">
                <text:p>119.94878000740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7.450997770932">
                <text:p>117.45099777093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4.936927333912">
                <text:p>114.93692733391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2.234990892489">
                <text:p>112.23499089248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9.811477141547">
                <text:p>109.81147714154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7.79598892393">
                <text:p>107.7959889239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5.759522166893">
                <text:p>105.75952216689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3.70696100408">
                <text:p>103.7069610040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2.380756928807">
                <text:p>102.38075692880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0.911128384283">
                <text:p>100.91112838428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8.901716032892">
                <text:p>98.90171603289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7.9355503700888">
                <text:p>97.935550370088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7.2969461539752">
                <text:p>97.296946153975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6.6084643383169">
                <text:p>96.608464338316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5.1944289077348">
                <text:p>95.194428907734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4.1596422937127">
                <text:p>94.159642293712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3.1033593217434">
                <text:p>93.103359321743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2.0825652797309">
                <text:p>92.082565279730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0.6986943829835">
                <text:p>90.698694382983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9.3013056170165">
                <text:p>89.301305617016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7.5707266765">
                <text:p>87.570726676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5.495093136393">
                <text:p>85.49509313639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3.3915356616832">
                <text:p>83.391535661683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0.9371438856571">
                <text:p>80.937143885657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8.486168815513">
                <text:p>78.48616881551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5.9637565320735">
                <text:p>75.963756532073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2.8972710309476">
                <text:p>72.897271030947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9.8967137287847">
                <text:p>69.896713728784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6.5713071912546">
                <text:p>66.571307191254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3.5910677267803">
                <text:p>63.591067726780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0.2985904545894">
                <text:p>60.298590454589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7.1809160790056">
                <text:p>57.180916079005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4.3815101607482">
                <text:p>54.381510160748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1.60994389363">
                <text:p>51.6099438936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9.1375935841441">
                <text:p>49.137593584144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6.9414863909144">
                <text:p>46.941486390914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4.7582470907319">
                <text:p>44.758247090731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3.0748162916768">
                <text:p>43.074816291676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1.3785152958827">
                <text:p>41.378515295882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9.7187593715549">
                <text:p>39.718759371554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8.8170698340517">
                <text:p>38.817069834051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7.8749836510982">
                <text:p>37.874983651098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6.4692343900519">
                <text:p>36.469234390051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5.2657676593456">
                <text:p>35.265767659345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4.0609088168078">
                <text:p>34.060908816807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3.5975057656109">
                <text:p>33.597505765610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2.6752725658626">
                <text:p>32.675272565862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1.7594800848128">
                <text:p>31.759480084812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0.5662698895545">
                <text:p>30.566269889554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9.3757654188132">
                <text:p>29.375765418813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7.8972710309476">
                <text:p>27.897271030947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6.1254502417967">
                <text:p>26.125450241796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4.2277453179542">
                <text:p>24.227745317954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1.8623624202865">
                <text:p>21.862362420286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9.3673475477762">
                <text:p>19.367347547776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7.1985412200659">
                <text:p>17.198541220065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.056471427388">
                <text:p>15.05647142738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2.5634693985184">
                <text:p>12.563469398518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.56668598971442">
                <text:p>9.5666859897144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.96825674137854">
                <text:p>6.9682567413785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.10811217713587">
                <text:p>4.1081121771358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58235392261861">
                <text:p>1.5823539226186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944350403579633">
                <text:p>-0.94435040357963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3.11084065349077">
                <text:p>-3.1108406534907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4.94301071861353">
                <text:p>-4.9430107186135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6.81821457165187">
                <text:p>-6.8182145716518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8.43837797782393">
                <text:p>-8.4383779778239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9.97205768733109">
                <text:p>-9.9720576873310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11.5532251922851">
                <text:p>-11.553225192285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12.7632134478698">
                <text:p>-12.763213447869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13.5909484478413">
                <text:p>-13.590948447841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14.2594726482105">
                <text:p>-14.259472648210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15.0110775779913">
                <text:p>-15.011077577991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15.6899929290839">
                <text:p>-15.689992929083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16.6695419144599">
                <text:p>-16.669541914459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17.2618203716128">
                <text:p>-17.261820371612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18.2394008466512">
                <text:p>-18.239400846651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19.115851327941">
                <text:p>-19.11585132794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20.2701048385937">
                <text:p>-20.270104838593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21.3457866490898">
                <text:p>-21.345786649089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22.4303798033416">
                <text:p>-22.430379803341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23.9310250680688">
                <text:p>-23.931025068068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25.5963742621442">
                <text:p>-25.596374262144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27.2553283749431">
                <text:p>-27.255328374943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29.3241588356983">
                <text:p>-29.324158835698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31.7091985887141">
                <text:p>-31.709198588714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33.9485429733346">
                <text:p>-33.948542973334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36.1193408494798">
                <text:p>-36.119340849479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38.758085652585">
                <text:p>-38.75808565258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41.6335393365702">
                <text:p>-41.633539336570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44.3259631020155">
                <text:p>-44.325963102015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46.5724304276734">
                <text:p>-46.572430427673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48.6044205391757">
                <text:p>-48.604420539175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51.1396823999239">
                <text:p>-51.139682399923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53.7114375519504">
                <text:p>-53.711437551950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56.0409401803237">
                <text:p>-56.040940180323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57.925999124706">
                <text:p>-57.92599912470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59.203937953514">
                <text:p>-59.20393795351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60.4992753765008">
                <text:p>-60.499275376500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61.8110189254262">
                <text:p>-61.811018925426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63.434948822922">
                <text:p>-63.43494882292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64.6070774438571">
                <text:p>-64.607077443857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65.2018675465623">
                <text:p>-65.201867546562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65.8024182904796">
                <text:p>-65.802418290479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66.5409759185384">
                <text:p>-66.540975918538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67.5838525206564">
                <text:p>-67.583852520656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68.8186504997338">
                <text:p>-68.818650499733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69.7585475257067">
                <text:p>-69.758547525706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70.8209919741893">
                <text:p>-70.820991974189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72.3063600065283">
                <text:p>-72.306360006528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73.6861475737395">
                <text:p>-73.686147573739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75.7189042640292">
                <text:p>-75.718904264029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78.0939479780548">
                <text:p>-78.093947978054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80.0905003001236">
                <text:p>-80.090500300123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82.7900381543842">
                <text:p>-82.790038154384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85.9143832200251">
                <text:p>-85.914383220025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88.6360724683971">
                <text:p>-88.636072468397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91.035353186545">
                <text:p>-91.03535318654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93.8140748342904">
                <text:p>-93.814074834290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96.9529574681739">
                <text:p>-96.952957468173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100.428528477438">
                <text:p>-100.42852847743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103.781597235654">
                <text:p>-103.78159723565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107.102728969052">
                <text:p>-107.10272896905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109.9831065219">
                <text:p>-109.983106521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112.51272009021">
                <text:p>-112.5127200902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114.848252965788">
                <text:p>-114.84825296578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117.189503612078">
                <text:p>-117.18950361207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119.054604099077">
                <text:p>-119.05460409907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121.200514603981">
                <text:p>-121.20051460398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122.922330837636">
                <text:p>-122.92233083763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123.882657656153">
                <text:p>-123.88265765615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124.651315912005">
                <text:p>-124.65131591200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125.417055276467">
                <text:p>-125.41705527646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126.662555561153">
                <text:p>-126.66255556115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127.631948928378">
                <text:p>-127.63194892837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128.65980825409">
                <text:p>-128.6598082540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129.893515427672">
                <text:p>-129.89351542767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131.121475497152">
                <text:p>-131.12147549715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132.089162173832">
                <text:p>-132.08916217383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133.058513609086">
                <text:p>-133.05851360908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134.758247090732">
                <text:p>-134.75824709073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137.17474411461">
                <text:p>-137.1747441146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139.803485759069">
                <text:p>-139.80348575906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141.654425046007">
                <text:p>-141.65442504600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143.530765609948">
                <text:p>-143.53076560994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145.939091183192">
                <text:p>-145.93909118319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148.979345989596">
                <text:p>-148.97934598959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152.102728969052">
                <text:p>-152.10272896905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154.903749537308">
                <text:p>-154.90374953730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157.833654177918">
                <text:p>-157.83365417791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160.433683746396">
                <text:p>-160.43368374639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162.684364489996">
                <text:p>-162.68436448999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164.800943685619">
                <text:p>-164.80094368561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167.436530601482">
                <text:p>-167.43653060148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169.695153531234">
                <text:p>-169.69515353123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171.689722832476">
                <text:p>-171.68972283247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173.65980825409">
                <text:p>-173.6598082540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175.236358309274">
                <text:p>-175.23635830927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176.522213480202">
                <text:p>-176.52221348020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177.496860220415">
                <text:p>-177.49686022041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178.747832624796">
                <text:p>-178.74783262479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179.686911424979">
                <text:p>-179.68691142497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79.686911424979">
                <text:p>179.68691142497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79.060809054264">
                <text:p>179.06080905426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78.122122552715">
                <text:p>178.12212255271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76.872193878714">
                <text:p>176.87219387871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76.248270929474">
                <text:p>176.24827092947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75.936634007067">
                <text:p>175.93663400706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75.003239335429">
                <text:p>175.00323933542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73.107576877515">
                <text:p>173.10757687751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71.300897915374">
                <text:p>171.30089791537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70.081349373939">
                <text:p>170.08134937393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68.143252722605">
                <text:p>168.14325272260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66.189922908101">
                <text:p>166.18992290810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64.310007070916">
                <text:p>164.31000707091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62.443452564947">
                <text:p>162.44345256494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60.201123645475">
                <text:p>160.20112364547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57.854819961777">
                <text:p>157.85481996177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54.815302896366">
                <text:p>154.81530289636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52.327921777241">
                <text:p>152.32792177724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49.832704389616">
                <text:p>149.83270438961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47.600159826081">
                <text:p>147.60015982608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45.443194063497">
                <text:p>145.44319406349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43.255888715217">
                <text:p>143.25588871521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40.844565877387">
                <text:p>140.84456587738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38.81407483429">
                <text:p>138.8140748342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37.236979063438">
                <text:p>137.23697906343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35.674036897985">
                <text:p>135.67403689798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34.090619550801">
                <text:p>134.09061955080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32.946449436489">
                <text:p>132.94644943648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32.03513869084">
                <text:p>132.0351386908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31.125326796435">
                <text:p>131.12532679643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30.217467515526">
                <text:p>130.21746751552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29.516409555536">
                <text:p>129.51640955553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28.409391231851">
                <text:p>128.40939123185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27.705803691459">
                <text:p>127.70580369145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26.674349669573">
                <text:p>126.67434966957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25.955333465589">
                <text:p>125.95533346558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25.045393056444">
                <text:p>125.04539305644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23.870810710389">
                <text:p>123.87081071038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22.31961650818">
                <text:p>122.3196165081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20.398727714166">
                <text:p>120.39872771416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18.479107810996">
                <text:p>118.47910781099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16.270473929411">
                <text:p>116.27047392941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13.591320094598">
                <text:p>113.59132009459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10.9892009361">
                <text:p>110.989200936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08.541644750824">
                <text:p>108.54164475082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05.759522166893">
                <text:p>105.75952216689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02.713632163273">
                <text:p>102.71363216327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99.9683561704738">
                <text:p>99.968356170473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97.2099618456159">
                <text:p>97.209961845615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94.504906863607">
                <text:p>94.50490686360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91.3887165895513">
                <text:p>91.388716589551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88.2747451245274">
                <text:p>88.274745124527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85.8403577062874">
                <text:p>85.840357706287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83.3513548167311">
                <text:p>83.351354816731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80.8821372462042">
                <text:p>80.882137246204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79.1669536080293">
                <text:p>79.166953608029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77.3958527162382">
                <text:p>77.395852716238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75.8789995236124">
                <text:p>75.878999523612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74.4384896746715">
                <text:p>74.438489674671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73.7676493388438">
                <text:p>73.767649338843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72.6667572922844">
                <text:p>72.666757292284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71.565051177078">
                <text:p>71.56505117707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70.7923225847816">
                <text:p>70.792322584781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70.3461759419467">
                <text:p>70.346175941946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68.9123175517509">
                <text:p>68.912317551750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67.8097111038775">
                <text:p>67.809711103877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66.7098827598713">
                <text:p>66.709882759871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65.7882456890303">
                <text:p>65.788245689030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63.9045758426117">
                <text:p>63.904575842611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61.4172328304348">
                <text:p>61.417232830434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59.0956173114539">
                <text:p>59.095617311453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57.0776691623642">
                <text:p>57.077669162364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4.5829447235326">
                <text:p>54.582944723532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1.8234623990335">
                <text:p>51.823462399033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48.9115718125287">
                <text:p>48.911571812528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45.9793196543395">
                <text:p>45.979319654339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42.8067654236245">
                <text:p>42.806765423624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9.9363831469699">
                <text:p>39.936383146969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7.1385745956389">
                <text:p>37.138574595638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4.1498953702026">
                <text:p>34.149895370202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1.5858975038667">
                <text:p>31.585897503866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8.7676493388438">
                <text:p>28.767649338843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.2704739294106">
                <text:p>26.270473929410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4.3624530153122">
                <text:p>24.362453015312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2.5945911166347">
                <text:p>22.594591116634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1.0140963232054">
                <text:p>21.014096323205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9.4579790115899">
                <text:p>19.457979011589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8.3331802274347">
                <text:p>18.333180227434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7.3156355100038">
                <text:p>17.315635510003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5.9896397373126">
                <text:p>15.989639737312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4.9728757667869">
                <text:p>14.972875766786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4.191096549024">
                <text:p>14.19109654902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3.1857613021877">
                <text:p>13.185761302187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2.2511804233994">
                <text:p>12.251180423399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1.5601307942178">
                <text:p>11.560130794217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0.5610106911964">
                <text:p>10.561010691196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9.56668598971442">
                <text:p>9.5666859897144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8.62518317817046">
                <text:p>8.6251831781704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7.00679964008055">
                <text:p>7.0067996400805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5.36563092663983">
                <text:p>5.3656309266398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.45872431880642">
                <text:p>3.4587243188064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.56506908559226">
                <text:p>1.5650690855922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-0.311387040274828">
                <text:p>-0.31138704027482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-2.47611267370871">
                <text:p>-2.4761126737087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-5.25027272973305">
                <text:p>-5.2502727297330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-7.73737277320629">
                <text:p>-7.7373727732062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-9.91865062606084">
                <text:p>-9.9186506260608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-12.3954068337585">
                <text:p>-12.395406833758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-15.2281813380876">
                <text:p>-15.228181338087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-18.1431222487857">
                <text:p>-18.143122248785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-20.3764352138364">
                <text:p>-20.376435213836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-21.7442850989853">
                <text:p>-21.744285098985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-23.4004775551924">
                <text:p>-23.400477555192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-25.4633450618716">
                <text:p>-25.463345061871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-27.8014587799341">
                <text:p>-27.801458779934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-29.4411291817187">
                <text:p>-29.441129181718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-30.4342357534434">
                <text:p>-30.434235753443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-31.7091985887141">
                <text:p>-31.709198588714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-32.9977051012163">
                <text:p>-32.997705101216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-33.9485429733346">
                <text:p>-33.948542973334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-34.3803447238449">
                <text:p>-34.380344723844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-35.2475750583462">
                <text:p>-35.247575058346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-36.5568090708234">
                <text:p>-36.556809070823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-37.2447828926594">
                <text:p>-37.244782892659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-37.4926533330503">
                <text:p>-37.492653333050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-38.611252520364">
                <text:p>-38.61125252036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-40.1261035777952">
                <text:p>-40.126103577795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-41.2155200905121">
                <text:p>-41.215520090512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-42.316224840531">
                <text:p>-42.31622484053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-43.8766972859246">
                <text:p>-43.876697285924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-46.1233027140754">
                <text:p>-46.123302714075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-47.9414649939111">
                <text:p>-47.941464993911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-49.9893625696422">
                <text:p>-49.989362569642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-52.5494217682633">
                <text:p>-52.549421768263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-55.3252582169275">
                <text:p>-55.325258216927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-57.4790718019276">
                <text:p>-57.479071801927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-59.484733560323">
                <text:p>-59.48473356032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-62.5490022290678">
                <text:p>-62.549002229067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-65.6661234309533">
                <text:p>-65.666123430953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-68.3852210572138">
                <text:p>-68.385221057213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-70.5041394868138">
                <text:p>-70.504139486813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-73.0446869479748">
                <text:p>-73.044686947974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-76.0454908268632">
                <text:p>-76.045490826863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-78.2875276889125">
                <text:p>-78.287527688912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-80.36883020754">
                <text:p>-80.3688302075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-82.8749836510982">
                <text:p>-82.874983651098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-84.5596679689945">
                <text:p>-84.559667968994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-85.5221204261504">
                <text:p>-85.522120426150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-86.8778695378843">
                <text:p>-86.877869537884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-88.2747451245274">
                <text:p>-88.274745124527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-89.3138558021648">
                <text:p>-89.313855802164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-90.3451511231641">
                <text:p>-90.345151123164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-91.3803540734445">
                <text:p>-91.380354073444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-92.4146565208508">
                <text:p>-92.414656520850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-93.4473868518652">
                <text:p>-93.447386851865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-94.504906863607">
                <text:p>-94.50490686360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-96.2634906143346">
                <text:p>-96.263490614334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-98.3760054774267">
                <text:p>-98.376005477426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-100.149151798968">
                <text:p>-100.14915179896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-101.924523937612">
                <text:p>-101.92452393761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-103.698717007084">
                <text:p>-103.69871700708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-105.99358409773">
                <text:p>-105.9935840977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-108.545772242768">
                <text:p>-108.54577224276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-110.962679836564">
                <text:p>-110.96267983656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-114.243520587245">
                <text:p>-114.24352058724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-117.499138731047">
                <text:p>-117.49913873104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-120.606407031509">
                <text:p>-120.60640703150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-123.023867555797">
                <text:p>-123.02386755579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-125.976870287109">
                <text:p>-125.97687028710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-129.629005304464">
                <text:p>-129.62900530446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-132.806765423624">
                <text:p>-132.80676542362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-135">
                <text:p>-13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-137.17474411461">
                <text:p>-137.1747441146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-140.06361685303">
                <text:p>-140.0636168530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-142.452077443405">
                <text:p>-142.45207744340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-143.800197876381">
                <text:p>-143.80019787638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-145.199329498713">
                <text:p>-145.19932949871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-146.586276534629">
                <text:p>-146.58627653462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-148.065221536847">
                <text:p>-148.06522153684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-148.523160650416">
                <text:p>-148.52316065041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-149.433730110445">
                <text:p>-149.43373011044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-150.624234581187">
                <text:p>-150.62423458118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-151.363136750875">
                <text:p>-151.36313675087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-151.947081294094">
                <text:p>-151.94708129409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-152.396020069381">
                <text:p>-152.39602006938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-153.880243843007">
                <text:p>-153.88024384300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-155.501425808566">
                <text:p>-155.50142580856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-156.67187893194">
                <text:p>-156.6718789319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-158.259220945528">
                <text:p>-158.25922094552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-160.127824180756">
                <text:p>-160.12782418075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-161.872538991656">
                <text:p>-161.87253899165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-163.83096831239">
                <text:p>-163.8309683123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-166.041709925489">
                <text:p>-166.04170992548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-168.752685839315">
                <text:p>-168.75268583931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-171.422283474983">
                <text:p>-171.42228347498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-173.65980825409">
                <text:p>-173.6598082540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-176.22771639062">
                <text:p>-176.2277163906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-178.747832624796">
                <text:p>-178.74783262479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79.060809054264">
                <text:p>179.06080905426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76.872193878714">
                <text:p>176.87219387871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74.412756035796">
                <text:p>174.41275603579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71.607074812607">
                <text:p>171.60707481260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69.61114218453">
                <text:p>169.6111421845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68.01458588092">
                <text:p>168.0145858809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66.336770659872">
                <text:p>166.33677065987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64.55755339993">
                <text:p>164.5575533999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63.123735383289">
                <text:p>163.123735383289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62.34987578007">
                <text:p>162.3498757800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61.467443469947">
                <text:p>161.46744346994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59.227745317954">
                <text:p>159.22774531795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58.428692808745">
                <text:p>158.42869280874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58.025492008528">
                <text:p>158.02549200852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57.451546456004">
                <text:p>157.45154645600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56.760745348741">
                <text:p>156.76074534874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56.068974931931">
                <text:p>156.06897493193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54.550054325048">
                <text:p>154.55005432504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53.156139444477">
                <text:p>153.156139444477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52.18354101633">
                <text:p>152.18354101633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50.794538483565">
                <text:p>150.79453848356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48.822054635732">
                <text:p>148.82205463573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46.741368442453">
                <text:p>146.74136844245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44.931653319709">
                <text:p>144.93165331970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42.755217107341">
                <text:p>142.75521710734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39.911788172506">
                <text:p>139.91178817250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37.470051295961">
                <text:p>137.47005129596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35.451138546787">
                <text:p>135.45113854678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32.96266930318">
                <text:p>132.9626693031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30.67112493281">
                <text:p>130.6711249328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27.903305833425">
                <text:p>127.90330583342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25.57529812768">
                <text:p>125.5752981276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23.419380817772">
                <text:p>123.41938081777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20.796062046486">
                <text:p>120.79606204648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18.767649338844">
                <text:p>118.76764933884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16.712720384938">
                <text:p>116.71272038493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14.333876569047">
                <text:p>114.333876569047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12.849762071649">
                <text:p>112.849762071649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11.801409486352">
                <text:p>111.80140948635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10.750795589599">
                <text:p>110.750795589599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09.811477141547">
                <text:p>109.811477141547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09.069193537348">
                <text:p>109.06919353734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08.434948822922">
                <text:p>108.43494882292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07.152421740212">
                <text:p>107.15242174021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06.17868361628">
                <text:p>106.17868361628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05.433424495223">
                <text:p>105.43342449522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04.691960527235">
                <text:p>104.69196052723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03.626994859892">
                <text:p>103.62699485989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01.976132444203">
                <text:p>101.97613244420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00.304846468766">
                <text:p>100.30484646876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98.6673871799555">
                <text:p>98.667387179955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96.2258290644258">
                <text:p>96.2258290644258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93.4682292589172">
                <text:p>93.468229258917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91.035353186545">
                <text:p>91.03535318654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88.2642954110716">
                <text:p>88.264295411071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85.4677382912985">
                <text:p>85.467738291298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81.9194186183989">
                <text:p>81.9194186183989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78.7585212323735">
                <text:p>78.758521232373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75.8789995236124">
                <text:p>75.8789995236124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72.9999055463613">
                <text:p>72.999905546361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69.8967137287847">
                <text:p>69.896713728784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66.5713071912546">
                <text:p>66.571307191254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63.7497576303111">
                <text:p>63.749757630311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61.5570713756367">
                <text:p>61.557071375636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58.9168774333013">
                <text:p>58.916877433301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56.5983316130731">
                <text:p>56.598331613073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55.1506482802674">
                <text:p>55.1506482802674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53.6156481841641">
                <text:p>53.615648184164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52.094749167611">
                <text:p>52.094749167611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50.3709946955357">
                <text:p>50.370994695535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9.3987053549955">
                <text:p>49.398705354995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9.1729844760795">
                <text:p>49.172984476079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8.3949235421183">
                <text:p>48.3949235421183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7.1565626747148">
                <text:p>47.1565626747148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.9628636256362">
                <text:p>45.9628636256362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4.5144541699919">
                <text:p>44.5144541699919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3.5436413656603">
                <text:p>43.543641365660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2.5940294833547">
                <text:p>42.5940294833547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0.9314203231546">
                <text:p>40.9314203231546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38.9784098609567">
                <text:p>38.9784098609567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36.869897645844">
                <text:p>36.86989764584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35.2657676593456">
                <text:p>35.265767659345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32.855721950433">
                <text:p>32.855721950433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30.4486235438405">
                <text:p>30.448623543840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28.1889810745738">
                <text:p>28.1889810745738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25.5472129397813">
                <text:p>25.547212939781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3.2410004093175">
                <text:p>23.241000409317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0.1768596271113">
                <text:p>20.1768596271113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7.1027289690524">
                <text:p>17.102728969052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4.2697847540798">
                <text:p>14.2697847540798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1.8722503139845">
                <text:p>11.872250313984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9.93409747035657">
                <text:p>9.93409747035657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7.63657221548884">
                <text:p>7.63657221548884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5.02407525853955">
                <text:p>5.0240752585395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3.45872431880642">
                <text:p>3.4587243188064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.88818800674093">
                <text:p>1.8881880067409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-1.23863467089689">
                <text:p>-1.23863467089689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-2.1786800752766">
                <text:p>-2.178680075276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-3.14495746469802">
                <text:p>-3.1449574646980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-4.10811217713587">
                <text:p>-4.10811217713587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-4.99676066457136">
                <text:p>-4.99676066457136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-5.25027272973305">
                <text:p>-5.2502727297330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-5.89551701236935">
                <text:p>-5.8955170123693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-7.47155917659238">
                <text:p>-7.47155917659238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-8.43837797782393">
                <text:p>-8.43837797782393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-9.05343866217377">
                <text:p>-9.05343866217377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-10.2771405814124">
                <text:p>-10.2771405814124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-11.8567472773952">
                <text:p>-11.8567472773952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-13.3639640013724">
                <text:p>-13.363964001372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-14.3354354195201">
                <text:p>-14.3354354195201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-16.2849224718834">
                <text:p>-16.284922471883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-18.5325565300527">
                <text:p>-18.5325565300527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-20.4838388564068">
                <text:p>-20.4838388564068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-22.5484535439961">
                <text:p>-22.548453543996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-24.7751405688319">
                <text:p>-24.7751405688319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-27.1146341247669">
                <text:p>-27.1146341247669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-29.592296359358">
                <text:p>-29.592296359358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-32.1372489810418">
                <text:p>-32.1372489810418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-34.7348595397863">
                <text:p>-34.7348595397863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-37.1847064532331">
                <text:p>-37.1847064532331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-39.443961576875">
                <text:p>-39.44396157687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-42.1042380265334">
                <text:p>-42.1042380265334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-44.5523858291394">
                <text:p>-44.5523858291394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-46.3531919537797">
                <text:p>-46.3531919537797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-48.154842864792">
                <text:p>-48.154842864792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-49.7448992054565">
                <text:p>-49.744899205456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-51.5906087681489">
                <text:p>-51.5906087681489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-52.8064008292358">
                <text:p>-52.8064008292358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-53.3256503304268">
                <text:p>-53.3256503304268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-54.4247018723203">
                <text:p>-54.4247018723203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-55.5915277479714">
                <text:p>-55.5915277479714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-56.5806191822281">
                <text:p>-56.5806191822281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-57.3039235540599">
                <text:p>-57.3039235540599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-58.4778227532413">
                <text:p>-58.4778227532413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-59.3700015151793">
                <text:p>-59.3700015151793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-60.2145409623114">
                <text:p>-60.2145409623114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-61.0735741647464">
                <text:p>-61.0735741647464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-62.2567955279937">
                <text:p>-62.2567955279937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-64.0256060375687">
                <text:p>-64.0256060375687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-65.6661234309533">
                <text:p>-65.6661234309533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-67.6381062016467">
                <text:p>-67.6381062016467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-69.8741539141276">
                <text:p>-69.8741539141276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-71.9878905817485">
                <text:p>-71.9878905817485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-74.6562339522361">
                <text:p>-74.6562339522361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-77.3609375593699">
                <text:p>-77.3609375593699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-80.4820508390513">
                <text:p>-80.4820508390513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-83.2110254255612">
                <text:p>-83.2110254255612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-86.2314702908646">
                <text:p>-86.2314702908646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-89.3097228021349">
                <text:p>-89.3097228021349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-92.0700306530411">
                <text:p>-92.0700306530411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-94.504906863607">
                <text:p>-94.504906863607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-96.9529574681739">
                <text:p>-96.9529574681739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-99.8060927598971">
                <text:p>-99.8060927598971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-102.339087278326">
                <text:p>-102.339087278326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-104.547039262089">
                <text:p>-104.547039262089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-106.330248413655">
                <text:p>-106.330248413655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-108.103763034507">
                <text:p>-108.103763034507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-109.536654938128">
                <text:p>-109.536654938128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-110.962679836564">
                <text:p>-110.962679836564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-112.38013505196">
                <text:p>-112.38013505196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-113.927273380049">
                <text:p>-113.927273380049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-114.848252965788">
                <text:p>-114.848252965788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-115.312883801874">
                <text:p>-115.312883801874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-116.40893227322">
                <text:p>-116.40893227322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-117.645975363739">
                <text:p>-117.645975363739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-118.720326797869">
                <text:p>-118.720326797869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-119.831105128787">
                <text:p>-119.831105128787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-121.263731694377">
                <text:p>-121.263731694377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-123.111341960372">
                <text:p>-123.111341960372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-125.217592968193">
                <text:p>-125.217592968193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-127.42146452514">
                <text:p>-127.42146452514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-129.36245711554">
                <text:p>-129.36245711554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-131.576128755069">
                <text:p>-131.576128755069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-134.760270103919">
                <text:p>-134.760270103919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-138.087651284985">
                <text:p>-138.087651284985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-140.496892505736">
                <text:p>-140.496892505736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-142.92692668269">
                <text:p>-142.92692668269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-145.750966993188">
                <text:p>-145.750966993188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-148.523160650416">
                <text:p>-148.523160650416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-151.203774214891">
                <text:p>-151.203774214891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-153.733361642917">
                <text:p>-153.733361642917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-156.540975918538">
                <text:p>-156.540975918538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-159.217341145286">
                <text:p>-159.217341145286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-161.258659554807">
                <text:p>-161.258659554807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-162.490755209742">
                <text:p>-162.490755209742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-164.232817457524">
                <text:p>-164.232817457524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-165.73021524592">
                <text:p>-165.73021524592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-167.366638064725">
                <text:p>-167.366638064725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-168.310630824561">
                <text:p>-168.310630824561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-169.005222650708">
                <text:p>-169.005222650708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-169.75213588889">
                <text:p>-169.75213588889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-171.010751459398">
                <text:p>-171.010751459398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-172.278174199869">
                <text:p>-172.278174199869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-172.993200359919">
                <text:p>-172.993200359919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-173.382012712013">
                <text:p>-173.382012712013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-173.974424991633">
                <text:p>-173.974424991633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-175.527869935716">
                <text:p>-175.527869935716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-176.837702247861">
                <text:p>-176.837702247861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-177.809426135962">
                <text:p>-177.809426135962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-179.377244312794">
                <text:p>-179.377244312794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78.44343252866">
                <text:p>178.44343252866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76.26860300084">
                <text:p>176.26860300084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74.412756035796">
                <text:p>174.412756035796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72.220862809086">
                <text:p>172.220862809086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69.667299484078">
                <text:p>169.667299484078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67.538244079446">
                <text:p>167.538244079446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65.366169028434">
                <text:p>165.366169028434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63.033851891464">
                <text:p>163.033851891464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60.283259664695">
                <text:p>160.28325966469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57.500605394851">
                <text:p>157.500605394851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55.376435213836">
                <text:p>155.376435213836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53.434948822922">
                <text:p>153.434948822922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51.488753705891">
                <text:p>151.488753705891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49.359336544245">
                <text:p>149.359336544245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47.264773727892">
                <text:p>147.264773727892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46.051457026665">
                <text:p>146.051457026665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44.752424941654">
                <text:p>144.752424941654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43.443190929177">
                <text:p>143.443190929177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42.565321068432">
                <text:p>142.565321068432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41.241914347415">
                <text:p>141.24191434741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40.355825042855">
                <text:p>140.355825042855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39.261223244499">
                <text:p>139.261223244499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38.81407483429">
                <text:p>138.81407483429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38.36646066343">
                <text:p>138.36646066343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37.470051295961">
                <text:p>137.470051295961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36.342624026538">
                <text:p>136.342624026538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35.447614170861">
                <text:p>135.447614170861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34.325963102016">
                <text:p>134.325963102016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32.745425034065">
                <text:p>132.745425034065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31.125326796435">
                <text:p>131.125326796435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29.062583900518">
                <text:p>129.062583900518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26.934858819271">
                <text:p>126.934858819271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24.777831366364">
                <text:p>124.777831366364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22.69607644594">
                <text:p>122.69607644594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20.515266439677">
                <text:p>120.515266439677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17.450997770932">
                <text:p>117.450997770932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14.636129649891">
                <text:p>114.636129649891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12.051062719077">
                <text:p>112.051062719077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09.290046219189">
                <text:p>109.290046219189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06.17868361628">
                <text:p>106.17868361628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03.298570330494">
                <text:p>103.298570330494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00.911128384283">
                <text:p>100.911128384283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98.2267224641082">
                <text:p>98.2267224641082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96.2258290644258">
                <text:p>96.2258290644258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94.1596422937127">
                <text:p>94.1596422937127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92.0700306530411">
                <text:p>92.0700306530411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90.3451511231641">
                <text:p>90.3451511231641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89.3055397124502">
                <text:p>89.3055397124502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88.2642954110716">
                <text:p>88.2642954110716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86.5106750942036">
                <text:p>86.5106750942036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84.7421908310453">
                <text:p>84.7421908310453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84.3594505678432">
                <text:p>84.3594505678432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83.7365093856655">
                <text:p>83.7365093856655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82.3595932389732">
                <text:p>82.3595932389732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80.5946884990431">
                <text:p>80.5946884990431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79.3803447238449">
                <text:p>79.3803447238449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78.2748879848349">
                <text:p>78.2748879848349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76.6397815552355">
                <text:p>76.6397815552355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74.9571992539462">
                <text:p>74.9571992539462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72.9999055463613">
                <text:p>72.9999055463613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70.6768156818382">
                <text:p>70.6768156818382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7.8097111038775">
                <text:p>67.8097111038775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5.2975697722287">
                <text:p>65.2975697722287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2.660728657994">
                <text:p>62.660728657994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0.3408907640049">
                <text:p>60.3408907640049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57.5552967407886">
                <text:p>57.5552967407886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54.3020547112988">
                <text:p>54.3020547112988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51.0724564072077">
                <text:p>51.0724564072077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47.9108378261678">
                <text:p>47.9108378261678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42.3648154175486">
                <text:p>42.3648154175486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39.7187593715549">
                <text:p>39.7187593715549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37.3422903062861">
                <text:p>37.3422903062861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34.9920201985587">
                <text:p>34.9920201985587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33.1356095487189">
                <text:p>33.1356095487189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31.304123495591">
                <text:p>31.304123495591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29.3757654188132">
                <text:p>29.3757654188132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27.8972710309476">
                <text:p>27.8972710309476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26.4170003967337">
                <text:p>26.4170003967337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25.5341329916476">
                <text:p>25.5341329916476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24.3624530153122">
                <text:p>24.3624530153122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23.1985905136482">
                <text:p>23.1985905136482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22.5945911166347">
                <text:p>22.5945911166347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22.1663458220825">
                <text:p>22.1663458220825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21.3179122754616">
                <text:p>21.3179122754616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20.1768596271113">
                <text:p>20.1768596271113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8.7413404451927">
                <text:p>18.7413404451927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7.6222972286683">
                <text:p>17.6222972286683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6.6992442339936">
                <text:p>16.6992442339936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5.056471427388">
                <text:p>15.056471427388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2.633361935275">
                <text:p>12.633361935275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0.5030030189178">
                <text:p>10.5030030189178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8.79373035416923">
                <text:p>8.79373035416923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.58194465517801">
                <text:p>6.58194465517801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4.08561677997488">
                <text:p>4.08561677997488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.56506908559226">
                <text:p>1.56506908559226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-0.622755687206318">
                <text:p>-0.622755687206318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-3.11084065349077">
                <text:p>-3.11084065349077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-5.89551701236935">
                <text:p>-5.89551701236935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-8.69910208462608">
                <text:p>-8.69910208462608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-10.8855270546587">
                <text:p>-10.8855270546587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-13.0639541273863">
                <text:p>-13.0639541273863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-14.9314171781376">
                <text:p>-14.9314171781376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-16.7873012028491">
                <text:p>-16.7873012028491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-18.627863176455">
                <text:p>-18.627863176455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-20.2701048385937">
                <text:p>-20.2701048385937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-21.0595733190996">
                <text:p>-21.0595733190996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-21.8588200678527">
                <text:p>-21.8588200678527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-23.2392546512585">
                <text:p>-23.2392546512585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-24.6235647861636">
                <text:p>-24.6235647861636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-25.5963742621442">
                <text:p>-25.5963742621442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-26.0101457233678">
                <text:p>-26.0101457233678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-26.565051177078">
                <text:p>-26.565051177078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-27.5290718724566">
                <text:p>-27.5290718724566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-28.0907281894592">
                <text:p>-28.0907281894592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-28.3636030309433">
                <text:p>-28.3636030309433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-29.1738459238275">
                <text:p>-29.1738459238275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-30.6997225508144">
                <text:p>-30.6997225508144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-32.3034510483872">
                <text:p>-32.3034510483872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-33.6029919402627">
                <text:p>-33.6029919402627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-35.2475750583462">
                <text:p>-35.2475750583462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-37.4346789315677">
                <text:p>-37.4346789315677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-39.8460914387722">
                <text:p>-39.8460914387722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-42.0815652792185">
                <text:p>-42.0815652792185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-44.3312080470313">
                <text:p>-44.3312080470313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-46.7899106082461">
                <text:p>-46.7899106082461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-49.7825324844739">
                <text:p>-49.7825324844739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-52.0966941665754">
                <text:p>-52.0966941665754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-54.6121147543659">
                <text:p>-54.6121147543659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-57.4790718019276">
                <text:p>-57.4790718019276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-60.051219992591">
                <text:p>-60.051219992591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-62.1027289690524">
                <text:p>-62.1027289690524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-64.0256060375687">
                <text:p>-64.0256060375687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-66.2384305274357">
                <text:p>-66.2384305274357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-68.6293777306568">
                <text:p>-68.6293777306568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-70.3013786254197">
                <text:p>-70.3013786254197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-72.3063600065283">
                <text:p>-72.3063600065283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-74.0084722414829">
                <text:p>-74.0084722414829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-74.8937011687992">
                <text:p>-74.8937011687992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-75.5509698735406">
                <text:p>-75.5509698735406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-76.7014296695057">
                <text:p>-76.7014296695057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-77.7638884905837">
                <text:p>-77.7638884905837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-78.7564588977868">
                <text:p>-78.7564588977868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-79.695153531234">
                <text:p>-79.695153531234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-80.7066914006029">
                <text:p>-80.7066914006029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-81.7732775358918">
                <text:p>-81.7732775358918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-82.7900381543842">
                <text:p>-82.7900381543842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-84.1527445587268">
                <text:p>-84.1527445587268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-85.8653286262636">
                <text:p>-85.8653286262636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-87.9423540530517">
                <text:p>-87.9423540530517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-90.3451511231641">
                <text:p>-90.3451511231641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-93.1221304621157">
                <text:p>-93.1221304621157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-95.9180603521076">
                <text:p>-95.9180603521076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-98.4269690214807">
                <text:p>-98.4269690214807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-100.898725805753">
                <text:p>-100.898725805753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-104.036243467926">
                <text:p>-104.036243467926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-106.898648694038">
                <text:p>-106.898648694038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-109.86429740341">
                <text:p>-109.86429740341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-113.290117240129">
                <text:p>-113.290117240129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-117.030860259843">
                <text:p>-117.030860259843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-119.659109235995">
                <text:p>-119.659109235995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-121.787253121665">
                <text:p>-121.787253121665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-124.169920456593">
                <text:p>-124.169920456593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-126.662555561153">
                <text:p>-126.662555561153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-128.65980825409">
                <text:p>-128.65980825409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-130.638427354979">
                <text:p>-130.638427354979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-132.573664168398">
                <text:p>-132.573664168398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-134.518534194162">
                <text:p>-134.518534194162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-135.962863625636">
                <text:p>-135.962863625636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-137.156562674715">
                <text:p>-137.156562674715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-137.886418543865">
                <text:p>-137.886418543865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-138.846030090047">
                <text:p>-138.846030090047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-139.803485759069">
                <text:p>-139.803485759069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-140.496892505736">
                <text:p>-140.496892505736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-141.709836807757">
                <text:p>-141.709836807757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-142.657709693714">
                <text:p>-142.657709693714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-144.071497577177">
                <text:p>-144.071497577177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-145.663072125268">
                <text:p>-145.663072125268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-147.045632385266">
                <text:p>-147.045632385266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-148.523160650416">
                <text:p>-148.523160650416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-150.172915345525">
                <text:p>-150.172915345525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-152.256795527994">
                <text:p>-152.256795527994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-154.311856564353">
                <text:p>-154.311856564353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-157.056433527039">
                <text:p>-157.056433527039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-160.237579067605">
                <text:p>-160.237579067605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-163.300755766006">
                <text:p>-163.300755766006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-165.338452251391">
                <text:p>-165.338452251391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-167.436530601482">
                <text:p>-167.436530601482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-170.174722957852">
                <text:p>-170.174722957852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-173.069866503337">
                <text:p>-173.069866503337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-175.288469053898">
                <text:p>-175.288469053898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-177.184443315789">
                <text:p>-177.184443315789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-179.373841546465">
                <text:p>-179.373841546465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78.747832624796">
                <text:p>178.747832624796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77.483124343061">
                <text:p>177.483124343061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75.958644145569">
                <text:p>175.958644145569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74.104482987631">
                <text:p>174.104482987631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72.528440823408">
                <text:p>172.528440823408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71.51567786503">
                <text:p>171.51567786503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70.639809198087">
                <text:p>170.639809198087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70.027942312669">
                <text:p>170.027942312669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69.055780300932">
                <text:p>169.055780300932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68.01458588092">
                <text:p>168.01458588092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67.098927254785">
                <text:p>167.098927254785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66.189922908101">
                <text:p>166.189922908101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65.287952990666">
                <text:p>165.287952990666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64.310007070916">
                <text:p>164.310007070916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63.123735383289">
                <text:p>163.123735383289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62.149681697783">
                <text:p>162.149681697783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60.782904823021">
                <text:p>160.782904823021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59.40766866778">
                <text:p>159.40766866778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57.166345822082">
                <text:p>157.166345822082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54.683327546441">
                <text:p>154.683327546441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52.602623170033">
                <text:p>152.602623170033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50.370945592807">
                <text:p>150.370945592807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47.862751018958">
                <text:p>147.862751018958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45.443194063497">
                <text:p>145.443194063497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43.255888715217">
                <text:p>143.255888715217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40.599339336521">
                <text:p>140.599339336521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38.130244862219">
                <text:p>138.130244862219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35.447614170861">
                <text:p>135.447614170861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33.427569572327">
                <text:p>133.427569572327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31.155864423708">
                <text:p>131.155864423708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28.860317600076">
                <text:p>128.860317600076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26.998796819862">
                <text:p>126.998796819862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25.57529812768">
                <text:p>125.57529812768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24.140496764678">
                <text:p>124.140496764678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22.69607644594">
                <text:p>122.69607644594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21.243792325246">
                <text:p>121.243792325246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20.398727714166">
                <text:p>120.398727714166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19.375765418813">
                <text:p>119.375765418813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18.188981074574">
                <text:p>118.188981074574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17.450997770932">
                <text:p>117.450997770932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16.861917844403">
                <text:p>116.861917844403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15.820991974189">
                <text:p>115.820991974189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14.636129649891">
                <text:p>114.636129649891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13.591320094598">
                <text:p>113.591320094598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11.925560493591">
                <text:p>111.925560493591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10.556045219583">
                <text:p>110.556045219583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08.860931899565">
                <text:p>108.860931899565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107.152421740212">
                <text:p>107.152421740212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04.778161732937">
                <text:p>104.778161732937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01.976132444203">
                <text:p>101.976132444203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99.2933085993971">
                <text:p>99.2933085993971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96.5687641218211">
                <text:p>96.5687641218211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93.4682292589172">
                <text:p>93.4682292589172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6.8778695378843">
                <text:p>86.8778695378843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4.045892568835">
                <text:p>84.045892568835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1.2272627024706">
                <text:p>81.2272627024706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78.486168815513">
                <text:p>78.486168815513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75.9637565320735">
                <text:p>75.9637565320735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73.2333886253713">
                <text:p>73.2333886253713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70.893646994228">
                <text:p>70.893646994228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68.9123175517509">
                <text:p>68.9123175517509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66.8469184358865">
                <text:p>66.8469184358865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65.1517470342119">
                <text:p>65.1517470342119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63.434948822922">
                <text:p>63.434948822922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62.0301567728871">
                <text:p>62.0301567728871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60.9453959009229">
                <text:p>60.9453959009229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59.6934133704912">
                <text:p>59.6934133704912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59.0362434679265">
                <text:p>59.0362434679265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58.4381881583507">
                <text:p>58.4381881583507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57.5552967407886">
                <text:p>57.5552967407886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55.9311229224115">
                <text:p>55.9311229224115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54.5021940036166">
                <text:p>54.5021940036166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53.8203795520211">
                <text:p>53.8203795520211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52.8533133019782">
                <text:p>52.8533133019782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50.5898689598278">
                <text:p>50.5898689598278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48.3664606634298">
                <text:p>48.3664606634298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46.2085924320269">
                <text:p>46.2085924320269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44.2747757009408">
                <text:p>44.2747757009408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41.8603398521797">
                <text:p>41.8603398521797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39.0284341022036">
                <text:p>39.0284341022036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36.1998021236195">
                <text:p>36.1998021236195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33.4137234653715">
                <text:p>33.4137234653715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30.2803402825068">
                <text:p>30.2803402825068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27.6039799306191">
                <text:p>27.6039799306191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25.0962504626922">
                <text:p>25.0962504626922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22.4690207695346">
                <text:p>22.4690207695346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9.8721758192439">
                <text:p>19.8721758192439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7.3156355100038">
                <text:p>17.3156355100038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4.8901823673271">
                <text:p>14.8901823673271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2.8750015596125">
                <text:p>12.8750015596125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1.185376627813">
                <text:p>11.185376627813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9.82527704214846">
                <text:p>9.82527704214846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7.90716270295846">
                <text:p>7.90716270295846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6.30544597726862">
                <text:p>6.30544597726862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5.36563092663983">
                <text:p>5.36563092663983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4.76364169072618">
                <text:p>4.76364169072618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3.79306428168864">
                <text:p>3.79306428168864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2.81555668421123">
                <text:p>2.81555668421123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2.19057386403822">
                <text:p>2.19057386403822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.86767883943417">
                <text:p>1.86767883943417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0.619389703218117">
                <text:p>0.619389703218117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-0.622755687206318">
                <text:p>-0.622755687206318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-1.56506908559226">
                <text:p>-1.56506908559226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-2.50313977958491">
                <text:p>-2.50313977958491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-4.04135585443149">
                <text:p>-4.04135585443149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-5.89551701236935">
                <text:p>-5.89551701236935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-7.16354746583237">
                <text:p>-7.16354746583237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-8.74616226255521">
                <text:p>-8.74616226255521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-10.6387666095068">
                <text:p>-10.6387666095068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-13.0639541273863">
                <text:p>-13.0639541273863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-15.1479237308173">
                <text:p>-15.1479237308173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-17.4639268918428">
                <text:p>-17.4639268918428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-19.7988763545249">
                <text:p>-19.7988763545249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-22.2620691441256">
                <text:p>-22.2620691441256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-24.4950205240369">
                <text:p>-24.4950205240369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-26.8405095332132">
                <text:p>-26.8405095332132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-29.4758890032457">
                <text:p>-29.4758890032457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-31.8731369812727">
                <text:p>-31.8731369812727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-33.5180086452519">
                <text:p>-33.5180086452519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-35.321739946866">
                <text:p>-35.321739946866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-37.2447828926594">
                <text:p>-37.2447828926594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-39.2007823709016">
                <text:p>-39.2007823709016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-40.3286219646505">
                <text:p>-40.3286219646505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-41.2155200905121">
                <text:p>-41.2155200905121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-42.0815652792185">
                <text:p>-42.0815652792185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-43.1960048837994">
                <text:p>-43.1960048837994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-44.3259631020155">
                <text:p>-44.3259631020155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-45">
                <text:p>-45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-45.6740368979845">
                <text:p>-45.6740368979845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-46.3531919537797">
                <text:p>-46.3531919537797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-47.254574965935">
                <text:p>-47.254574965935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-48.154842864792">
                <text:p>-48.154842864792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-49.2947832570227">
                <text:p>-49.2947832570227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-50.8445658773869">
                <text:p>-50.8445658773869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-51.985610834422">
                <text:p>-51.985610834422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-53.7114375519504">
                <text:p>-53.7114375519504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-55.9467311297451">
                <text:p>-55.9467311297451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-57.8556339729091">
                <text:p>-57.8556339729091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-60.3762512488262">
                <text:p>-60.3762512488262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-62.5602720518007">
                <text:p>-62.5602720518007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-65.2018675465623">
                <text:p>-65.2018675465623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-68.0744395064085">
                <text:p>-68.0744395064085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-70.8209919741893">
                <text:p>-70.8209919741893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-74.0084722414829">
                <text:p>-74.0084722414829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-76.3730051401085">
                <text:p>-76.3730051401085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-79.0243448271874">
                <text:p>-79.0243448271874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-81.7241071729248">
                <text:p>-81.7241071729248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-85.1501560982172">
                <text:p>-85.1501560982172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-87.9299693469589">
                <text:p>-87.9299693469589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-92.0700306530411">
                <text:p>-92.0700306530411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-93.8140748342904">
                <text:p>-93.8140748342904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-95.5721978039638">
                <text:p>-95.5721978039638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-96.995192297258">
                <text:p>-96.995192297258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-98.0316560944837">
                <text:p>-98.0316560944837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-99.4053115009569">
                <text:p>-99.4053115009569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-100.898725805753">
                <text:p>-100.898725805753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-101.924523937612">
                <text:p>-101.924523937612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-102.68038349182">
                <text:p>-102.68038349182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-103.616808943641">
                <text:p>-103.616808943641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-104.708303899683">
                <text:p>-104.708303899683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-106.232350661156">
                <text:p>-106.232350661156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-107.102728969052">
                <text:p>-107.102728969052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-108.545772242768">
                <text:p>-108.545772242768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-110.311018433162">
                <text:p>-110.311018433162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-112.059206529627">
                <text:p>-112.059206529627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-114.243520587245">
                <text:p>-114.243520587245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-116.565051177078">
                <text:p>-116.565051177078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-119.188629069862">
                <text:p>-119.188629069862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-121.675468738109">
                <text:p>-121.675468738109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-124.651315912005">
                <text:p>-124.651315912005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-127.905250832389">
                <text:p>-127.905250832389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-130.862406415856">
                <text:p>-130.862406415856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-133.791407567973">
                <text:p>-133.791407567973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-136.444125530936">
                <text:p>-136.444125530936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-139.545335308749">
                <text:p>-139.545335308749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-143.063246165697">
                <text:p>-143.063246165697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-145.474234828226">
                <text:p>-145.474234828226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-147.605577354385">
                <text:p>-147.605577354385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-149.601272285834">
                <text:p>-149.601272285834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-152.119715561947">
                <text:p>-152.119715561947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-153.874549758203">
                <text:p>-153.874549758203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-155.201867546562">
                <text:p>-155.201867546562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-156.67187893194">
                <text:p>-156.67187893194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-158.379523952777">
                <text:p>-158.379523952777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-159.71079946223">
                <text:p>-159.71079946223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-160.433683746396">
                <text:p>-160.433683746396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-161.154335778313">
                <text:p>-161.154335778313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-161.972843433644">
                <text:p>-161.972843433644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-162.684364489996">
                <text:p>-162.684364489996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-163.393019421383">
                <text:p>-163.393019421383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-164.492971823107">
                <text:p>-164.492971823107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-165.73021524592">
                <text:p>-165.73021524592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-166.981197570215">
                <text:p>-166.981197570215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-168.439869205782">
                <text:p>-168.439869205782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-169.919402012458">
                <text:p>-169.919402012458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-171.82558537354">
                <text:p>-171.82558537354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-174.007472552121">
                <text:p>-174.007472552121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-176.522213480202">
                <text:p>-176.522213480202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-178.44343252866">
                <text:p>-178.44343252866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79.383940091601">
                <text:p>179.383940091601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76.905941941083">
                <text:p>176.905941941083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74.07249580761">
                <text:p>174.07249580761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71.561622022176">
                <text:p>171.561622022176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69.418364479056">
                <text:p>169.418364479056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67.005383208084">
                <text:p>167.005383208084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64.771818661912">
                <text:p>164.771818661912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62.443452564947">
                <text:p>162.443452564947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160.491491013192">
                <text:p>160.491491013192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158.542017646625">
                <text:p>158.542017646625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57.002729035619">
                <text:p>157.002729035619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55.353229148069">
                <text:p>155.353229148069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54.125226020787">
                <text:p>154.125226020787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152.744671625057">
                <text:p>152.744671625057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52.054594749478">
                <text:p>152.054594749478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50.945395900923">
                <text:p>150.945395900923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50.101098161385">
                <text:p>150.101098161385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49.250032697804">
                <text:p>149.250032697804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48.822054635732">
                <text:p>148.822054635732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48.290801411286">
                <text:p>148.290801411286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147.433235188096">
                <text:p>147.433235188096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46.30993247402">
                <text:p>146.30993247402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45.443194063497">
                <text:p>145.443194063497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144.134087723962">
                <text:p>144.134087723962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142.815293546767">
                <text:p>142.815293546767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141.241914347415">
                <text:p>141.241914347415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139.02199017702">
                <text:p>139.02199017702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136.789910608246">
                <text:p>136.789910608246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134.548861453213">
                <text:p>134.548861453213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132.727550267217">
                <text:p>132.727550267217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130.67112493281">
                <text:p>130.67112493281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127.959283412995">
                <text:p>127.959283412995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125.124403926734">
                <text:p>125.124403926734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122.144366027091">
                <text:p>122.144366027091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119.663088662264">
                <text:p>119.663088662264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50.1064845723284">
                <text:p>50.1064845723284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49.1375935841441">
                <text:p>49.1375935841441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48.1663265190035">
                <text:p>48.1663265190035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47.1747441146101">
                <text:p>47.1747441146101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45.2397298960809">
                <text:p>45.2397298960809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43.5679038158354">
                <text:p>43.5679038158354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41.4087409627945">
                <text:p>41.4087409627945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39.5031074942644">
                <text:p>39.5031074942644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36.869897645844">
                <text:p>36.869897645844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34.249033006812">
                <text:p>34.249033006812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